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automatic-styles>
    <style:style style:name="Tabla2" style:family="table">
      <style:table-properties style:width="10.522cm" fo:margin-left="4.639cm" fo:margin-top="0cm" fo:margin-bottom="0cm" table:align="left" style:writing-mode="lr-tb"/>
    </style:style>
    <style:style style:name="Tabla2.A" style:family="table-column">
      <style:table-column-properties style:column-width="3.784cm"/>
    </style:style>
    <style:style style:name="Tabla2.B" style:family="table-column">
      <style:table-column-properties style:column-width="1.453cm"/>
    </style:style>
    <style:style style:name="Tabla2.C" style:family="table-column">
      <style:table-column-properties style:column-width="5.285cm"/>
    </style:style>
    <style:style style:name="Tabla2.1" style:family="table-row">
      <style:table-row-properties fo:keep-together="auto"/>
    </style:style>
    <style:style style:name="Tabla2.A1" style:family="table-cell">
      <style:table-cell-properties fo:background-color="#ffffff" fo:padding-left="0.018cm" fo:padding-right="0.018cm" fo:padding-top="0cm" fo:padding-bottom="0cm" fo:border="0.25pt solid #000001">
        <style:background-image/>
      </style:table-cell-properties>
    </style:style>
    <style:style style:name="Tabla3" style:family="table">
      <style:table-properties style:width="15.335cm" fo:margin-left="-0.215cm" fo:margin-top="0cm" fo:margin-bottom="0cm" table:align="left" style:writing-mode="lr-tb"/>
    </style:style>
    <style:style style:name="Tabla3.A" style:family="table-column">
      <style:table-column-properties style:column-width="2.129cm"/>
    </style:style>
    <style:style style:name="Tabla3.B" style:family="table-column">
      <style:table-column-properties style:column-width="1.905cm"/>
    </style:style>
    <style:style style:name="Tabla3.C" style:family="table-column">
      <style:table-column-properties style:column-width="5.396cm"/>
    </style:style>
    <style:style style:name="Tabla3.D" style:family="table-column">
      <style:table-column-properties style:column-width="5.904cm"/>
    </style:style>
    <style:style style:name="Tabla3.1" style:family="table-row">
      <style:table-row-properties fo:keep-together="auto"/>
    </style:style>
    <style:style style:name="Tabla3.A1" style:family="table-cell">
      <style:table-cell-properties fo:background-color="#ffffff" fo:padding-left="0.018cm" fo:padding-right="0.018cm" fo:padding-top="0cm" fo:padding-bottom="0cm" fo:border-left="0.5pt solid #808080" fo:border-right="0.25pt solid #000001" fo:border-top="0.5pt solid #808080" fo:border-bottom="0.5pt solid #808080">
        <style:background-image/>
      </style:table-cell-properties>
    </style:style>
    <style:style style:name="Tabla3.D1" style:family="table-cell">
      <style:table-cell-properties fo:background-color="#ffffff" fo:padding-left="0.018cm" fo:padding-right="0.018cm" fo:padding-top="0cm" fo:padding-bottom="0cm" fo:border="0.5pt solid #808080">
        <style:background-image/>
      </style:table-cell-properties>
    </style:style>
    <style:style style:name="Tabla4" style:family="table">
      <style:table-properties style:width="15.337cm" fo:margin-left="0cm" fo:margin-top="0cm" fo:margin-bottom="0cm" table:align="left" style:writing-mode="lr-tb"/>
    </style:style>
    <style:style style:name="Tabla4.A" style:family="table-column">
      <style:table-column-properties style:column-width="7.661cm"/>
    </style:style>
    <style:style style:name="Tabla4.B" style:family="table-column">
      <style:table-column-properties style:column-width="7.675cm"/>
    </style:style>
    <style:style style:name="Tabla4.1" style:family="table-row">
      <style:table-row-properties fo:keep-together="auto"/>
    </style:style>
    <style:style style:name="Tabla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B1" style:family="table-cell">
      <style:table-cell-properties fo:background-color="#ffffff" fo:padding-left="0.018cm" fo:padding-right="0.018cm" fo:padding-top="0cm" fo:padding-bottom="0cm" fo:border="0.5pt solid #000001">
        <style:background-image/>
      </style:table-cell-properties>
    </style:style>
    <style:style style:name="Tabla13" style:family="table">
      <style:table-properties style:width="13.832cm" fo:margin-left="1.214cm" fo:margin-top="0cm" fo:margin-bottom="0cm" table:align="left" style:writing-mode="lr-tb"/>
    </style:style>
    <style:style style:name="Tabla13.A" style:family="table-column">
      <style:table-column-properties style:column-width="4.193cm"/>
    </style:style>
    <style:style style:name="Tabla13.B" style:family="table-column">
      <style:table-column-properties style:column-width="9.638cm"/>
    </style:style>
    <style:style style:name="Tabla13.1" style:family="table-row">
      <style:table-row-properties fo:keep-together="auto"/>
    </style:style>
    <style:style style:name="Tabla1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3.B1" style:family="table-cell">
      <style:table-cell-properties fo:background-color="#ffffff" fo:padding-left="0.018cm" fo:padding-right="0.018cm" fo:padding-top="0cm" fo:padding-bottom="0cm" fo:border="0.25pt solid #000001">
        <style:background-image/>
      </style:table-cell-properties>
    </style:style>
    <style:style style:name="Tabla14" style:family="table">
      <style:table-properties style:width="17.579cm" style:rel-width="100%" fo:margin-left="-0.127cm" fo:margin-top="0cm" fo:margin-bottom="0cm" table:align="left" style:writing-mode="lr-tb"/>
    </style:style>
    <style:style style:name="Tabla14.A" style:family="table-column">
      <style:table-column-properties style:column-width="5.741cm" style:rel-column-width="21403*"/>
    </style:style>
    <style:style style:name="Tabla14.B" style:family="table-column">
      <style:table-column-properties style:column-width="11.837cm" style:rel-column-width="44131*"/>
    </style:style>
    <style:style style:name="Tabla14.1" style:family="table-row">
      <style:table-row-properties fo:keep-together="auto"/>
    </style:style>
    <style:style style:name="Tabla14.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4.A3" style:family="table-cell">
      <style:table-cell-properties style:vertical-align="middle" fo:padding-left="0.127cm" fo:padding-right="0.123cm" fo:padding-top="0cm" fo:padding-bottom="0cm" fo:border="0.25pt solid #000001"/>
    </style:style>
    <style:style style:name="Tabla14.B3" style:family="table-cell">
      <style:table-cell-properties style:vertical-align="middle" fo:padding-left="0.127cm" fo:padding-right="0.123cm" fo:padding-top="0cm" fo:padding-bottom="0cm" fo:border="0.25pt solid #000001"/>
    </style:style>
    <style:style style:name="Tabla14.A4" style:family="table-cell">
      <style:table-cell-properties style:vertical-align="middle" fo:padding-left="0.127cm" fo:padding-right="0.123cm" fo:padding-top="0cm" fo:padding-bottom="0cm" fo:border="0.25pt solid #000001"/>
    </style:style>
    <style:style style:name="Tabla14.B4" style:family="table-cell">
      <style:table-cell-properties style:vertical-align="middle" fo:padding-left="0.127cm" fo:padding-right="0.123cm" fo:padding-top="0cm" fo:padding-bottom="0cm" fo:border="0.25pt solid #000001"/>
    </style:style>
    <style:style style:name="Tabla14.A5" style:family="table-cell">
      <style:table-cell-properties style:vertical-align="middle" fo:padding-left="0.127cm" fo:padding-right="0.123cm" fo:padding-top="0cm" fo:padding-bottom="0cm" fo:border="0.25pt solid #000001"/>
    </style:style>
    <style:style style:name="Tabla14.B5" style:family="table-cell">
      <style:table-cell-properties style:vertical-align="middle" fo:padding-left="0.127cm" fo:padding-right="0.123cm" fo:padding-top="0cm" fo:padding-bottom="0cm" fo:border="0.25pt solid #000001"/>
    </style:style>
    <style:style style:name="Tabla14.A6" style:family="table-cell">
      <style:table-cell-properties style:vertical-align="middle" fo:padding-left="0.127cm" fo:padding-right="0.123cm" fo:padding-top="0cm" fo:padding-bottom="0cm" fo:border="0.25pt solid #000001"/>
    </style:style>
    <style:style style:name="Tabla14.B6" style:family="table-cell">
      <style:table-cell-properties style:vertical-align="middle" fo:padding-left="0.127cm" fo:padding-right="0.123cm" fo:padding-top="0cm" fo:padding-bottom="0cm" fo:border="0.25pt solid #000001"/>
    </style:style>
    <style:style style:name="Tabla14.A7" style:family="table-cell">
      <style:table-cell-properties style:vertical-align="middle" fo:padding-left="0.127cm" fo:padding-right="0.123cm" fo:padding-top="0cm" fo:padding-bottom="0cm" fo:border="0.25pt solid #000001"/>
    </style:style>
    <style:style style:name="Tabla14.B7" style:family="table-cell">
      <style:table-cell-properties style:vertical-align="middle" fo:padding-left="0.127cm" fo:padding-right="0.123cm" fo:padding-top="0cm" fo:padding-bottom="0cm" fo:border="0.25pt solid #000001"/>
    </style:style>
    <style:style style:name="Tabla14.A8" style:family="table-cell">
      <style:table-cell-properties style:vertical-align="middle" fo:padding-left="0.127cm" fo:padding-right="0.123cm" fo:padding-top="0cm" fo:padding-bottom="0cm" fo:border="0.25pt solid #000001"/>
    </style:style>
    <style:style style:name="Tabla14.B8" style:family="table-cell">
      <style:table-cell-properties style:vertical-align="middle" fo:padding-left="0.127cm" fo:padding-right="0.123cm" fo:padding-top="0cm" fo:padding-bottom="0cm" fo:border="0.25pt solid #000001"/>
    </style:style>
    <style:style style:name="Tabla14.A9" style:family="table-cell">
      <style:table-cell-properties style:vertical-align="middle" fo:padding-left="0.127cm" fo:padding-right="0.123cm" fo:padding-top="0cm" fo:padding-bottom="0cm" fo:border="0.25pt solid #000001"/>
    </style:style>
    <style:style style:name="Tabla14.B9" style:family="table-cell">
      <style:table-cell-properties style:vertical-align="middle" fo:padding-left="0.127cm" fo:padding-right="0.123cm" fo:padding-top="0cm" fo:padding-bottom="0cm" fo:border="0.25pt solid #000001"/>
    </style:style>
    <style:style style:name="Tabla14.A10" style:family="table-cell">
      <style:table-cell-properties style:vertical-align="middle" fo:padding-left="0.127cm" fo:padding-right="0.123cm" fo:padding-top="0cm" fo:padding-bottom="0cm" fo:border="0.25pt solid #000001"/>
    </style:style>
    <style:style style:name="Tabla14.B10" style:family="table-cell">
      <style:table-cell-properties style:vertical-align="middle" fo:padding-left="0.127cm" fo:padding-right="0.123cm" fo:padding-top="0cm" fo:padding-bottom="0cm" fo:border="0.25pt solid #000001"/>
    </style:style>
    <style:style style:name="Tabla14.A11" style:family="table-cell">
      <style:table-cell-properties style:vertical-align="middle" fo:padding-left="0.127cm" fo:padding-right="0.123cm" fo:padding-top="0cm" fo:padding-bottom="0cm" fo:border="0.25pt solid #000001"/>
    </style:style>
    <style:style style:name="Tabla14.B11" style:family="table-cell">
      <style:table-cell-properties style:vertical-align="middle" fo:padding-left="0.127cm" fo:padding-right="0.123cm" fo:padding-top="0cm" fo:padding-bottom="0cm" fo:border="0.25pt solid #000001"/>
    </style:style>
    <style:style style:name="Tabla14.A12" style:family="table-cell">
      <style:table-cell-properties style:vertical-align="middle" fo:padding-left="0.127cm" fo:padding-right="0.123cm" fo:padding-top="0cm" fo:padding-bottom="0cm" fo:border="0.25pt solid #000001"/>
    </style:style>
    <style:style style:name="Tabla14.B12" style:family="table-cell">
      <style:table-cell-properties style:vertical-align="middle" fo:padding-left="0.127cm" fo:padding-right="0.123cm" fo:padding-top="0cm" fo:padding-bottom="0cm" fo:border="0.25pt solid #000001"/>
    </style:style>
    <style:style style:name="Tabla14.A13" style:family="table-cell">
      <style:table-cell-properties style:vertical-align="middle" fo:padding-left="0.127cm" fo:padding-right="0.123cm" fo:padding-top="0cm" fo:padding-bottom="0cm" fo:border="0.25pt solid #000001"/>
    </style:style>
    <style:style style:name="Tabla14.B13" style:family="table-cell">
      <style:table-cell-properties style:vertical-align="middle" fo:padding-left="0.127cm" fo:padding-right="0.123cm" fo:padding-top="0cm" fo:padding-bottom="0cm" fo:border="0.25pt solid #000001"/>
    </style:style>
    <style:style style:name="Tabla15" style:family="table">
      <style:table-properties style:width="17.579cm" style:rel-width="100%" fo:margin-top="0cm" fo:margin-bottom="0cm" table:align="center" style:writing-mode="lr-tb"/>
    </style:style>
    <style:style style:name="Tabla15.A" style:family="table-column">
      <style:table-column-properties style:column-width="3.009cm" style:rel-column-width="11219*"/>
    </style:style>
    <style:style style:name="Tabla15.B" style:family="table-column">
      <style:table-column-properties style:column-width="14.57cm" style:rel-column-width="54315*"/>
    </style:style>
    <style:style style:name="Tabla15.1" style:family="table-row">
      <style:table-row-properties fo:keep-together="auto"/>
    </style:style>
    <style:style style:name="Tabla15.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5.A3" style:family="table-cell">
      <style:table-cell-properties style:vertical-align="middle" fo:padding-left="0.127cm" fo:padding-right="0.123cm" fo:padding-top="0cm" fo:padding-bottom="0cm" fo:border="0.25pt solid #000001"/>
    </style:style>
    <style:style style:name="Tabla15.B3" style:family="table-cell">
      <style:table-cell-properties fo:padding-left="0.127cm" fo:padding-right="0.123cm" fo:padding-top="0cm" fo:padding-bottom="0cm" fo:border="0.25pt solid #000001"/>
    </style:style>
    <style:style style:name="Tabla15.A4" style:family="table-cell">
      <style:table-cell-properties fo:padding-left="0.127cm" fo:padding-right="0.123cm" fo:padding-top="0cm" fo:padding-bottom="0cm" fo:border="0.25pt solid #000001"/>
    </style:style>
    <style:style style:name="Tabla15.B4" style:family="table-cell">
      <style:table-cell-properties fo:padding-left="0.127cm" fo:padding-right="0.123cm" fo:padding-top="0cm" fo:padding-bottom="0cm" fo:border="0.25pt solid #000001"/>
    </style:style>
    <style:style style:name="Tabla15.A5" style:family="table-cell">
      <style:table-cell-properties style:vertical-align="middle" fo:padding-left="0.127cm" fo:padding-right="0.123cm" fo:padding-top="0cm" fo:padding-bottom="0cm" fo:border="0.25pt solid #000001"/>
    </style:style>
    <style:style style:name="Tabla15.B5" style:family="table-cell">
      <style:table-cell-properties fo:padding-left="0.127cm" fo:padding-right="0.123cm" fo:padding-top="0cm" fo:padding-bottom="0cm" fo:border="0.25pt solid #000001"/>
    </style:style>
    <style:style style:name="Tabla15.A6" style:family="table-cell">
      <style:table-cell-properties style:vertical-align="middle" fo:padding-left="0.127cm" fo:padding-right="0.123cm" fo:padding-top="0cm" fo:padding-bottom="0cm" fo:border="0.25pt solid #000001"/>
    </style:style>
    <style:style style:name="Tabla15.B6" style:family="table-cell">
      <style:table-cell-properties fo:padding-left="0.127cm" fo:padding-right="0.123cm" fo:padding-top="0cm" fo:padding-bottom="0cm" fo:border="0.25pt solid #000001"/>
    </style:style>
    <style:style style:name="Tabla16" style:family="table">
      <style:table-properties style:width="16.212cm" fo:margin-left="1.057cm" fo:margin-top="0cm" fo:margin-bottom="0cm" table:align="left" style:writing-mode="lr-tb"/>
    </style:style>
    <style:style style:name="Tabla16.A" style:family="table-column">
      <style:table-column-properties style:column-width="2.284cm"/>
    </style:style>
    <style:style style:name="Tabla16.B" style:family="table-column">
      <style:table-column-properties style:column-width="2.718cm"/>
    </style:style>
    <style:style style:name="Tabla16.C" style:family="table-column">
      <style:table-column-properties style:column-width="5.292cm"/>
    </style:style>
    <style:style style:name="Tabla16.D" style:family="table-column">
      <style:table-column-properties style:column-width="3.609cm"/>
    </style:style>
    <style:style style:name="Tabla16.E" style:family="table-column">
      <style:table-column-properties style:column-width="2.309cm"/>
    </style:style>
    <style:style style:name="Tabla16.1" style:family="table-row">
      <style:table-row-properties fo:keep-together="auto"/>
    </style:style>
    <style:style style:name="Tabla16.A1" style:family="table-cell">
      <style:table-cell-properties fo:background-color="#ffffff" fo:padding-left="0.018cm" fo:padding-right="0.018cm" fo:padding-top="0cm" fo:padding-bottom="0cm" fo:border="0.25pt solid #000001">
        <style:background-image/>
      </style:table-cell-properties>
    </style:style>
    <style:style style:name="Tabla16.A3"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6.E3" style:family="table-cell">
      <style:table-cell-properties fo:background-color="#ffffff" fo:padding-left="0.018cm" fo:padding-right="0.018cm" fo:padding-top="0cm" fo:padding-bottom="0cm" fo:border="0.5pt solid #000001">
        <style:background-image/>
      </style:table-cell-properties>
    </style:style>
    <style:style style:name="Tabla18" style:family="table">
      <style:table-properties style:width="14.492cm" fo:margin-left="0.66cm" fo:margin-top="0cm" fo:margin-bottom="0cm" table:align="left"/>
    </style:style>
    <style:style style:name="Tabla18.A" style:family="table-column">
      <style:table-column-properties style:column-width="4.419cm"/>
    </style:style>
    <style:style style:name="Tabla18.B" style:family="table-column">
      <style:table-column-properties style:column-width="3.168cm"/>
    </style:style>
    <style:style style:name="Tabla18.C" style:family="table-column">
      <style:table-column-properties style:column-width="3.484cm"/>
    </style:style>
    <style:style style:name="Tabla18.D" style:family="table-column">
      <style:table-column-properties style:column-width="3.35cm"/>
    </style:style>
    <style:style style:name="Tabla18.E" style:family="table-column">
      <style:table-column-properties style:column-width="0.071cm"/>
    </style:style>
    <style:style style:name="Tabla18.1" style:family="table-row">
      <style:table-row-properties fo:keep-together="auto"/>
    </style:style>
    <style:style style:name="Tabla1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8.B1" style:family="table-cell">
      <style:table-cell-properties fo:background-color="#ffffff" fo:padding-left="0.018cm" fo:padding-right="0.018cm" fo:padding-top="0cm" fo:padding-bottom="0cm" fo:border="0.25pt solid #000001">
        <style:background-image/>
      </style:table-cell-properties>
    </style:style>
    <style:style style:name="Tabla1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5" style:family="table">
      <style:table-properties style:width="12.457cm" fo:margin-top="0cm" fo:margin-bottom="0cm" table:align="center" style:writing-mode="lr-tb"/>
    </style:style>
    <style:style style:name="Tabla25.A" style:family="table-column">
      <style:table-column-properties style:column-width="5.248cm"/>
    </style:style>
    <style:style style:name="Tabla25.B" style:family="table-column">
      <style:table-column-properties style:column-width="7.207cm"/>
    </style:style>
    <style:style style:name="Tabla25.1" style:family="table-row">
      <style:table-row-properties fo:keep-together="auto"/>
    </style:style>
    <style:style style:name="Tabla25.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25.2" style:family="table-row">
      <style:table-row-properties style:min-row-height="0.226cm" fo:keep-together="auto"/>
    </style:style>
    <style:style style:name="Tabla25.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25.B2" style:family="table-cell">
      <style:table-cell-properties fo:background-color="#d8d8d8" fo:padding-left="0.191cm" fo:padding-right="0.191cm" fo:padding-top="0cm" fo:padding-bottom="0cm" fo:border="none">
        <style:background-image/>
      </style:table-cell-properties>
    </style:style>
    <style:style style:name="Tabla25.3" style:family="table-row">
      <style:table-row-properties style:min-row-height="0.168cm" fo:keep-together="auto"/>
    </style:style>
    <style:style style:name="Tabla25.B3" style:family="table-cell">
      <style:table-cell-properties fo:padding-left="0.191cm" fo:padding-right="0.191cm" fo:padding-top="0cm" fo:padding-bottom="0cm" fo:border="none"/>
    </style:style>
    <style:style style:name="Tabla25.4" style:family="table-row">
      <style:table-row-properties style:min-row-height="0.18cm" fo:keep-together="auto"/>
    </style:style>
    <style:style style:name="Tabla25.B5" style:family="table-cell">
      <style:table-cell-properties fo:padding-left="0.191cm" fo:padding-right="0.191cm" fo:padding-top="0cm" fo:padding-bottom="0cm" fo:border="none"/>
    </style:style>
    <style:style style:name="Tabla25.B7" style:family="table-cell">
      <style:table-cell-properties fo:padding-left="0.191cm" fo:padding-right="0.191cm" fo:padding-top="0cm" fo:padding-bottom="0cm" fo:border="none"/>
    </style:style>
    <style:style style:name="Tabla25.B9" style:family="table-cell">
      <style:table-cell-properties fo:padding-left="0.191cm" fo:padding-right="0.191cm" fo:padding-top="0cm" fo:padding-bottom="0cm" fo:border="none"/>
    </style:style>
    <style:style style:name="Tabla25.B11" style:family="table-cell">
      <style:table-cell-properties fo:padding-left="0.191cm" fo:padding-right="0.191cm" fo:padding-top="0cm" fo:padding-bottom="0cm" fo:border="none"/>
    </style:style>
    <style:style style:name="Tabla25.B13" style:family="table-cell">
      <style:table-cell-properties fo:padding-left="0.191cm" fo:padding-right="0.191cm" fo:padding-top="0cm" fo:padding-bottom="0cm" fo:border="none"/>
    </style:style>
    <style:style style:name="Tabla25.B15" style:family="table-cell">
      <style:table-cell-properties fo:padding-left="0.191cm" fo:padding-right="0.191cm" fo:padding-top="0cm" fo:padding-bottom="0cm" fo:border="none"/>
    </style:style>
    <style:style style:name="Tabla25.B17" style:family="table-cell">
      <style:table-cell-properties fo:padding-left="0.191cm" fo:padding-right="0.191cm" fo:padding-top="0cm" fo:padding-bottom="0cm" fo:border="none"/>
    </style:style>
    <style:style style:name="Tabla25.B19" style:family="table-cell">
      <style:table-cell-properties fo:padding-left="0.191cm" fo:padding-right="0.191cm" fo:padding-top="0cm" fo:padding-bottom="0cm" fo:border="none"/>
    </style:style>
    <style:style style:name="Tabla25.B21" style:family="table-cell">
      <style:table-cell-properties fo:padding-left="0.191cm" fo:padding-right="0.191cm" fo:padding-top="0cm" fo:padding-bottom="0cm" fo:border="none"/>
    </style:style>
    <style:style style:name="Tabla25.B23" style:family="table-cell">
      <style:table-cell-properties fo:padding-left="0.191cm" fo:padding-right="0.191cm" fo:padding-top="0cm" fo:padding-bottom="0cm" fo:border="none"/>
    </style:style>
    <style:style style:name="Tabla25.B25" style:family="table-cell">
      <style:table-cell-properties fo:padding-left="0.191cm" fo:padding-right="0.191cm" fo:padding-top="0cm" fo:padding-bottom="0cm" fo:border="none"/>
    </style:style>
    <style:style style:name="Tabla25.B27" style:family="table-cell">
      <style:table-cell-properties fo:padding-left="0.191cm" fo:padding-right="0.191cm" fo:padding-top="0cm" fo:padding-bottom="0cm" fo:border="none"/>
    </style:style>
    <style:style style:name="Tabla25.B29" style:family="table-cell">
      <style:table-cell-properties fo:padding-left="0.191cm" fo:padding-right="0.191cm" fo:padding-top="0cm" fo:padding-bottom="0cm" fo:border="none"/>
    </style:style>
    <style:style style:name="Tabla25.B31" style:family="table-cell">
      <style:table-cell-properties fo:padding-left="0.191cm" fo:padding-right="0.191cm" fo:padding-top="0cm" fo:padding-bottom="0cm" fo:border="none"/>
    </style:style>
    <style:style style:name="Tabla25.B33" style:family="table-cell">
      <style:table-cell-properties fo:padding-left="0.191cm" fo:padding-right="0.191cm" fo:padding-top="0cm" fo:padding-bottom="0cm" fo:border="none"/>
    </style:style>
    <style:style style:name="Tabla25.B35" style:family="table-cell">
      <style:table-cell-properties fo:padding-left="0.191cm" fo:padding-right="0.191cm" fo:padding-top="0cm" fo:padding-bottom="0cm" fo:border="none"/>
    </style:style>
    <style:style style:name="Tabla25.B36" style:family="table-cell">
      <style:table-cell-properties fo:background-color="#d8d8d8" fo:padding-left="0.191cm" fo:padding-right="0.191cm" fo:padding-top="0cm" fo:padding-bottom="0cm" fo:border-left="none" fo:border-right="none" fo:border-top="none" fo:border-bottom="2.25pt solid #00000a">
        <style:background-image/>
      </style:table-cell-properties>
    </style:style>
    <style:style style:name="Tabla28" style:family="table">
      <style:table-properties style:width="14.473cm" fo:margin-left="-0.191cm" fo:margin-top="0cm" fo:margin-bottom="0cm" table:align="left" style:writing-mode="lr-tb"/>
    </style:style>
    <style:style style:name="Tabla28.A" style:family="table-column">
      <style:table-column-properties style:column-width="3.923cm"/>
    </style:style>
    <style:style style:name="Tabla28.B" style:family="table-column">
      <style:table-column-properties style:column-width="2.115cm"/>
    </style:style>
    <style:style style:name="Tabla28.C" style:family="table-column">
      <style:table-column-properties style:column-width="2.11cm"/>
    </style:style>
    <style:style style:name="Tabla28.D" style:family="table-column">
      <style:table-column-properties style:column-width="2.103cm"/>
    </style:style>
    <style:style style:name="Tabla28.F" style:family="table-column">
      <style:table-column-properties style:column-width="2.111cm"/>
    </style:style>
    <style:style style:name="Tabla28.1" style:family="table-row">
      <style:table-row-properties style:min-row-height="0.556cm" fo:keep-together="auto"/>
    </style:style>
    <style:style style:name="Tabla28.A1" style:family="table-cell">
      <style:table-cell-properties fo:background-color="#4d4d4d" fo:padding-left="0.191cm" fo:padding-right="0.191cm" fo:padding-top="0cm" fo:padding-bottom="0cm" fo:border-left="none" fo:border-right="none" fo:border-top="none" fo:border-bottom="2.25pt solid #00000a">
        <style:background-image/>
      </style:table-cell-properties>
    </style:style>
    <style:style style:name="Tabla28.B1" style:family="table-cell">
      <style:table-cell-properties fo:background-color="#d8d8d8" fo:padding-left="0.191cm" fo:padding-right="0.191cm" fo:padding-top="0cm" fo:padding-bottom="0cm" fo:border-left="none" fo:border-right="none" fo:border-top="2.25pt solid #00000a" fo:border-bottom="none">
        <style:background-image/>
      </style:table-cell-properties>
    </style:style>
    <style:style style:name="Tabla28.2" style:family="table-row">
      <style:table-row-properties style:min-row-height="0.529cm" fo:keep-together="auto"/>
    </style:style>
    <style:style style:name="Tabla28.B2" style:family="table-cell">
      <style:table-cell-properties fo:padding-left="0.191cm" fo:padding-right="0.191cm" fo:padding-top="0cm" fo:padding-bottom="0cm" fo:border="none"/>
    </style:style>
    <style:style style:name="Tabla28.B3" style:family="table-cell">
      <style:table-cell-properties fo:background-color="#4d4d4d" fo:padding-left="0.191cm" fo:padding-right="0.191cm" fo:padding-top="0cm" fo:padding-bottom="0cm" fo:border="none">
        <style:background-image/>
      </style:table-cell-properties>
    </style:style>
    <style:style style:name="Tabla28.4" style:family="table-row">
      <style:table-row-properties style:min-row-height="1.111cm" fo:keep-together="auto"/>
    </style:style>
    <style:style style:name="Tabla28.B4" style:family="table-cell">
      <style:table-cell-properties fo:padding-left="0.191cm" fo:padding-right="0.191cm" fo:padding-top="0cm" fo:padding-bottom="0cm" fo:border="none"/>
    </style:style>
    <style:style style:name="Tabla28.5" style:family="table-row">
      <style:table-row-properties style:min-row-height="0.714cm" fo:keep-together="auto"/>
    </style:style>
    <style:style style:name="Tabla28.B5" style:family="table-cell">
      <style:table-cell-properties fo:background-color="#d8d8d8" fo:padding-left="0.191cm" fo:padding-right="0.191cm" fo:padding-top="0cm" fo:padding-bottom="0cm" fo:border="none">
        <style:background-image/>
      </style:table-cell-properties>
    </style:style>
    <style:style style:name="Tabla28.6" style:family="table-row">
      <style:table-row-properties style:min-row-height="0.741cm" fo:keep-together="auto"/>
    </style:style>
    <style:style style:name="Tabla28.B6" style:family="table-cell">
      <style:table-cell-properties fo:padding-left="0.191cm" fo:padding-right="0.191cm" fo:padding-top="0cm" fo:padding-bottom="0cm" fo:border="none"/>
    </style:style>
    <style:style style:name="Tabla28.7" style:family="table-row">
      <style:table-row-properties style:min-row-height="1.138cm" fo:keep-together="auto"/>
    </style:style>
    <style:style style:name="Tabla28.B8" style:family="table-cell">
      <style:table-cell-properties fo:padding-left="0.191cm" fo:padding-right="0.191cm" fo:padding-top="0cm" fo:padding-bottom="0cm" fo:border="none"/>
    </style:style>
    <style:style style:name="Tabla28.9" style:family="table-row">
      <style:table-row-properties style:min-row-height="0.635cm" fo:keep-together="auto"/>
    </style:style>
    <style:style style:name="Tabla28.10" style:family="table-row">
      <style:table-row-properties style:min-row-height="1.508cm" fo:keep-together="auto"/>
    </style:style>
    <style:style style:name="Tabla28.B10" style:family="table-cell">
      <style:table-cell-properties fo:padding-left="0.191cm" fo:padding-right="0.191cm" fo:padding-top="0cm" fo:padding-bottom="0cm" fo:border="none"/>
    </style:style>
    <style:style style:name="Tabla28.11" style:family="table-row">
      <style:table-row-properties style:min-row-height="1.323cm" fo:keep-together="auto"/>
    </style:style>
    <style:style style:name="Tabla28.12" style:family="table-row">
      <style:table-row-properties style:min-row-height="1.429cm" fo:keep-together="auto"/>
    </style:style>
    <style:style style:name="Tabla28.B12" style:family="table-cell">
      <style:table-cell-properties fo:padding-left="0.191cm" fo:padding-right="0.191cm" fo:padding-top="0cm" fo:padding-bottom="0cm" fo:border="none"/>
    </style:style>
    <style:style style:name="Tabla28.13" style:family="table-row">
      <style:table-row-properties style:min-row-height="1.349cm" fo:keep-together="auto"/>
    </style:style>
    <style:style style:name="Tabla28.B14" style:family="table-cell">
      <style:table-cell-properties fo:padding-left="0.191cm" fo:padding-right="0.191cm" fo:padding-top="0cm" fo:padding-bottom="0cm" fo:border-left="none" fo:border-right="none" fo:border-top="none" fo:border-bottom="2.25pt solid #00000a"/>
    </style:style>
    <style:style style:name="Tabla29" style:family="table">
      <style:table-properties style:width="15.944cm" fo:margin-left="-0.191cm" fo:margin-top="0cm" fo:margin-bottom="0cm" table:align="left" style:writing-mode="lr-tb"/>
    </style:style>
    <style:style style:name="Tabla29.A" style:family="table-column">
      <style:table-column-properties style:column-width="2.136cm"/>
    </style:style>
    <style:style style:name="Tabla29.B" style:family="table-column">
      <style:table-column-properties style:column-width="4.343cm"/>
    </style:style>
    <style:style style:name="Tabla29.C" style:family="table-column">
      <style:table-column-properties style:column-width="4.703cm"/>
    </style:style>
    <style:style style:name="Tabla29.D" style:family="table-column">
      <style:table-column-properties style:column-width="4.763cm"/>
    </style:style>
    <style:style style:name="Tabla29.1" style:family="table-row">
      <style:table-row-properties fo:keep-together="auto"/>
    </style:style>
    <style:style style:name="Tabla29.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29.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29.B2" style:family="table-cell">
      <style:table-cell-properties fo:padding-left="0.191cm" fo:padding-right="0.191cm" fo:padding-top="0cm" fo:padding-bottom="0cm" fo:border="none"/>
    </style:style>
    <style:style style:name="Tabla29.C2" style:family="table-cell">
      <style:table-cell-properties fo:padding-left="0.191cm" fo:padding-right="0.191cm" fo:padding-top="0cm" fo:padding-bottom="0cm" fo:border="none"/>
    </style:style>
    <style:style style:name="Tabla29.D2" style:family="table-cell">
      <style:table-cell-properties fo:padding-left="0.191cm" fo:padding-right="0.191cm" fo:padding-top="0cm" fo:padding-bottom="0cm" fo:border="none"/>
    </style:style>
    <style:style style:name="Tabla29.B3" style:family="table-cell">
      <style:table-cell-properties fo:background-color="#d8d8d8" fo:padding-left="0.191cm" fo:padding-right="0.191cm" fo:padding-top="0cm" fo:padding-bottom="0cm" fo:border="none">
        <style:background-image/>
      </style:table-cell-properties>
    </style:style>
    <style:style style:name="Tabla29.B4" style:family="table-cell">
      <style:table-cell-properties fo:padding-left="0.191cm" fo:padding-right="0.191cm" fo:padding-top="0cm" fo:padding-bottom="0cm" fo:border-left="none" fo:border-right="none" fo:border-top="none" fo:border-bottom="2.25pt solid #00000a"/>
    </style:style>
    <style:style style:name="Tabla29.C4" style:family="table-cell">
      <style:table-cell-properties fo:padding-left="0.191cm" fo:padding-right="0.191cm" fo:padding-top="0cm" fo:padding-bottom="0cm" fo:border-left="none" fo:border-right="none" fo:border-top="none" fo:border-bottom="2.25pt solid #00000a"/>
    </style:style>
    <style:style style:name="Tabla29.D4" style:family="table-cell">
      <style:table-cell-properties fo:padding-left="0.191cm" fo:padding-right="0.191cm" fo:padding-top="0cm" fo:padding-bottom="0cm" fo:border-left="none" fo:border-right="none" fo:border-top="none" fo:border-bottom="2.25pt solid #00000a"/>
    </style:style>
    <style:style style:name="Tabla30" style:family="table">
      <style:table-properties style:width="14.115cm" fo:margin-left="1.214cm" fo:margin-top="0cm" fo:margin-bottom="0cm" table:align="left" style:writing-mode="lr-tb"/>
    </style:style>
    <style:style style:name="Tabla30.A" style:family="table-column">
      <style:table-column-properties style:column-width="4.475cm"/>
    </style:style>
    <style:style style:name="Tabla30.B" style:family="table-column">
      <style:table-column-properties style:column-width="9.638cm"/>
    </style:style>
    <style:style style:name="Tabla30.1" style:family="table-row">
      <style:table-row-properties fo:keep-together="auto"/>
    </style:style>
    <style:style style:name="Tabla3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0.B1" style:family="table-cell">
      <style:table-cell-properties fo:background-color="#ffffff" fo:padding-left="0.018cm" fo:padding-right="0.018cm" fo:padding-top="0cm" fo:padding-bottom="0cm" fo:border="0.25pt solid #000001">
        <style:background-image/>
      </style:table-cell-properties>
    </style:style>
    <style:style style:name="Tabla31" style:family="table">
      <style:table-properties style:width="14.115cm" fo:margin-left="1.214cm" fo:margin-top="0cm" fo:margin-bottom="0cm" table:align="left" style:writing-mode="lr-tb"/>
    </style:style>
    <style:style style:name="Tabla31.A" style:family="table-column">
      <style:table-column-properties style:column-width="4.475cm"/>
    </style:style>
    <style:style style:name="Tabla31.B" style:family="table-column">
      <style:table-column-properties style:column-width="9.638cm"/>
    </style:style>
    <style:style style:name="Tabla31.1" style:family="table-row">
      <style:table-row-properties fo:keep-together="auto"/>
    </style:style>
    <style:style style:name="Tabla3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1.B1" style:family="table-cell">
      <style:table-cell-properties fo:background-color="#ffffff" fo:padding-left="0.018cm" fo:padding-right="0.018cm" fo:padding-top="0cm" fo:padding-bottom="0cm" fo:border="0.25pt solid #000001">
        <style:background-image/>
      </style:table-cell-properties>
    </style:style>
    <style:style style:name="Tabla32" style:family="table">
      <style:table-properties style:width="14.115cm" fo:margin-left="1.214cm" fo:margin-top="0cm" fo:margin-bottom="0cm" table:align="left" style:writing-mode="lr-tb"/>
    </style:style>
    <style:style style:name="Tabla32.A" style:family="table-column">
      <style:table-column-properties style:column-width="4.475cm"/>
    </style:style>
    <style:style style:name="Tabla32.B" style:family="table-column">
      <style:table-column-properties style:column-width="9.638cm"/>
    </style:style>
    <style:style style:name="Tabla32.1" style:family="table-row">
      <style:table-row-properties fo:keep-together="auto"/>
    </style:style>
    <style:style style:name="Tabla3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2.B1" style:family="table-cell">
      <style:table-cell-properties fo:background-color="#ffffff" fo:padding-left="0.018cm" fo:padding-right="0.018cm" fo:padding-top="0cm" fo:padding-bottom="0cm" fo:border="0.25pt solid #000001">
        <style:background-image/>
      </style:table-cell-properties>
    </style:style>
    <style:style style:name="P1" style:family="paragraph" style:parent-style-name="Heading_20_4">
      <style:paragraph-properties fo:orphans="2" fo:widows="2">
        <style:tab-stops>
          <style:tab-stop style:position="0cm"/>
        </style:tab-stops>
      </style:paragraph-properties>
      <style:text-properties fo:language="es" fo:country="AR"/>
    </style:style>
    <style:style style:name="P2" style:family="paragraph" style:parent-style-name="Heading_20_3">
      <style:paragraph-properties fo:orphans="2" fo:widows="2">
        <style:tab-stops>
          <style:tab-stop style:position="1.27cm"/>
          <style:tab-stop style:position="3.385cm"/>
        </style:tab-stops>
      </style:paragraph-properties>
      <style:text-properties fo:language="es" fo:country="AR"/>
    </style:style>
    <style:style style:name="P3" style:family="paragraph" style:parent-style-name="Heading_20_3">
      <style:paragraph-properties fo:orphans="2" fo:widows="2">
        <style:tab-stops>
          <style:tab-stop style:position="0cm"/>
        </style:tab-stops>
      </style:paragraph-properties>
      <style:text-properties fo:language="es" fo:country="AR"/>
    </style:style>
    <style:style style:name="P4" style:family="paragraph" style:parent-style-name="Heading_20_3" style:list-style-name="WWNum1">
      <style:text-properties fo:language="es" fo:country="AR" officeooo:paragraph-rsid="00201396"/>
    </style:style>
    <style:style style:name="P5" style:family="paragraph" style:parent-style-name="Heading_20_3" style:list-style-name="WWNum1">
      <style:text-properties fo:language="es" fo:country="AR" officeooo:paragraph-rsid="0010ea78"/>
    </style:style>
    <style:style style:name="P6" style:family="paragraph" style:parent-style-name="Heading_20_1">
      <style:paragraph-properties fo:orphans="2" fo:widows="2">
        <style:tab-stops>
          <style:tab-stop style:position="0.635cm"/>
          <style:tab-stop style:position="0.76cm"/>
        </style:tab-stops>
      </style:paragraph-properties>
      <style:text-properties fo:language="es" fo:country="AR"/>
    </style:style>
    <style:style style:name="P7" style:family="paragraph" style:parent-style-name="Heading_20_1" style:list-style-name="WWNum1">
      <style:text-properties fo:language="es" fo:country="AR" officeooo:paragraph-rsid="001b4c68"/>
    </style:style>
    <style:style style:name="P8" style:family="paragraph" style:parent-style-name="Heading_20_2">
      <style:paragraph-properties fo:orphans="2" fo:widows="2">
        <style:tab-stops>
          <style:tab-stop style:position="1.016cm"/>
          <style:tab-stop style:position="2.328cm"/>
        </style:tab-stops>
      </style:paragraph-properties>
      <style:text-properties fo:language="es" fo:country="AR"/>
    </style:style>
    <style:style style:name="P9" style:family="paragraph" style:parent-style-name="Heading_20_2">
      <style:paragraph-properties fo:orphans="2" fo:widows="2">
        <style:tab-stops>
          <style:tab-stop style:position="1.016cm"/>
          <style:tab-stop style:position="2.328cm"/>
        </style:tab-stops>
      </style:paragraph-properties>
      <style:text-properties fo:language="es" fo:country="AR"/>
    </style:style>
    <style:style style:name="P10" style:family="paragraph" style:parent-style-name="Heading_20_2">
      <style:paragraph-properties fo:orphans="2" fo:widows="2">
        <style:tab-stops>
          <style:tab-stop style:position="1.016cm"/>
          <style:tab-stop style:position="2.328cm"/>
        </style:tab-stops>
      </style:paragraph-properties>
      <style:text-properties fo:language="es" fo:country="AR" officeooo:paragraph-rsid="002409e8"/>
    </style:style>
    <style:style style:name="P11" style:family="paragraph" style:parent-style-name="Heading_20_2">
      <style:paragraph-properties fo:orphans="2" fo:widows="2">
        <style:tab-stops>
          <style:tab-stop style:position="1.016cm"/>
          <style:tab-stop style:position="2.328cm"/>
        </style:tab-stops>
      </style:paragraph-properties>
      <style:text-properties fo:language="es" fo:country="AR" officeooo:paragraph-rsid="00269a3d"/>
    </style:style>
    <style:style style:name="P12" style:family="paragraph" style:parent-style-name="Heading_20_2">
      <style:paragraph-properties fo:margin-top="0cm" fo:margin-bottom="0.494cm" style:contextual-spacing="false" fo:orphans="2" fo:widows="2">
        <style:tab-stops>
          <style:tab-stop style:position="1.016cm"/>
          <style:tab-stop style:position="2.328cm"/>
        </style:tab-stops>
      </style:paragraph-properties>
      <style:text-properties fo:language="es" fo:country="AR" officeooo:paragraph-rsid="00269a3d"/>
    </style:style>
    <style:style style:name="P13" style:family="paragraph" style:parent-style-name="Standard">
      <style:paragraph-properties fo:orphans="2" fo:widows="2"/>
      <style:text-properties fo:font-size="12pt" fo:language="es" fo:country="AR" style:font-size-asian="12pt" style:font-size-complex="12pt"/>
    </style:style>
    <style:style style:name="P14" style:family="paragraph" style:parent-style-name="Standard">
      <style:paragraph-properties fo:orphans="2" fo:widows="2"/>
      <style:text-properties fo:font-size="12pt" fo:language="es" fo:country="AR" style:font-size-asian="12pt" style:font-name-complex="F" style:font-size-complex="12pt"/>
    </style:style>
    <style:style style:name="P15" style:family="paragraph" style:parent-style-name="Standard">
      <style:paragraph-properties fo:text-align="center" style:justify-single-word="false" fo:orphans="2" fo:widows="2"/>
      <style:text-properties fo:font-size="12pt" fo:language="es" fo:country="AR" style:font-size-asian="12pt" style:font-name-complex="F" style:font-size-complex="12pt"/>
    </style:style>
    <style:style style:name="P16" style:family="paragraph" style:parent-style-name="Standard">
      <style:paragraph-properties fo:orphans="2" fo:widows="2"/>
      <style:text-properties fo:font-size="8pt" fo:language="es" fo:country="AR" style:font-size-asian="8pt" style:font-size-complex="12pt"/>
    </style:style>
    <style:style style:name="P17" style:family="paragraph" style:parent-style-name="Standard">
      <style:text-properties fo:language="es" fo:country="AR"/>
    </style:style>
    <style:style style:name="P18" style:family="paragraph" style:parent-style-name="Standard">
      <style:paragraph-properties fo:orphans="2" fo:widows="2"/>
      <style:text-properties fo:language="es" fo:country="AR" style:font-size-complex="12pt"/>
    </style:style>
    <style:style style:name="P19" style:family="paragraph" style:parent-style-name="Standard">
      <style:paragraph-properties fo:orphans="2" fo:widows="2"/>
      <style:text-properties fo:language="es" fo:country="AR" officeooo:paragraph-rsid="001b4c68" style:font-size-complex="12pt" style:font-style-complex="normal"/>
    </style:style>
    <style:style style:name="P20" style:family="paragraph" style:parent-style-name="Standard">
      <style:paragraph-properties fo:orphans="2" fo:widows="2"/>
      <style:text-properties fo:language="es" fo:country="AR"/>
    </style:style>
    <style:style style:name="P21" style:family="paragraph" style:parent-style-name="Standard" style:list-style-name="WWNum5">
      <style:paragraph-properties fo:orphans="2" fo:widows="2">
        <style:tab-stops>
          <style:tab-stop style:position="0.635cm"/>
        </style:tab-stops>
      </style:paragraph-properties>
      <style:text-properties fo:language="es" fo:country="AR"/>
    </style:style>
    <style:style style:name="P22" style:family="paragraph" style:parent-style-name="Standard">
      <style:paragraph-properties fo:orphans="2" fo:widows="2"/>
      <style:text-properties fo:language="es" fo:country="AR" officeooo:paragraph-rsid="001b4c68"/>
    </style:style>
    <style:style style:name="P23" style:family="paragraph" style:parent-style-name="Standard">
      <style:paragraph-properties fo:orphans="2" fo:widows="2"/>
      <style:text-properties fo:language="es" fo:country="AR" officeooo:paragraph-rsid="001ba557"/>
    </style:style>
    <style:style style:name="P24" style:family="paragraph" style:parent-style-name="Standard">
      <style:paragraph-properties fo:orphans="2" fo:widows="2">
        <style:tab-stops>
          <style:tab-stop style:position="1.016cm"/>
          <style:tab-stop style:position="2.328cm"/>
        </style:tab-stops>
      </style:paragraph-properties>
      <style:text-properties fo:language="es" fo:country="AR" officeooo:paragraph-rsid="00201396"/>
    </style:style>
    <style:style style:name="P25" style:family="paragraph" style:parent-style-name="Standard">
      <style:paragraph-properties fo:line-height="0.423cm"/>
      <style:text-properties fo:language="es" fo:country="AR"/>
    </style:style>
    <style:style style:name="P26" style:family="paragraph" style:parent-style-name="Standard">
      <style:paragraph-properties fo:line-height="0.423cm" fo:orphans="2" fo:widows="2"/>
      <style:text-properties fo:language="es" fo:country="AR"/>
    </style:style>
    <style:style style:name="P27" style:family="paragraph" style:parent-style-name="Standard">
      <style:paragraph-properties fo:text-align="center" style:justify-single-word="false" fo:orphans="2" fo:widows="2"/>
      <style:text-properties fo:language="es" fo:country="AR"/>
    </style:style>
    <style:style style:name="P28" style:family="paragraph" style:parent-style-name="Standard">
      <style:paragraph-properties fo:text-align="end" style:justify-single-word="false" fo:orphans="2" fo:widows="2"/>
      <style:text-properties fo:language="es" fo:country="AR" style:font-name-complex="F" style:font-size-complex="12pt"/>
    </style:style>
    <style:style style:name="P29" style:family="paragraph" style:parent-style-name="Standard">
      <style:paragraph-properties fo:text-align="end" style:justify-single-word="false" fo:orphans="2" fo:widows="2"/>
      <style:text-properties fo:language="es" fo:country="AR"/>
    </style:style>
    <style:style style:name="P30" style:family="paragraph" style:parent-style-name="Standard">
      <style:text-properties fo:language="es" fo:country="AR" officeooo:paragraph-rsid="00201396"/>
    </style:style>
    <style:style style:name="P31" style:family="paragraph" style:parent-style-name="Standard">
      <style:text-properties fo:language="es" fo:country="AR" officeooo:paragraph-rsid="002158a6"/>
    </style:style>
    <style:style style:name="P32" style:family="paragraph" style:parent-style-name="Standard">
      <style:text-properties fo:language="es" fo:country="AR" officeooo:paragraph-rsid="00234233"/>
    </style:style>
    <style:style style:name="P33" style:family="paragraph" style:parent-style-name="Standard">
      <style:text-properties fo:language="es" fo:country="AR" officeooo:paragraph-rsid="000da43b"/>
    </style:style>
    <style:style style:name="P34" style:family="paragraph" style:parent-style-name="Standard">
      <style:text-properties fo:language="es" fo:country="AR" officeooo:paragraph-rsid="000e66a4"/>
    </style:style>
    <style:style style:name="P35" style:family="paragraph" style:parent-style-name="Standard" style:list-style-name="WWNum7">
      <style:text-properties fo:language="es" fo:country="AR" officeooo:paragraph-rsid="0010106a"/>
    </style:style>
    <style:style style:name="P36" style:family="paragraph" style:parent-style-name="Standard">
      <style:text-properties fo:language="es" fo:country="AR" officeooo:paragraph-rsid="001b4c68"/>
    </style:style>
    <style:style style:name="P37" style:family="paragraph" style:parent-style-name="Standard">
      <style:paragraph-properties fo:orphans="2" fo:widows="2"/>
      <style:text-properties style:font-name="Times New Roman" fo:font-size="12pt" fo:language="es" fo:country="AR" style:font-size-asian="12pt" style:font-size-complex="12pt"/>
    </style:style>
    <style:style style:name="P38" style:family="paragraph" style:parent-style-name="Standard">
      <style:paragraph-properties fo:orphans="2" fo:widows="2"/>
      <style:text-properties style:font-name="Times New Roman" fo:font-size="12pt" fo:language="es" fo:country="AR" style:font-size-asian="12pt" style:font-name-complex="Times New Roman1" style:font-size-complex="12pt"/>
    </style:style>
    <style:style style:name="P39" style:family="paragraph" style:parent-style-name="Standard">
      <style:text-properties officeooo:paragraph-rsid="001b4c68"/>
    </style:style>
    <style:style style:name="P40" style:family="paragraph" style:parent-style-name="Standard">
      <style:text-properties style:font-name="Arial1" fo:font-size="10pt" fo:language="es" fo:country="AR" style:font-size-asian="10pt" style:font-size-complex="10pt"/>
    </style:style>
    <style:style style:name="P41" style:family="paragraph" style:parent-style-name="Standard">
      <style:paragraph-properties fo:margin-left="1.27cm" fo:margin-right="0cm" fo:text-align="justify" style:justify-single-word="false" fo:text-indent="0cm" style:auto-text-indent="false"/>
      <style:text-properties fo:language="es" fo:country="AR"/>
    </style:style>
    <style:style style:name="P42" style:family="paragraph" style:parent-style-name="Standard">
      <style:paragraph-properties fo:line-height="130%" fo:text-align="center" style:justify-single-word="false" fo:keep-with-next="always"/>
      <style:text-properties fo:language="es" fo:country="AR"/>
    </style:style>
    <style:style style:name="P43" style:family="paragraph" style:parent-style-name="Standard">
      <style:paragraph-properties fo:keep-with-next="always"/>
      <style:text-properties fo:language="es" fo:country="AR" officeooo:paragraph-rsid="00201396"/>
    </style:style>
    <style:style style:name="P44" style:family="paragraph" style:parent-style-name="Standard" style:master-page-name="Standard">
      <style:paragraph-properties fo:orphans="2" fo:widows="2" style:page-number="auto"/>
      <style:text-properties fo:language="es" fo:country="AR"/>
    </style:style>
    <style:style style:name="P45" style:family="paragraph" style:parent-style-name="Standard" style:master-page-name="Converted3">
      <style:paragraph-properties fo:orphans="2" fo:widows="2" style:page-number="auto" fo:break-before="page"/>
      <style:text-properties fo:language="es" fo:country="AR" style:font-size-complex="12pt"/>
    </style:style>
    <style:style style:name="P46" style:family="paragraph" style:parent-style-name="Standard">
      <style:paragraph-properties fo:margin-top="0cm" fo:margin-bottom="0cm" style:contextual-spacing="false" fo:text-align="center" style:justify-single-word="false"/>
      <style:text-properties fo:color="#ffffff" fo:language="es" fo:country="AR" fo:font-weight="bold" officeooo:paragraph-rsid="00201396" style:font-weight-asian="bold" style:font-weight-complex="bold"/>
    </style:style>
    <style:style style:name="P47" style:family="paragraph" style:parent-style-name="Standard">
      <style:paragraph-properties fo:margin-top="0cm" fo:margin-bottom="0cm" style:contextual-spacing="false" fo:text-align="center" style:justify-single-word="false"/>
      <style:text-properties fo:color="#ffffff" fo:language="es" fo:country="AR" fo:font-weight="bold" officeooo:paragraph-rsid="000da43b" style:font-weight-asian="bold" style:font-weight-complex="bold"/>
    </style:style>
    <style:style style:name="P48" style:family="paragraph" style:parent-style-name="Standard">
      <style:paragraph-properties fo:margin-top="0cm" fo:margin-bottom="0cm" style:contextual-spacing="false"/>
      <style:text-properties fo:color="#ffffff" fo:language="es" fo:country="AR" fo:font-weight="bold" officeooo:paragraph-rsid="00201396" style:font-weight-asian="bold" style:font-weight-complex="bold"/>
    </style:style>
    <style:style style:name="P49" style:family="paragraph" style:parent-style-name="Standard">
      <style:paragraph-properties fo:margin-top="0cm" fo:margin-bottom="0cm" style:contextual-spacing="false"/>
      <style:text-properties officeooo:paragraph-rsid="001b4c68"/>
    </style:style>
    <style:style style:name="P50" style:family="paragraph" style:parent-style-name="Standard">
      <style:paragraph-properties fo:margin-top="0cm" fo:margin-bottom="0cm" style:contextual-spacing="false"/>
      <style:text-properties officeooo:paragraph-rsid="00201396"/>
    </style:style>
    <style:style style:name="P51" style:family="paragraph" style:parent-style-name="Standard">
      <style:paragraph-properties fo:margin-top="0cm" fo:margin-bottom="0cm" style:contextual-spacing="false"/>
      <style:text-properties fo:language="es" fo:country="AR" officeooo:paragraph-rsid="00201396"/>
    </style:style>
    <style:style style:name="P52" style:family="paragraph" style:parent-style-name="Standard">
      <style:paragraph-properties fo:margin-top="0cm" fo:margin-bottom="0cm" style:contextual-spacing="false"/>
      <style:text-properties fo:language="es" fo:country="AR" officeooo:rsid="000da43b" officeooo:paragraph-rsid="000da43b"/>
    </style:style>
    <style:style style:name="P53" style:family="paragraph" style:parent-style-name="Standard">
      <style:paragraph-properties fo:margin-top="0cm" fo:margin-bottom="0cm" style:contextual-spacing="false"/>
      <style:text-properties fo:language="es" fo:country="AR" officeooo:paragraph-rsid="000da43b"/>
    </style:style>
    <style:style style:name="P54" style:family="paragraph" style:parent-style-name="Standard">
      <style:paragraph-properties fo:margin-top="0cm" fo:margin-bottom="0cm" style:contextual-spacing="false"/>
      <style:text-properties fo:language="es" fo:country="AR" fo:font-weight="bold" officeooo:paragraph-rsid="001b4c68" style:font-weight-asian="bold" style:font-weight-complex="bold"/>
    </style:style>
    <style:style style:name="P55" style:family="paragraph" style:parent-style-name="Standard">
      <style:paragraph-properties fo:margin-top="0cm" fo:margin-bottom="0cm" style:contextual-spacing="false"/>
      <style:text-properties fo:language="es" fo:country="AR" officeooo:paragraph-rsid="001b4c68"/>
    </style:style>
    <style:style style:name="P56" style:family="paragraph" style:parent-style-name="Standard">
      <style:paragraph-properties fo:margin-top="0cm" fo:margin-bottom="0cm" style:contextual-spacing="false" fo:keep-with-next="always"/>
      <style:text-properties fo:language="es" fo:country="AR" officeooo:paragraph-rsid="00201396"/>
    </style:style>
    <style:style style:name="P57" style:family="paragraph" style:parent-style-name="Standard">
      <style:paragraph-properties fo:margin-top="0cm" fo:margin-bottom="0cm" style:contextual-spacing="false" fo:keep-with-next="always"/>
      <style:text-properties fo:language="es" fo:country="AR" officeooo:paragraph-rsid="000da43b"/>
    </style:style>
    <style:style style:name="P58" style:family="paragraph" style:parent-style-name="Standard" style:master-page-name="Converted5">
      <style:paragraph-properties fo:orphans="2" fo:widows="2" style:page-number="auto"/>
      <style:text-properties fo:language="es" fo:country="AR" style:font-size-complex="12pt"/>
    </style:style>
    <style:style style:name="P59" style:family="paragraph" style:parent-style-name="Standard" style:master-page-name="Converted7">
      <style:paragraph-properties fo:orphans="2" fo:widows="2" style:page-number="auto"/>
      <style:text-properties fo:language="es" fo:country="AR"/>
    </style:style>
    <style:style style:name="P60" style:family="paragraph" style:parent-style-name="Contents_20_2">
      <style:paragraph-properties fo:orphans="2" fo:widows="2">
        <style:tab-stops>
          <style:tab-stop style:position="16.986cm" style:type="right"/>
        </style:tab-stops>
      </style:paragraph-properties>
    </style:style>
    <style:style style:name="P61" style:family="paragraph" style:parent-style-name="Lista_20_2_2a_">
      <style:paragraph-properties fo:orphans="2" fo:widows="2"/>
      <style:text-properties fo:language="es" fo:country="AR"/>
    </style:style>
    <style:style style:name="P62" style:family="paragraph" style:parent-style-name="caption">
      <style:paragraph-properties fo:orphans="2" fo:widows="2"/>
      <style:text-properties fo:language="es" fo:country="AR" officeooo:paragraph-rsid="000da43b" style:font-size-complex="12pt" style:font-style-complex="normal"/>
    </style:style>
    <style:style style:name="P63" style:family="paragraph" style:parent-style-name="caption">
      <style:text-properties fo:language="es" fo:country="AR" officeooo:paragraph-rsid="00201396"/>
    </style:style>
    <style:style style:name="P64" style:family="paragraph" style:parent-style-name="caption">
      <style:paragraph-properties fo:margin-top="0.564cm" fo:margin-bottom="0cm" style:contextual-spacing="false"/>
      <style:text-properties fo:language="es" fo:country="AR" officeooo:paragraph-rsid="001b4c68"/>
    </style:style>
    <style:style style:name="P65" style:family="paragraph" style:parent-style-name="Contents_20_1">
      <style:paragraph-properties fo:orphans="2" fo:widows="2">
        <style:tab-stops>
          <style:tab-stop style:position="16.986cm" style:type="right"/>
        </style:tab-stops>
      </style:paragraph-properties>
    </style:style>
    <style:style style:name="P66" style:family="paragraph" style:parent-style-name="Contents_20_3">
      <style:paragraph-properties fo:orphans="2" fo:widows="2">
        <style:tab-stops>
          <style:tab-stop style:position="16.986cm" style:type="right"/>
        </style:tab-stops>
      </style:paragraph-properties>
    </style:style>
    <style:style style:name="P67" style:family="paragraph" style:parent-style-name="List_20_Paragraph">
      <style:paragraph-properties fo:orphans="2" fo:widows="2"/>
      <style:text-properties fo:language="es" fo:country="AR" officeooo:rsid="000e66a4" officeooo:paragraph-rsid="00234233"/>
    </style:style>
    <style:style style:name="P68" style:family="paragraph" style:parent-style-name="List_20_Paragraph" style:list-style-name="WWNum7">
      <style:paragraph-properties fo:orphans="2" fo:widows="2"/>
      <style:text-properties fo:language="es" fo:country="AR" officeooo:paragraph-rsid="0010106a"/>
    </style:style>
    <style:style style:name="P69" style:family="paragraph" style:parent-style-name="List_20_Paragraph">
      <style:text-properties fo:language="es" fo:country="AR" officeooo:paragraph-rsid="0010106a"/>
    </style:style>
    <style:style style:name="P70" style:family="paragraph" style:parent-style-name="List_20_Paragraph" style:list-style-name="WWNum5">
      <style:text-properties fo:language="es" fo:country="AR" officeooo:paragraph-rsid="000e66a4"/>
    </style:style>
    <style:style style:name="P71" style:family="paragraph" style:parent-style-name="List_20_Paragraph" style:list-style-name="WWNum6">
      <style:text-properties fo:language="es" fo:country="AR" officeooo:paragraph-rsid="000e66a4"/>
    </style:style>
    <style:style style:name="P72" style:family="paragraph" style:parent-style-name="List_20_Paragraph">
      <style:paragraph-properties fo:margin-top="0.564cm" fo:margin-bottom="0.564cm" style:contextual-spacing="true" fo:line-height="150%" fo:text-align="justify" style:justify-single-word="false" fo:orphans="2" fo:widows="2"/>
      <style:text-properties fo:language="es" fo:country="AR"/>
    </style:style>
    <style:style style:name="P73" style:family="paragraph" style:parent-style-name="List_20_Paragraph" style:list-style-name="WWNum7">
      <style:paragraph-properties fo:margin-top="0.564cm" fo:margin-bottom="0.564cm" style:contextual-spacing="true" fo:line-height="150%" fo:text-align="justify" style:justify-single-word="false" fo:orphans="2" fo:widows="2"/>
      <style:text-properties fo:language="es" fo:country="AR"/>
    </style:style>
    <style:style style:name="P74" style:family="paragraph" style:parent-style-name="List_20_Paragraph" style:list-style-name="WWNum7">
      <style:paragraph-properties fo:margin-top="0.564cm" fo:margin-bottom="0.564cm" style:contextual-spacing="true" fo:line-height="150%" fo:text-align="justify" style:justify-single-word="false" fo:orphans="2" fo:widows="2"/>
      <style:text-properties fo:language="es" fo:country="AR" officeooo:paragraph-rsid="001d1430"/>
    </style:style>
    <style:style style:name="P75" style:family="paragraph" style:parent-style-name="List_20_Paragraph">
      <style:paragraph-properties fo:margin-top="0.564cm" fo:margin-bottom="0.564cm" style:contextual-spacing="true" fo:line-height="150%" fo:text-align="justify" style:justify-single-word="false" fo:orphans="2" fo:widows="2"/>
      <style:text-properties fo:language="es" fo:country="AR" officeooo:paragraph-rsid="001d1430"/>
    </style:style>
    <style:style style:name="P76" style:family="paragraph" style:parent-style-name="List_20_Paragraph" style:list-style-name="WWNum11">
      <style:paragraph-properties fo:margin-left="2cm" fo:margin-right="0cm" fo:orphans="2" fo:widows="2" fo:text-indent="-0.635cm" style:auto-text-indent="false"/>
      <style:text-properties fo:language="es" fo:country="AR" officeooo:paragraph-rsid="0010ea78"/>
    </style:style>
    <style:style style:name="P77" style:family="paragraph" style:parent-style-name="List_20_Paragraph">
      <style:paragraph-properties fo:margin-left="2cm" fo:margin-right="0cm" fo:orphans="2" fo:widows="2" fo:text-indent="-0.635cm" style:auto-text-indent="false"/>
      <style:text-properties fo:language="es" fo:country="AR" officeooo:paragraph-rsid="0010ea78"/>
    </style:style>
    <style:style style:name="P78" style:family="paragraph" style:parent-style-name="List_20_Paragraph" style:list-style-name="WWNum6">
      <style:paragraph-properties fo:margin-left="2cm" fo:margin-right="0cm" fo:text-indent="-0.635cm" style:auto-text-indent="false"/>
      <style:text-properties fo:language="es" fo:country="AR" officeooo:paragraph-rsid="0010ea78"/>
    </style:style>
    <style:style style:name="P79" style:family="paragraph" style:parent-style-name="List_20_Paragraph" style:list-style-name="WWNum6">
      <style:paragraph-properties fo:margin-left="2cm" fo:margin-right="0cm" fo:text-indent="-0.635cm" style:auto-text-indent="false"/>
      <style:text-properties officeooo:paragraph-rsid="001b4c68"/>
    </style:style>
    <style:style style:name="P80" style:family="paragraph" style:parent-style-name="List_20_Paragraph" style:list-style-name="WWNum11">
      <style:paragraph-properties fo:margin-left="2cm" fo:margin-right="0cm" fo:text-indent="-0.635cm" style:auto-text-indent="false"/>
      <style:text-properties officeooo:paragraph-rsid="0010ea78"/>
    </style:style>
    <style:style style:name="P81" style:family="paragraph" style:parent-style-name="List_20_Paragraph">
      <style:paragraph-properties fo:margin-left="1.365cm" fo:margin-right="0cm" fo:orphans="2" fo:widows="2" fo:text-indent="0cm" style:auto-text-indent="false"/>
      <style:text-properties fo:language="es" fo:country="AR" officeooo:paragraph-rsid="0010ea78"/>
    </style:style>
    <style:style style:name="P82" style:family="paragraph" style:parent-style-name="Text_20_Body">
      <style:paragraph-properties fo:margin-top="0cm" fo:margin-bottom="0.494cm" style:contextual-spacing="false" fo:orphans="2" fo:widows="2"/>
      <style:text-properties fo:language="es" fo:country="AR"/>
    </style:style>
    <style:style style:name="P83" style:family="paragraph" style:parent-style-name="Text_20_Body">
      <style:paragraph-properties fo:margin-top="0cm" fo:margin-bottom="0.494cm" style:contextual-spacing="false" fo:orphans="2" fo:widows="2">
        <style:tab-stops>
          <style:tab-stop style:position="1.256cm"/>
        </style:tab-stops>
      </style:paragraph-properties>
      <style:text-properties fo:language="es" fo:country="AR"/>
    </style:style>
    <style:style style:name="P84" style:family="paragraph" style:parent-style-name="Text_20_Body">
      <style:paragraph-properties fo:margin-top="0cm" fo:margin-bottom="0.494cm" style:contextual-spacing="false" fo:orphans="2" fo:widows="2">
        <style:tab-stops>
          <style:tab-stop style:position="1.214cm"/>
        </style:tab-stops>
      </style:paragraph-properties>
      <style:text-properties fo:language="es" fo:country="AR"/>
    </style:style>
    <style:style style:name="P85" style:family="paragraph" style:parent-style-name="Estilo_20_Portada_20__2b__20_Arial_20_Negrita_20_Color_20_personalizado_28_RGB_28_36">
      <style:paragraph-properties fo:orphans="2" fo:widows="2"/>
      <style:text-properties fo:language="es" fo:country="AR"/>
    </style:style>
    <style:style style:name="P86"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87" style:family="paragraph" style:parent-style-name="guiazul">
      <style:paragraph-properties fo:orphans="2" fo:widows="2"/>
      <style:text-properties fo:color="#00000a" fo:font-size="12pt" fo:language="es" fo:country="AR" fo:font-style="normal" style:font-size-asian="12pt" style:font-style-asian="normal" style:font-size-complex="12pt" style:font-style-complex="normal"/>
    </style:style>
    <style:style style:name="P88" style:family="paragraph" style:parent-style-name="guiazul">
      <style:paragraph-properties fo:orphans="2" fo:widows="2"/>
      <style:text-properties fo:language="es" fo:country="AR" style:font-size-complex="12pt" style:font-style-complex="normal"/>
    </style:style>
    <style:style style:name="P89" style:family="paragraph" style:parent-style-name="guiazul">
      <style:paragraph-properties fo:orphans="2" fo:widows="2">
        <style:tab-stops>
          <style:tab-stop style:position="0cm"/>
          <style:tab-stop style:position="1.884cm"/>
        </style:tab-stops>
      </style:paragraph-properties>
      <style:text-properties fo:language="es" fo:country="AR" style:font-size-complex="12pt" style:font-style-complex="normal"/>
    </style:style>
    <style:style style:name="P90" style:family="paragraph" style:parent-style-name="guiazul">
      <style:paragraph-properties fo:orphans="2" fo:widows="2">
        <style:tab-stops>
          <style:tab-stop style:position="1.884cm"/>
        </style:tab-stops>
      </style:paragraph-properties>
      <style:text-properties fo:language="es" fo:country="AR" style:font-size-complex="12pt" style:font-style-complex="normal"/>
    </style:style>
    <style:style style:name="P91" style:family="paragraph" style:parent-style-name="guiazul">
      <style:paragraph-properties fo:orphans="2" fo:widows="2">
        <style:tab-stops>
          <style:tab-stop style:position="2.75cm"/>
        </style:tab-stops>
      </style:paragraph-properties>
      <style:text-properties fo:language="es" fo:country="AR" style:font-size-complex="12pt" style:font-style-complex="normal"/>
    </style:style>
    <style:style style:name="P92" style:family="paragraph" style:parent-style-name="guiazul" style:list-style-name="WWNum6">
      <style:paragraph-properties fo:orphans="2" fo:widows="2">
        <style:tab-stops>
          <style:tab-stop style:position="0cm"/>
          <style:tab-stop style:position="2.75cm"/>
        </style:tab-stops>
      </style:paragraph-properties>
      <style:text-properties fo:language="es" fo:country="AR" style:font-size-complex="12pt" style:font-style-complex="normal"/>
    </style:style>
    <style:style style:name="P93" style:family="paragraph" style:parent-style-name="guiazul">
      <style:paragraph-properties fo:orphans="2" fo:widows="2">
        <style:tab-stops>
          <style:tab-stop style:position="1.884cm"/>
        </style:tab-stops>
      </style:paragraph-properties>
      <style:text-properties fo:language="es" fo:country="AR" style:font-size-complex="12pt" style:font-style-complex="normal"/>
    </style:style>
    <style:style style:name="P94" style:family="paragraph" style:parent-style-name="guiazul">
      <style:paragraph-properties fo:orphans="2" fo:widows="2"/>
      <style:text-properties fo:language="es" fo:country="AR"/>
    </style:style>
    <style:style style:name="P95" style:family="paragraph" style:parent-style-name="guiazul" style:list-style-name="WWNum3">
      <style:paragraph-properties fo:orphans="2" fo:widows="2">
        <style:tab-stops>
          <style:tab-stop style:position="0cm"/>
          <style:tab-stop style:position="2.75cm"/>
        </style:tab-stops>
      </style:paragraph-properties>
      <style:text-properties fo:language="es" fo:country="AR"/>
    </style:style>
    <style:style style:name="P96" style:family="paragraph" style:parent-style-name="guiazul" style:list-style-name="WWNum6">
      <style:paragraph-properties fo:orphans="2" fo:widows="2">
        <style:tab-stops>
          <style:tab-stop style:position="0cm"/>
          <style:tab-stop style:position="2.75cm"/>
        </style:tab-stops>
      </style:paragraph-properties>
      <style:text-properties fo:language="es" fo:country="AR"/>
    </style:style>
    <style:style style:name="P97" style:family="paragraph" style:parent-style-name="guiazul">
      <style:paragraph-properties fo:orphans="2" fo:widows="2">
        <style:tab-stops>
          <style:tab-stop style:position="2.75cm"/>
        </style:tab-stops>
      </style:paragraph-properties>
      <style:text-properties fo:language="es" fo:country="AR"/>
    </style:style>
    <style:style style:name="P98" style:family="paragraph" style:parent-style-name="guiazul" style:list-style-name="WWNum4">
      <style:paragraph-properties fo:orphans="2" fo:widows="2">
        <style:tab-stops>
          <style:tab-stop style:position="0cm"/>
          <style:tab-stop style:position="1.693cm"/>
        </style:tab-stops>
      </style:paragraph-properties>
      <style:text-properties fo:language="es" fo:country="AR"/>
    </style:style>
    <style:style style:name="P99" style:family="paragraph" style:parent-style-name="guiazul" style:list-style-name="WWNum3">
      <style:paragraph-properties fo:orphans="2" fo:widows="2">
        <style:tab-stops>
          <style:tab-stop style:position="0cm"/>
          <style:tab-stop style:position="2.75cm"/>
        </style:tab-stops>
      </style:paragraph-properties>
      <style:text-properties fo:language="es" fo:country="AR"/>
    </style:style>
    <style:style style:name="P100" style:family="paragraph" style:parent-style-name="guiazul">
      <style:paragraph-properties fo:margin-left="2cm" fo:margin-right="0cm" fo:orphans="2" fo:widows="2" fo:text-indent="-0.635cm" style:auto-text-indent="false"/>
      <style:text-properties fo:language="es" fo:country="AR" officeooo:paragraph-rsid="002409e8"/>
    </style:style>
    <style:style style:name="P101" style:family="paragraph" style:parent-style-name="guiazul">
      <style:paragraph-properties fo:margin-left="2cm" fo:margin-right="0cm" fo:orphans="2" fo:widows="2" fo:text-indent="-0.635cm" style:auto-text-indent="false"/>
      <style:text-properties fo:language="es" fo:country="AR" officeooo:rsid="002409e8" officeooo:paragraph-rsid="002409e8"/>
    </style:style>
    <style:style style:name="P102" style:family="paragraph" style:parent-style-name="Header">
      <style:paragraph-properties fo:text-align="end" style:justify-single-word="false" fo:orphans="2" fo:widows="2"/>
      <style:text-properties fo:font-size="12pt" fo:language="es" fo:country="AR" style:font-size-asian="12pt" style:font-size-complex="12pt"/>
    </style:style>
    <style:style style:name="P103" style:family="paragraph" style:parent-style-name="Header">
      <style:paragraph-properties fo:orphans="2" fo:widows="2"/>
      <style:text-properties fo:font-size="12pt" fo:language="es" fo:country="AR" style:font-size-asian="12pt" style:font-size-complex="12pt"/>
    </style:style>
    <style:style style:name="P104"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name-complex="F" style:font-size-complex="12pt"/>
    </style:style>
    <style:style style:name="P105"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name-complex="F" style:font-size-complex="12pt"/>
    </style:style>
    <style:style style:name="P106" style:family="paragraph" style:parent-style-name="Header">
      <style:paragraph-properties fo:orphans="2" fo:widows="2"/>
      <style:text-properties fo:font-size="12pt" fo:language="es" fo:country="AR" style:font-size-asian="12pt" style:font-name-complex="F" style:font-size-complex="12pt"/>
    </style:style>
    <style:style style:name="P107"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name-complex="F" style:font-size-complex="12pt"/>
    </style:style>
    <style:style style:name="P108"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name-complex="F" style:font-size-complex="12pt"/>
    </style:style>
    <style:style style:name="P109" style:family="paragraph" style:parent-style-name="Header">
      <style:paragraph-properties fo:orphans="2" fo:widows="2"/>
      <style:text-properties fo:language="es" fo:country="AR" style:font-name-complex="F" style:font-size-complex="12pt"/>
    </style:style>
    <style:style style:name="P110" style:family="paragraph" style:parent-style-name="Header">
      <style:paragraph-properties fo:orphans="2" fo:widows="2"/>
      <style:text-properties fo:language="es" fo:country="AR" style:font-size-complex="12pt"/>
    </style:style>
    <style:style style:name="P111"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112" style:family="paragraph" style:parent-style-name="Header">
      <style:paragraph-properties fo:text-align="center" style:justify-single-word="false" fo:orphans="2" fo:widows="2"/>
      <style:text-properties fo:language="es" fo:country="AR"/>
    </style:style>
    <style:style style:name="P11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style>
    <style:style style:name="P11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P115" style:family="paragraph" style:parent-style-name="Header">
      <style:paragraph-properties fo:orphans="2" fo:widows="2"/>
      <style:text-properties fo:language="es" fo:country="AR"/>
    </style:style>
    <style:style style:name="P116" style:family="paragraph" style:parent-style-name="Contents_20_4">
      <style:paragraph-properties fo:orphans="2" fo:widows="2">
        <style:tab-stops>
          <style:tab-stop style:position="16.986cm" style:type="right"/>
        </style:tab-stops>
      </style:paragraph-properties>
    </style:style>
    <style:style style:name="P117" style:family="paragraph" style:parent-style-name="Estilo_20_Portada_20__2b__20_Arial_20_15_20_pt_20_Negrita_20_Color_20_personalizado_28_RGB_28_36">
      <style:paragraph-properties fo:orphans="2" fo:widows="2"/>
      <style:text-properties fo:language="es" fo:country="AR"/>
    </style:style>
    <style:style style:name="P118" style:family="paragraph" style:parent-style-name="Titulo_20_1_20_sin_20_numeracion">
      <style:paragraph-properties fo:orphans="2" fo:widows="2">
        <style:tab-stops>
          <style:tab-stop style:position="0.635cm"/>
        </style:tab-stops>
      </style:paragraph-properties>
      <style:text-properties fo:language="es" fo:country="AR"/>
    </style:style>
    <style:style style:name="P119" style:family="paragraph" style:parent-style-name="Normal_20_indentado_20_2">
      <style:paragraph-properties fo:orphans="2" fo:widows="2"/>
      <style:text-properties fo:font-size="12pt" fo:language="es" fo:country="AR" style:font-size-asian="12pt" style:font-size-complex="12pt"/>
    </style:style>
    <style:style style:name="P120" style:family="paragraph" style:parent-style-name="Normal_20_indentado_20_2">
      <style:paragraph-properties fo:orphans="2" fo:widows="2"/>
      <style:text-properties fo:font-size="12pt" fo:language="es" fo:country="AR" officeooo:paragraph-rsid="00234233" style:font-size-asian="12pt" style:font-size-complex="12pt"/>
    </style:style>
    <style:style style:name="P121" style:family="paragraph" style:parent-style-name="Normal_20_indentado_20_2">
      <style:paragraph-properties fo:orphans="2" fo:widows="2"/>
      <style:text-properties fo:font-size="12pt" fo:language="es" fo:country="AR" style:font-size-asian="12pt" style:font-name-complex="F" style:font-size-complex="12pt"/>
    </style:style>
    <style:style style:name="P122" style:family="paragraph" style:parent-style-name="Normal_20_indentado_20_2">
      <style:paragraph-properties fo:orphans="2" fo:widows="2"/>
      <style:text-properties fo:language="es" fo:country="AR" style:text-underline-style="solid" style:text-underline-width="auto" style:text-underline-color="font-color" style:font-size-complex="12pt" style:font-style-complex="italic"/>
    </style:style>
    <style:style style:name="P123" style:family="paragraph" style:parent-style-name="Normal_20_indentado_20_2">
      <style:paragraph-properties fo:orphans="2" fo:widows="2"/>
      <style:text-properties fo:language="es" fo:country="AR"/>
    </style:style>
    <style:style style:name="P124" style:family="paragraph" style:parent-style-name="Normal_20_indentado_20_2">
      <style:paragraph-properties fo:orphans="2" fo:widows="2"/>
      <style:text-properties fo:language="es" fo:country="AR" officeooo:paragraph-rsid="00234233"/>
    </style:style>
    <style:style style:name="P125" style:family="paragraph" style:parent-style-name="Normal_20_indentado_20_2">
      <style:paragraph-properties fo:orphans="2" fo:widows="2"/>
      <style:text-properties fo:language="es" fo:country="AR" style:font-size-complex="12pt"/>
    </style:style>
    <style:style style:name="P126" style:family="paragraph" style:parent-style-name="Normal_20_indentado_20_2">
      <style:paragraph-properties fo:orphans="2" fo:widows="2"/>
      <style:text-properties fo:language="es" fo:country="AR" style:font-size-complex="12pt" style:font-style-complex="normal"/>
    </style:style>
    <style:style style:name="P127" style:family="paragraph" style:parent-style-name="Normal_20_indentado_20_2">
      <style:paragraph-properties fo:orphans="2" fo:widows="2"/>
      <style:text-properties fo:language="es" fo:country="AR" officeooo:rsid="000e66a4" officeooo:paragraph-rsid="00234233"/>
    </style:style>
    <style:style style:name="P128" style:family="paragraph" style:parent-style-name="Normal_20_indentado_20_2">
      <style:paragraph-properties fo:orphans="2" fo:widows="2"/>
      <style:text-properties fo:font-size="10pt" fo:language="es" fo:country="AR" fo:font-weight="normal" officeooo:rsid="000e66a4" officeooo:paragraph-rsid="00234233" style:font-size-asian="10pt" style:font-weight-asian="normal" style:font-size-complex="10pt" style:font-weight-complex="normal"/>
    </style:style>
    <style:style style:name="P129" style:family="paragraph" style:parent-style-name="Normal_20_indentado_20_2">
      <style:paragraph-properties fo:orphans="2" fo:widows="2"/>
      <style:text-properties fo:font-size="10pt" fo:language="es" fo:country="AR" officeooo:rsid="000e66a4" officeooo:paragraph-rsid="00234233" style:font-size-asian="10pt" style:font-size-complex="10pt"/>
    </style:style>
    <style:style style:name="P130" style:family="paragraph" style:parent-style-name="Portada">
      <style:paragraph-properties fo:orphans="2" fo:widows="2"/>
      <style:text-properties style:font-name="Arial" fo:font-size="12pt" fo:language="es" fo:country="AR" style:font-size-asian="12pt" style:font-name-complex="Arial2" style:font-size-complex="12pt"/>
    </style:style>
    <style:style style:name="P131" style:family="paragraph" style:parent-style-name="Portada">
      <style:paragraph-properties fo:orphans="2" fo:widows="2"/>
      <style:text-properties fo:language="es" fo:country="AR" style:font-name-complex="Arial2" style:font-size-complex="12pt"/>
    </style:style>
    <style:style style:name="P132" style:family="paragraph" style:parent-style-name="Normal_20_indentado_20_1">
      <style:paragraph-properties fo:orphans="2" fo:widows="2"/>
      <style:text-properties fo:font-size="12pt" fo:language="es" fo:country="AR" style:font-size-asian="12pt" style:font-name-complex="F" style:font-size-complex="12pt"/>
    </style:style>
    <style:style style:name="P133" style:family="paragraph" style:parent-style-name="Normal_20_indentado_20_1">
      <style:text-properties fo:language="es" fo:country="AR"/>
    </style:style>
    <style:style style:name="P134" style:family="paragraph" style:parent-style-name="Normal_20_indentado_20_1">
      <style:paragraph-properties fo:orphans="2" fo:widows="2"/>
      <style:text-properties fo:language="es" fo:country="AR"/>
    </style:style>
    <style:style style:name="P135" style:family="paragraph" style:parent-style-name="Normal_20_indentado_20_3">
      <style:paragraph-properties fo:orphans="2" fo:widows="2"/>
      <style:text-properties fo:language="es" fo:country="AR"/>
    </style:style>
    <style:style style:name="P136" style:family="paragraph" style:parent-style-name="Normal_20_indentado_20_3">
      <style:paragraph-properties fo:orphans="2" fo:widows="2"/>
      <style:text-properties fo:language="es" fo:country="AR" style:font-size-complex="12pt"/>
    </style:style>
    <style:style style:name="P137" style:family="paragraph" style:parent-style-name="Comment">
      <style:paragraph-properties fo:orphans="2" fo:widows="2">
        <style:tab-stops>
          <style:tab-stop style:position="2.75cm"/>
        </style:tab-stops>
      </style:paragraph-properties>
      <style:text-properties fo:language="es" fo:country="AR" officeooo:paragraph-rsid="001b4c68" style:font-size-complex="12pt" style:font-style-complex="normal"/>
    </style:style>
    <style:style style:name="P138" style:family="paragraph" style:parent-style-name="Comment">
      <style:paragraph-properties fo:margin-top="0cm" fo:margin-bottom="0cm" style:contextual-spacing="false" fo:text-align="start" style:justify-single-word="false"/>
      <style:text-properties officeooo:paragraph-rsid="00201396"/>
    </style:style>
    <style:style style:name="P139" style:family="paragraph" style:parent-style-name="Comment">
      <style:paragraph-properties fo:margin-top="0cm" fo:margin-bottom="0cm" style:contextual-spacing="false" fo:text-align="start" style:justify-single-word="false"/>
      <style:text-properties fo:language="es" fo:country="AR" officeooo:paragraph-rsid="00201396"/>
    </style:style>
    <style:style style:name="T1" style:family="text">
      <style:text-properties style:font-size-complex="12pt"/>
    </style:style>
    <style:style style:name="T2" style:family="text">
      <style:text-properties style:font-size-complex="12pt" style:font-weight-complex="normal"/>
    </style:style>
    <style:style style:name="T3" style:family="text">
      <style:text-properties officeooo:rsid="0011efd6" style:font-size-complex="12pt" style:font-weight-complex="normal"/>
    </style:style>
    <style:style style:name="T4" style:family="text">
      <style:text-properties officeooo:rsid="0013d6c0" style:font-size-complex="12pt" style:font-weight-complex="normal"/>
    </style:style>
    <style:style style:name="T5" style:family="text">
      <style:text-properties officeooo:rsid="00153c0e" style:font-size-complex="12pt" style:font-weight-complex="normal"/>
    </style:style>
    <style:style style:name="T6" style:family="text">
      <style:text-properties officeooo:rsid="0016b87a" style:font-size-complex="12pt" style:font-weight-complex="normal"/>
    </style:style>
    <style:style style:name="T7" style:family="text">
      <style:text-properties officeooo:rsid="0017f342" style:font-size-complex="12pt" style:font-weight-complex="normal"/>
    </style:style>
    <style:style style:name="T8" style:family="text">
      <style:text-properties officeooo:rsid="00269a3d" style:font-size-complex="12pt" style:font-weight-complex="normal"/>
    </style:style>
    <style:style style:name="T9" style:family="text">
      <style:text-properties style:font-size-complex="12pt" style:font-style-complex="normal"/>
    </style:style>
    <style:style style:name="T10" style:family="text">
      <style:text-properties officeooo:rsid="001b4c68" style:font-size-complex="12pt" style:font-style-complex="normal"/>
    </style:style>
    <style:style style:name="T11" style:family="text">
      <style:text-properties style:font-size-complex="12pt" style:font-style-complex="normal" style:font-weight-complex="normal"/>
    </style:style>
    <style:style style:name="T12" style:family="text">
      <style:text-properties officeooo:rsid="002802fb" style:font-size-complex="12pt" style:font-style-complex="normal"/>
    </style:style>
    <style:style style:name="T13" style:family="text">
      <style:text-properties style:font-size-complex="12pt" style:font-style-complex="italic"/>
    </style:style>
    <style:style style:name="T14" style:family="text">
      <style:text-properties fo:color="#000080" fo:font-size="11pt" style:font-size-asian="11pt" style:font-size-complex="12pt"/>
    </style:style>
    <style:style style:name="T15" style:family="text">
      <style:text-properties fo:color="#000080" fo:font-size="9pt" style:font-size-asian="9pt" style:font-name-complex="F" style:font-size-complex="12pt"/>
    </style:style>
    <style:style style:name="T16" style:family="text">
      <style:text-properties fo:color="#000080" fo:font-weight="bold" style:font-weight-asian="bold" style:font-name-complex="F" style:font-size-complex="12pt"/>
    </style:style>
    <style:style style:name="T17" style:family="text">
      <style:text-properties fo:color="#000080" style:font-name-complex="F" style:font-size-complex="12pt"/>
    </style:style>
    <style:style style:name="T18" style:family="text">
      <style:text-properties fo:color="#000080" fo:font-size="8pt" style:font-size-asian="8pt" style:font-name-complex="F" style:font-size-complex="12pt"/>
    </style:style>
    <style:style style:name="T19" style:family="text">
      <style:text-properties style:font-name-complex="F"/>
    </style:style>
    <style:style style:name="T20" style:family="text">
      <style:text-properties style:font-name-complex="F" style:font-size-complex="12pt"/>
    </style:style>
    <style:style style:name="T21" style:family="text">
      <style:text-properties officeooo:rsid="00234233" style:font-name-complex="F" style:font-size-complex="12pt"/>
    </style:style>
    <style:style style:name="T22" style:family="text">
      <style:text-properties officeooo:rsid="002802fb" style:font-name-complex="F" style:font-size-complex="12pt"/>
    </style:style>
    <style:style style:name="T23" style:family="text">
      <style:text-properties officeooo:rsid="00299582" style:font-name-complex="F" style:font-size-complex="12pt"/>
    </style:style>
    <style:style style:name="T24" style:family="text">
      <style:text-properties officeooo:rsid="001edf44" style:font-name-complex="F"/>
    </style:style>
    <style:style style:name="T25" style:family="text">
      <style:text-properties officeooo:rsid="002802fb" style:font-name-complex="F"/>
    </style:style>
    <style:style style:name="T26" style:family="text">
      <style:text-properties fo:font-size="12pt" fo:language="en" fo:country="US" style:font-size-asian="12pt" style:font-name-complex="F" style:font-size-complex="12pt"/>
    </style:style>
    <style:style style:name="T27" style:family="text">
      <style:text-properties fo:font-size="12pt" style:font-size-asian="12pt" style:font-size-complex="12pt"/>
    </style:style>
    <style:style style:name="T28" style:family="text">
      <style:text-properties fo:font-size="12pt" style:font-size-asian="12pt" style:font-size-complex="12pt" style:font-weight-complex="normal"/>
    </style:style>
    <style:style style:name="T29" style:family="text">
      <style:text-properties fo:font-size="12pt" officeooo:rsid="002eb2a8" style:font-size-asian="12pt" style:font-size-complex="12pt" style:font-weight-complex="normal"/>
    </style:style>
    <style:style style:name="T30" style:family="text">
      <style:text-properties fo:font-size="12pt" officeooo:rsid="00299f82" style:font-size-asian="12pt" style:font-size-complex="12pt"/>
    </style:style>
    <style:style style:name="T31" style:family="text">
      <style:text-properties fo:font-size="12pt" officeooo:rsid="002eb2a8" style:font-size-asian="12pt" style:font-size-complex="12pt"/>
    </style:style>
    <style:style style:name="T32" style:family="text">
      <style:text-properties fo:font-size="12pt" style:font-size-asian="12pt" style:font-name-complex="F" style:font-size-complex="12pt"/>
    </style:style>
    <style:style style:name="T33" style:family="text">
      <style:text-properties fo:font-size="12pt" officeooo:rsid="001edf44" style:font-size-asian="12pt" style:font-name-complex="F" style:font-size-complex="12pt"/>
    </style:style>
    <style:style style:name="T34" style:family="text">
      <style:text-properties fo:font-size="12pt" fo:language="es" fo:country="ES" fo:font-weight="bold" style:font-size-asian="12pt" style:font-weight-asian="bold" style:font-size-complex="12pt"/>
    </style:style>
    <style:style style:name="T35" style:family="text">
      <style:text-properties fo:font-size="12pt" fo:language="es" fo:country="ES" style:font-size-asian="12pt" style:font-size-complex="12pt"/>
    </style:style>
    <style:style style:name="T36" style:family="text">
      <style:text-properties fo:font-size="12pt" fo:language="es" fo:country="ES" style:font-size-asian="12pt" style:font-name-complex="F" style:font-size-complex="12pt"/>
    </style:style>
    <style:style style:name="T37" style:family="text">
      <style:text-properties fo:font-size="12pt" fo:font-weight="bold" style:font-size-asian="12pt" style:font-weight-asian="bold" style:font-size-complex="12pt"/>
    </style:style>
    <style:style style:name="T38" style:family="text">
      <style:text-properties fo:font-size="12pt" fo:font-weight="bold" officeooo:rsid="00299f82" style:font-size-asian="12pt" style:font-weight-asian="bold" style:font-size-complex="12pt"/>
    </style:style>
    <style:style style:name="T39" style:family="text">
      <style:text-properties fo:font-size="12pt" fo:font-weight="bold" officeooo:rsid="002eb2a8" style:font-size-asian="12pt" style:font-weight-asian="bold" style:font-size-complex="12pt"/>
    </style:style>
    <style:style style:name="T40" style:family="text">
      <style:text-properties fo:font-weight="bold" style:font-weight-asian="bold" style:font-name-complex="F" style:font-size-complex="12pt"/>
    </style:style>
    <style:style style:name="T41" style:family="text">
      <style:text-properties fo:font-weight="bold" style:language-asian="ja" style:country-asian="JP" style:font-weight-asian="bold" style:font-name-complex="F"/>
    </style:style>
    <style:style style:name="T42" style:family="text">
      <style:text-properties style:font-name="Times New Roman" fo:font-size="12pt" fo:language="es" fo:country="CO" style:font-size-asian="12pt" style:font-name-complex="Times New Roman1" style:font-size-complex="12pt"/>
    </style:style>
    <style:style style:name="T43" style:family="text">
      <style:text-properties style:font-name="Times New Roman" fo:font-size="12pt" style:font-size-asian="12pt" style:font-name-complex="Times New Roman1" style:font-size-complex="12pt"/>
    </style:style>
    <style:style style:name="T44" style:family="text">
      <style:text-properties style:font-name="Times New Roman" fo:font-size="12pt" officeooo:rsid="000da43b" style:font-size-asian="12pt" style:font-name-complex="Times New Roman1" style:font-size-complex="12pt"/>
    </style:style>
    <style:style style:name="T45" style:family="text">
      <style:text-properties style:font-name="Times New Roman" fo:font-size="12pt" officeooo:rsid="001ba557" style:font-size-asian="12pt" style:font-name-complex="Times New Roman1" style:font-size-complex="12pt"/>
    </style:style>
    <style:style style:name="T46" style:family="text">
      <style:text-properties style:font-name="Times New Roman" fo:font-size="12pt" officeooo:rsid="001d1430" style:font-size-asian="12pt" style:font-name-complex="Times New Roman1" style:font-size-complex="12pt"/>
    </style:style>
    <style:style style:name="T47" style:family="text">
      <style:text-properties style:font-name="Times New Roman" fo:font-size="12pt" officeooo:rsid="001edf44" style:font-size-asian="12pt" style:font-name-complex="Times New Roman1" style:font-size-complex="12pt"/>
    </style:style>
    <style:style style:name="T48" style:family="text">
      <style:text-properties style:font-name="Times New Roman" fo:font-size="12pt" style:font-size-asian="12pt" style:font-size-complex="12pt"/>
    </style:style>
    <style:style style:name="T49" style:family="text">
      <style:text-properties style:font-name="Times New Roman" fo:font-size="12pt" officeooo:rsid="000da43b" style:font-size-asian="12pt" style:font-size-complex="12pt"/>
    </style:style>
    <style:style style:name="T50" style:family="text">
      <style:text-properties style:font-name="Times New Roman" fo:font-size="12pt" officeooo:rsid="001d1430" style:font-size-asian="12pt" style:font-size-complex="12pt"/>
    </style:style>
    <style:style style:name="T51" style:family="text">
      <style:text-properties style:font-name="Times New Roman" fo:font-size="12pt" officeooo:rsid="001edf44" style:font-size-asian="12pt" style:font-size-complex="12pt"/>
    </style:style>
    <style:style style:name="T52" style:family="text">
      <style:text-properties style:font-name="Times New Roman" fo:font-size="12pt" officeooo:rsid="00299f82" style:font-size-asian="12pt" style:font-size-complex="12pt"/>
    </style:style>
    <style:style style:name="T53" style:family="text">
      <style:text-properties style:font-name="Times New Roman" fo:font-size="12pt" officeooo:rsid="002b92e6" style:font-size-asian="12pt" style:font-size-complex="12pt"/>
    </style:style>
    <style:style style:name="T54" style:family="text">
      <style:text-properties style:font-name="Times New Roman" fo:font-size="12pt" officeooo:rsid="002eb2a8" style:font-size-asian="12pt" style:font-size-complex="12pt"/>
    </style:style>
    <style:style style:name="T55" style:family="text">
      <style:text-properties style:font-name="Times New Roman" fo:font-size="12pt" style:font-size-asian="12pt" style:font-name-complex="F" style:font-size-complex="12pt"/>
    </style:style>
    <style:style style:name="T56" style:family="text">
      <style:text-properties style:font-name="Times New Roman" fo:font-size="12pt" officeooo:rsid="001edf44" style:font-size-asian="12pt" style:font-name-complex="F" style:font-size-complex="12pt"/>
    </style:style>
    <style:style style:name="T57" style:family="text">
      <style:text-properties style:font-name="Times New Roman" fo:font-size="12pt" fo:font-style="italic" fo:font-weight="bold" style:font-size-asian="12pt" style:font-style-asian="italic" style:font-weight-asian="bold" style:font-size-complex="12pt"/>
    </style:style>
    <style:style style:name="T58" style:family="text">
      <style:text-properties style:font-name="Times New Roman" fo:font-size="12pt" fo:font-style="italic" style:font-size-asian="12pt" style:font-style-asian="italic" style:font-name-complex="F" style:font-size-complex="12pt"/>
    </style:style>
    <style:style style:name="T59" style:family="text">
      <style:text-properties style:font-name="Times New Roman" fo:font-size="12pt" fo:font-style="italic" style:font-size-asian="12pt" style:font-style-asian="italic" style:font-name-complex="Times New Roman1" style:font-size-complex="12pt"/>
    </style:style>
    <style:style style:name="T60" style:family="text">
      <style:text-properties style:font-name="Times New Roman" fo:font-size="12pt" fo:language="es" fo:country="AR" fo:font-style="italic" style:font-size-asian="12pt" style:font-style-asian="italic" style:font-name-complex="Times New Roman1" style:font-size-complex="12pt"/>
    </style:style>
    <style:style style:name="T61" style:family="text">
      <style:text-properties fo:language="es" fo:country="CO" fo:font-weight="bold" style:language-asian="ja" style:country-asian="JP" style:font-weight-asian="bold" style:font-name-complex="F"/>
    </style:style>
    <style:style style:name="T62" style:family="text">
      <style:text-properties fo:language="es" fo:country="CO" style:language-asian="ja" style:country-asian="JP" style:font-name-complex="F"/>
    </style:style>
    <style:style style:name="T63" style:family="text">
      <style:text-properties fo:language="es" fo:country="CO" style:font-name-complex="F"/>
    </style:style>
    <style:style style:name="T64" style:family="text">
      <style:text-properties fo:language="es" fo:country="ES" style:font-name-complex="F"/>
    </style:style>
    <style:style style:name="T65" style:family="text">
      <style:text-properties fo:language="es" fo:country="ES" style:language-asian="ja" style:country-asian="JP" style:font-name-complex="F"/>
    </style:style>
    <style:style style:name="T66" style:family="text">
      <style:text-properties fo:color="#008000" fo:font-size="12pt" fo:font-weight="bold" style:font-size-asian="12pt" style:font-weight-asian="bold" style:font-name-complex="F" style:font-size-complex="12pt"/>
    </style:style>
    <style:style style:name="T67" style:family="text">
      <style:text-properties fo:color="#008000" fo:font-size="12pt" style:font-size-asian="12pt" style:font-name-complex="F" style:font-size-complex="12pt"/>
    </style:style>
    <style:style style:name="T68" style:family="text">
      <style:text-properties fo:color="#00000a" style:font-name="Times New Roman" fo:font-size="12pt" style:font-size-asian="12pt" style:font-size-complex="12pt" style:font-style-complex="normal"/>
    </style:style>
    <style:style style:name="T69" style:family="text">
      <style:text-properties fo:color="#00000a" style:font-name="Times New Roman" fo:font-size="12pt" officeooo:rsid="001edf44" style:font-size-asian="12pt" style:font-size-complex="12pt" style:font-style-complex="normal"/>
    </style:style>
    <style:style style:name="T70" style:family="text">
      <style:text-properties fo:color="#00000a" style:font-name="Times New Roman" fo:font-size="12pt" officeooo:rsid="00269a3d" style:font-size-asian="12pt" style:font-size-complex="12pt" style:font-style-complex="normal"/>
    </style:style>
    <style:style style:name="T71" style:family="text">
      <style:text-properties fo:color="#00000a" style:font-name-complex="F" style:font-size-complex="12pt" style:font-style-complex="normal"/>
    </style:style>
    <style:style style:name="T72" style:family="text">
      <style:text-properties fo:color="#00000a" fo:font-size="12pt" fo:language="en" fo:country="US" fo:font-style="normal" style:font-size-asian="12pt" style:font-style-asian="normal" style:font-name-complex="F" style:font-size-complex="12pt" style:font-style-complex="normal"/>
    </style:style>
    <style:style style:name="T73" style:family="text">
      <style:text-properties fo:color="#00000a" style:font-name="Calibri" fo:language="es" fo:country="CO" fo:font-style="normal" style:font-style-asian="normal"/>
    </style:style>
    <style:style style:name="T74" style:family="text">
      <style:text-properties fo:color="#00000a" style:font-name="Calibri" fo:language="es" fo:country="CO" fo:font-style="normal" style:font-style-asian="normal" style:font-size-complex="11pt"/>
    </style:style>
    <style:style style:name="T75" style:family="text">
      <style:text-properties fo:color="#00000a" style:font-name="Calibri" fo:language="es" fo:country="CO" style:font-size-complex="11pt" style:font-style-complex="italic" style:font-weight-complex="bold"/>
    </style:style>
    <style:style style:name="T76" style:family="text">
      <style:text-properties fo:color="#00000a" style:font-name="Calibri" style:font-size-complex="11pt" style:font-style-complex="italic" style:font-weight-complex="bold"/>
    </style:style>
    <style:style style:name="T77" style:family="text">
      <style:text-properties fo:color="#00000a" style:font-name="Calibri" fo:font-style="normal" style:font-style-asian="normal"/>
    </style:style>
    <style:style style:name="T78" style:family="text">
      <style:text-properties fo:color="#00000a" style:font-name="Calibri" fo:font-style="normal" style:font-style-asian="normal" style:font-size-complex="11pt"/>
    </style:style>
    <style:style style:name="T79" style:family="text">
      <style:text-properties fo:color="#00000a" style:font-name="Calibri" fo:language="es" fo:country="AR" style:font-size-complex="11pt" style:font-style-complex="italic" style:font-weight-complex="bold"/>
    </style:style>
    <style:style style:name="T80" style:family="text">
      <style:text-properties fo:color="#00000a" style:font-name="Calibri" fo:language="es" fo:country="AR" fo:font-style="normal" style:font-style-asian="normal" style:font-size-complex="11pt"/>
    </style:style>
    <style:style style:name="T81" style:family="text">
      <style:text-properties fo:color="#00000a" fo:font-style="normal" style:font-style-asian="normal"/>
    </style:style>
    <style:style style:name="T82" style:family="text">
      <style:text-properties fo:color="#00000a" fo:font-style="normal" style:font-style-asian="normal" style:font-size-complex="11pt"/>
    </style:style>
    <style:style style:name="T83" style:family="text">
      <style:text-properties fo:color="#00000a" style:font-name="Arial1" fo:font-style="normal" style:font-style-asian="normal"/>
    </style:style>
    <style:style style:name="T84" style:family="text">
      <style:text-properties fo:color="#00000a" style:font-name="Arial1" fo:font-style="normal" style:font-style-asian="normal" style:font-size-complex="11pt"/>
    </style:style>
    <style:style style:name="T85" style:family="text">
      <style:text-properties fo:font-size="8pt" style:font-size-asian="8pt" style:font-name-complex="F" style:font-size-complex="12pt"/>
    </style:style>
    <style:style style:name="T86" style:family="text">
      <style:text-properties officeooo:rsid="000da43b"/>
    </style:style>
    <style:style style:name="T87" style:family="text">
      <style:text-properties style:language-asian="ja" style:country-asian="JP"/>
    </style:style>
    <style:style style:name="T88" style:family="text">
      <style:text-properties style:language-asian="ja" style:country-asian="JP" style:font-name-complex="F"/>
    </style:style>
    <style:style style:name="T89" style:family="text">
      <style:text-properties officeooo:rsid="001edf44" style:language-asian="ja" style:country-asian="JP" style:font-name-complex="F"/>
    </style:style>
    <style:style style:name="T90" style:family="text">
      <style:text-properties style:language-asian="ja" style:country-asian="JP" style:font-size-complex="12pt" style:font-style-complex="normal"/>
    </style:style>
    <style:style style:name="T91" style:family="text">
      <style:text-properties fo:language="es" fo:country="AR"/>
    </style:style>
    <style:style style:name="T92" style:family="text">
      <style:text-properties fo:language="es" fo:country="AR" style:font-size-complex="12pt"/>
    </style:style>
    <style:style style:name="T93" style:family="text">
      <style:text-properties fo:language="es" fo:country="AR" style:font-size-complex="12pt" style:font-weight-complex="normal"/>
    </style:style>
    <style:style style:name="T94" style:family="text">
      <style:text-properties fo:language="es" fo:country="AR" style:language-asian="es" style:country-asian="CO"/>
    </style:style>
    <style:style style:name="T95" style:family="text">
      <style:text-properties fo:language="es" fo:country="AR" officeooo:rsid="001b4c68"/>
    </style:style>
    <style:style style:name="T96" style:family="text">
      <style:text-properties fo:language="es" fo:country="AR" fo:font-style="italic" style:text-underline-style="none" style:font-style-asian="italic"/>
    </style:style>
    <style:style style:name="T97" style:family="text">
      <style:text-properties fo:language="es" fo:country="AR" fo:font-style="italic" style:font-style-asian="italic"/>
    </style:style>
    <style:style style:name="T98" style:family="text">
      <style:text-properties fo:language="en" fo:country="US" style:font-name-complex="F"/>
    </style:style>
    <style:style style:name="T99" style:family="text">
      <style:text-properties fo:language="en" fo:country="US" style:font-name-complex="F" style:font-size-complex="12pt"/>
    </style:style>
    <style:style style:name="T100" style:family="text">
      <style:text-properties fo:font-size="10pt" fo:language="es" fo:country="AR" fo:font-style="italic" style:font-size-asian="10pt" style:language-asian="es" style:country-asian="CO" style:font-style-asian="italic"/>
    </style:style>
    <style:style style:name="T101" style:family="text">
      <style:text-properties fo:font-size="10pt" fo:font-style="italic" style:font-size-asian="10pt" style:language-asian="es" style:country-asian="CO" style:font-style-asian="italic"/>
    </style:style>
    <style:style style:name="T102" style:family="text">
      <style:text-properties style:text-underline-style="solid" style:text-underline-width="auto" style:text-underline-color="font-color" style:font-size-complex="12pt" style:font-weight-complex="normal"/>
    </style:style>
    <style:style style:name="T103" style:family="text">
      <style:text-properties fo:font-style="italic" style:font-style-asian="italic"/>
    </style:style>
    <style:style style:name="T104" style:family="text">
      <style:text-properties fo:font-style="italic" style:font-style-asian="italic" style:font-size-complex="12pt" style:font-style-complex="normal"/>
    </style:style>
    <style:style style:name="T105" style:family="text">
      <style:text-properties fo:font-style="italic" style:text-underline-style="none" style:font-style-asian="italic"/>
    </style:style>
    <style:style style:name="T106" style:family="text">
      <style:text-properties officeooo:rsid="0010106a"/>
    </style:style>
    <style:style style:name="T107" style:family="text">
      <style:text-properties officeooo:rsid="001b4c68"/>
    </style:style>
    <style:style style:name="T108" style:family="text">
      <style:text-properties fo:color="#000000" fo:font-style="italic" style:font-style-asian="italic" style:font-name-complex="Calibri2"/>
    </style:style>
    <style:style style:name="T109" style:family="text">
      <style:text-properties fo:color="#000000" style:font-name="Calibri" fo:language="es" fo:country="CO" fo:font-style="normal" style:font-style-asian="normal" style:font-name-complex="Calibri2"/>
    </style:style>
    <style:style style:name="T110" style:family="text">
      <style:text-properties fo:color="#000000" style:font-name="Calibri" fo:font-style="normal" style:font-style-asian="normal" style:font-name-complex="Calibri2"/>
    </style:style>
    <style:style style:name="T111" style:family="text">
      <style:text-properties fo:color="#000000" fo:font-style="normal" style:font-style-asian="normal" style:font-name-complex="Calibri2"/>
    </style:style>
    <style:style style:name="T112" style:family="text">
      <style:text-properties fo:color="#000000" style:font-name="Arial1" fo:font-style="normal" style:font-style-asian="normal" style:font-name-complex="Calibri2"/>
    </style:style>
    <style:style style:name="T113" style:family="text">
      <style:text-properties fo:color="#ffffff" style:language-asian="es" style:country-asian="CO"/>
    </style:style>
    <style:style style:name="T114" style:family="text">
      <style:text-properties fo:color="#ffffff" officeooo:rsid="001b4c68" style:language-asian="es" style:country-asian="CO"/>
    </style:style>
    <style:style style:name="T115" style:family="text">
      <style:text-properties style:language-asian="es" style:country-asian="CO"/>
    </style:style>
    <style:style style:name="T116" style:family="text">
      <style:text-properties style:font-name="Calibri" fo:language="es" fo:country="CO" style:font-name-complex="F"/>
    </style:style>
    <style:style style:name="T117" style:family="text">
      <style:text-properties style:font-name="Calibri" style:font-name-complex="F"/>
    </style:style>
    <style:style style:name="T118" style:family="text">
      <style:text-properties style:font-name-complex="Arial2"/>
    </style:style>
    <style:style style:name="T119" style:family="text">
      <style:text-properties officeooo:rsid="00201396"/>
    </style:style>
    <style:style style:name="T120" style:family="text">
      <style:text-properties officeooo:rsid="002158a6"/>
    </style:style>
    <style:style style:name="T121" style:family="text">
      <style:text-properties officeooo:rsid="0023109f"/>
    </style:style>
    <style:style style:name="T122" style:family="text">
      <style:text-properties officeooo:rsid="00234233"/>
    </style:style>
    <style:style style:name="T123" style:family="text">
      <style:text-properties officeooo:rsid="002802fb"/>
    </style:style>
    <style:style style:name="T124" style:family="text">
      <style:text-properties style:font-name="Arial1" style:font-name-complex="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
        <text:p text:style-name="P117">Especificación de requisitos de software</text:p>
        <text:p text:style-name="P131"/>
        <text:p text:style-name="P85"><text:span text:style-name="T2">Proyecto: [Nombre del proyecto]</text:span></text:p>
        <text:p text:style-name="P61"><text:span text:style-name="T14">Revisión [99.99]</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text:span text:style-name="T20"><text:line-break/></text:span></text:p>
            </table:table-cell>
            <table:table-cell table:style-name="Tabla2.A1" office:value-type="string">
              <text:p text:style-name="P15"/>
            </table:table-cell>
            <table:table-cell table:style-name="Tabla2.A1" office:value-type="string">
              <text:p text:style-name="P28"/>
              <text:p text:style-name="P29"><text:span text:style-name="T15">[Mes de año]</text:span></text:p>
            </table:table-cell>
          </table:table-row>
        </table:table>
        <text:p text:style-name="P13"/>
        <text:p text:style-name="P16"><text:soft-page-break/></text:p>
      </text:section>
      <text:section text:style-name="Sect1" text:name="Sección2">
        <text:p text:style-name="P118"><text:bookmark-start text:name="__RefHeading__6_676780344"/><text:bookmark-start text:name="__RefHeading__41_1961381582"/><text:bookmark-start text:name="__RefHeading__28_1822457866"/><text:span text:style-name="T2">Ficha del documento</text:span><text:bookmark-end text:name="__RefHeading__6_676780344"/><text:bookmark-end text:name="__RefHeading__41_1961381582"/><text:bookmark-end text:name="__RefHeading__28_1822457866"/></text:p>
        <text:p text:style-name="P18"/>
        <text:p text:style-name="P13"/>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7"><text:span text:style-name="T40">Fecha</text:span></text:p>
            </table:table-cell>
            <table:table-cell table:style-name="Tabla3.A1" office:value-type="string">
              <text:p text:style-name="P27"><text:span text:style-name="T40">Revisión</text:span></text:p>
            </table:table-cell>
            <table:table-cell table:style-name="Tabla3.A1" office:value-type="string">
              <text:p text:style-name="P27"><text:span text:style-name="T40">Autor</text:span></text:p>
            </table:table-cell>
            <table:table-cell table:style-name="Tabla3.D1" office:value-type="string">
              <text:p text:style-name="P27"><text:span text:style-name="T40">Verificado dep. calidad.</text:span></text:p>
            </table:table-cell>
          </table:table-row>
          <table:table-row table:style-name="Tabla3.1">
            <table:table-cell table:style-name="Tabla3.A1" office:value-type="string">
              <text:p text:style-name="P20"><text:span text:style-name="T20">[Fecha]</text:span></text:p>
            </table:table-cell>
            <table:table-cell table:style-name="Tabla3.A1" office:value-type="string">
              <text:p text:style-name="P20"><text:span text:style-name="T20">[Rev]</text:span></text:p>
            </table:table-cell>
            <table:table-cell table:style-name="Tabla3.A1" office:value-type="string">
              <text:p text:style-name="P20"><text:span text:style-name="T20">[Descripcion]</text:span></text:p>
            </table:table-cell>
            <table:table-cell table:style-name="Tabla3.D1" office:value-type="string">
              <text:p text:style-name="P27"><text:span text:style-name="T20">[Firma o sello]</text:span></text:p>
            </table:table-cell>
          </table:table-row>
        </table:table>
        <text:p text:style-name="P13"/>
        <text:p text:style-name="P18"/>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5"><text:span text:style-name="T1">Documento validado por las partes en fecha: [Fecha]</text:span></text:p>
        <text:p text:style-name="P103"/>
        <table:table table:name="Tabla4" table:style-name="Tabla4">
          <table:table-column table:style-name="Tabla4.A"/>
          <table:table-column table:style-name="Tabla4.B"/>
          <table:table-row table:style-name="Tabla4.1">
            <table:table-cell table:style-name="Tabla4.A1" office:value-type="string">
              <text:p text:style-name="P112"><text:span text:style-name="T20">Por el cliente</text:span></text:p>
            </table:table-cell>
            <table:table-cell table:style-name="Tabla4.B1" office:value-type="string">
              <text:p text:style-name="P112"><text:span text:style-name="T20">Por la empresa suministradora</text:span></text:p>
            </table:table-cell>
          </table:table-row>
          <table:table-row table:style-name="Tabla4.1">
            <table:table-cell table:style-name="Tabla4.A1" office:value-type="string">
              <text:p text:style-name="P106"/>
            </table:table-cell>
            <table:table-cell table:style-name="Tabla4.B1" office:value-type="string">
              <text:p text:style-name="P109"/>
              <text:p text:style-name="P109"/>
              <text:p text:style-name="P109"/>
              <text:p text:style-name="P109"/>
              <text:p text:style-name="P109"/>
              <text:p text:style-name="P109"/>
              <text:p text:style-name="P106"/>
            </table:table-cell>
          </table:table-row>
          <table:table-row table:style-name="Tabla4.1">
            <table:table-cell table:style-name="Tabla4.A1" office:value-type="string">
              <text:p text:style-name="P115"><text:span text:style-name="T20">Fdo. D./ Dña [Nombre]</text:span></text:p>
            </table:table-cell>
            <table:table-cell table:style-name="Tabla4.B1" office:value-type="string">
              <text:p text:style-name="P115"><text:span text:style-name="T20">Fdo. D./Dña [Nombre]</text:span></text:p>
            </table:table-cell>
          </table:table-row>
        </table:table>
        <text:p text:style-name="P103"/>
        <text:p text:style-name="P110"/>
        <text:p text:style-name="P110"/>
        <text:p text:style-name="P110"/>
        <text:p text:style-name="P110"/>
        <text:p text:style-name="P18"/>
        <text:p text:style-name="P18"/>
        <text:p text:style-name="P18"/>
        <text:p text:style-name="P18"/>
      </text:section>
      <text:section text:style-name="Sect1" text:name="Sección3">
        <text:p text:style-name="P45"/>
        <text:p text:style-name="P118"><text:bookmark-start text:name="__RefHeading__30_1822457866"/><text:bookmark-start text:name="__RefHeading__8_676780344"/><text:bookmark-start text:name="__RefHeading__43_1961381582"/><text:span text:style-name="T2">Contenido</text:span><text:bookmark-end text:name="__RefHeading__30_1822457866"/><text:bookmark-end text:name="__RefHeading__8_676780344"/><text:bookmark-end text:name="__RefHeading__43_1961381582"/></text:p>
      </text:section>
      <text:section text:style-name="Sect1" text:name="Sección4">
        <text:p text:style-name="P65"><text:a xlink:type="simple" xlink:href="#__RefHeading__41_1961381582"><text:span text:style-name="T93">Ficha del documento<text:tab/>3</text:span></text:a></text:p>
        <text:p text:style-name="P65"><text:a xlink:type="simple" xlink:href="#__RefHeading__45_1961381582"><text:span text:style-name="T93">Introducción<text:tab/>6</text:span></text:a></text:p>
        <text:p text:style-name="P60"><text:a xlink:type="simple" xlink:href="#__RefHeading__47_1961381582"><text:span text:style-name="T93">Propósito<text:tab/>6</text:span></text:a></text:p>
        <text:p text:style-name="P60"><text:a xlink:type="simple" xlink:href="#__RefHeading__49_1961381582"><text:span text:style-name="T93">Alcance<text:tab/>6</text:span></text:a></text:p>
        <text:p text:style-name="P60"><text:a xlink:type="simple" xlink:href="#__RefHeading__51_1961381582"><text:span text:style-name="T93">Personal involucrado<text:tab/>6</text:span></text:a></text:p>
        <text:p text:style-name="P60"><text:a xlink:type="simple" xlink:href="#__RefHeading__53_1961381582"><text:span text:style-name="T93">Definiciones, acrónimos y abreviaturas<text:tab/>7</text:span></text:a></text:p>
        <text:p text:style-name="P60"><text:a xlink:type="simple" xlink:href="#__RefHeading__59_1961381582"><text:span text:style-name="T93">Resumen<text:tab/>8</text:span></text:a></text:p>
        <text:p text:style-name="P65"><text:a xlink:type="simple" xlink:href="#__RefHeading__61_1961381582"><text:span text:style-name="T93">Descripción general<text:tab/>8</text:span></text:a></text:p>
        <text:p text:style-name="P60"><text:a xlink:type="simple" xlink:href="#__RefHeading__63_1961381582"><text:span text:style-name="T93">Perspectiva del producto<text:tab/>8</text:span></text:a></text:p>
        <text:p text:style-name="P60"><text:a xlink:type="simple" xlink:href="#__RefHeading__65_1961381582"><text:span text:style-name="T93">Funcionalidad del producto<text:tab/>8</text:span></text:a></text:p>
        <text:p text:style-name="P60"><text:a xlink:type="simple" xlink:href="#__RefHeading__67_1961381582"><text:span text:style-name="T93">Características de los usuarios<text:tab/>9</text:span></text:a></text:p>
        <text:p text:style-name="P60"><text:a xlink:type="simple" xlink:href="#__RefHeading__69_1961381582"><text:span text:style-name="T93">Restricciones<text:tab/>9</text:span></text:a></text:p>
        <text:p text:style-name="P60"><text:a xlink:type="simple" xlink:href="#__RefHeading__71_1961381582"><text:span text:style-name="T93">Suposiciones y dependencias<text:tab/>9</text:span></text:a></text:p>
        <text:p text:style-name="P60"><text:a xlink:type="simple" xlink:href="#__RefHeading__73_1961381582"><text:span text:style-name="T93">Evolución previsible del sistema<text:tab/>9</text:span></text:a></text:p>
        <text:p text:style-name="P65"><text:a xlink:type="simple" xlink:href="#__RefHeading__75_1961381582"><text:span text:style-name="T93">Requisitos específicos<text:tab/>9</text:span></text:a></text:p>
        <text:p text:style-name="P60"><text:a xlink:type="simple" xlink:href="#__RefHeading__77_1961381582"><text:span text:style-name="T93">Requisitos comunes de los interfaces<text:tab/>10</text:span></text:a></text:p>
        <text:p text:style-name="P66"><text:a xlink:type="simple" xlink:href="#__RefHeading__79_1961381582"><text:span text:style-name="T92">Interfaces de usuario<text:tab/>10</text:span></text:a></text:p>
        <text:p text:style-name="P66"><text:a xlink:type="simple" xlink:href="#__RefHeading__81_1961381582"><text:span text:style-name="T92">Interfaces de hardware<text:tab/>10</text:span></text:a></text:p>
        <text:p text:style-name="P66"><text:a xlink:type="simple" xlink:href="#__RefHeading__83_1961381582"><text:span text:style-name="T92">Interfaces de software<text:tab/>10</text:span></text:a></text:p>
        <text:p text:style-name="P66"><text:a xlink:type="simple" xlink:href="#__RefHeading__85_1961381582"><text:span text:style-name="T92">Interfaces de comunicación<text:tab/>10</text:span></text:a></text:p>
        <text:p text:style-name="P60"><text:a xlink:type="simple" xlink:href="#__RefHeading__87_1961381582"><text:span text:style-name="T93">Requisitos funcionales<text:tab/>10</text:span></text:a></text:p>
        <text:p text:style-name="P66"><text:a xlink:type="simple" xlink:href="#__RefHeading__89_1961381582"><text:span text:style-name="T92">Requisito funcional 1<text:tab/>11</text:span></text:a></text:p>
        <text:p text:style-name="P66"><text:a xlink:type="simple" xlink:href="#__RefHeading__91_1961381582"><text:span text:style-name="T92">2.2.1 Usuario Use Case<text:tab/>11</text:span></text:a></text:p>
        <text:p text:style-name="P116"><text:a xlink:type="simple" xlink:href="#__RefHeading__93_1961381582"><text:span text:style-name="T92">Caso de Uso: Buscar Libro<text:tab/>11</text:span></text:a></text:p>
        <text:p text:style-name="P66"><text:a xlink:type="simple" xlink:href="#__RefHeading__95_1961381582"><text:span text:style-name="T92">Requisito funcional 2<text:tab/>11</text:span></text:a></text:p>
        <text:p text:style-name="P66"><text:a xlink:type="simple" xlink:href="#__RefHeading__97_1961381582"><text:span text:style-name="T92">2.2.2 Usuario Use Case<text:tab/>11</text:span></text:a></text:p>
        <text:p text:style-name="P116"><text:a xlink:type="simple" xlink:href="#__RefHeading__99_1961381582"><text:span text:style-name="T92">Caso de Uso: Comprar Libro<text:tab/>11</text:span></text:a></text:p>
        <text:p text:style-name="P66"><text:a xlink:type="simple" xlink:href="#__RefHeading__101_1961381582"><text:span text:style-name="T92">Requisito funcional 3<text:tab/>12</text:span></text:a></text:p>
        <text:p text:style-name="P66"><text:soft-page-break/><text:a xlink:type="simple" xlink:href="#__RefHeading__103_1961381582"><text:span text:style-name="T92">2.2.3 Usuario Use Case<text:tab/>12</text:span></text:a></text:p>
        <text:p text:style-name="P116"><text:a xlink:type="simple" xlink:href="#__RefHeading__105_1961381582"><text:span text:style-name="T92">Caso de Uso: Iniciar Sesion<text:tab/>12</text:span></text:a></text:p>
        <text:p text:style-name="P66"><text:a xlink:type="simple" xlink:href="#__RefHeading__107_1961381582"><text:span text:style-name="T92">2.2.4 Usuario Use Case<text:tab/>13</text:span></text:a></text:p>
        <text:p text:style-name="P116"><text:a xlink:type="simple" xlink:href="#__RefHeading__109_1961381582"><text:span text:style-name="T92">Caso de Uso: Registrar Usuario<text:tab/>13</text:span></text:a></text:p>
        <text:p text:style-name="P60"><text:a xlink:type="simple" xlink:href="#__RefHeading__111_1961381582"><text:span text:style-name="T93">Requisitos no funcionales<text:tab/>13</text:span></text:a></text:p>
        <text:p text:style-name="P66"><text:a xlink:type="simple" xlink:href="#__RefHeading__113_1961381582"><text:span text:style-name="T92">Requisitos de rendimiento<text:tab/>13</text:span></text:a></text:p>
        <text:p text:style-name="P66"><text:a xlink:type="simple" xlink:href="#__RefHeading__115_1961381582"><text:span text:style-name="T92">Seguridad<text:tab/>14</text:span></text:a></text:p>
        <text:p text:style-name="P66"><text:a xlink:type="simple" xlink:href="#__RefHeading__117_1961381582"><text:span text:style-name="T92">Fiabilidad<text:tab/>14</text:span></text:a></text:p>
        <text:p text:style-name="P66"><text:a xlink:type="simple" xlink:href="#__RefHeading__119_1961381582"><text:span text:style-name="T92">Disponibilidad<text:tab/>14</text:span></text:a></text:p>
        <text:p text:style-name="P60"><text:a xlink:type="simple" xlink:href="#__RefHeading__121_1961381582"><text:span text:style-name="T93">Otros requisitos<text:tab/>14</text:span></text:a></text:p>
        <text:p text:style-name="P65"><text:a xlink:type="simple" xlink:href="#__RefHeading__123_1961381582"><text:span text:style-name="T93">Apéndices<text:tab/>15</text:span></text:a></text:p>
      </text:section>
      <text:section text:style-name="Sect1" text:name="Sección5">
        <text:p text:style-name="P58"/>
      </text:section>
      <text:section text:style-name="Sect1" text:name="Sección6">
        <text:h text:style-name="P6" text:outline-level="1"><text:bookmark-start text:name="__RefHeading__32_1822457866"/><text:bookmark-start text:name="__RefHeading__10_676780344"/><text:bookmark-start text:name="__RefHeading__45_1961381582"/><text:span text:style-name="T3">1.0 </text:span><text:span text:style-name="T2">Introducción</text:span><text:bookmark-end text:name="__RefHeading__32_1822457866"/><text:bookmark-end text:name="__RefHeading__10_676780344"/><text:bookmark-end text:name="__RefHeading__45_1961381582"/></text:h>
        <text:p text:style-name="P133"/>
        <text:p text:style-name="P17"/>
        <text:p text:style-name="P41"><text:span text:style-name="T43">Este documento corresponde a <text:s/>la Especificación de Requisitos de Software (SRS) para <text:s/>el </text:span><text:span text:style-name="T59">SLCB(sistema en linea de CookBooks)</text:span><text:span text:style-name="T43">, esta especificación se ha realizado de acuerdo al estándar “IEEE Recommended Practice for Software Requirements Specification IEEE Std 830-1998”.</text:span></text:p>
        <text:h text:style-name="P8" text:outline-level="2"><text:bookmark-start text:name="__RefHeading__12_676780344"/><text:bookmark-start text:name="__RefHeading__47_1961381582"/><text:span text:style-name="T3">1.1 </text:span><text:span text:style-name="T2">Propósito</text:span><text:bookmark-end text:name="__RefHeading__12_676780344"/><text:bookmark-end text:name="__RefHeading__47_1961381582"/></text:h>
        <text:p text:style-name="P89"/>
        <text:p text:style-name="P88"/>
        <text:p text:style-name="P23"><text:span text:style-name="T43">El </text:span><text:span text:style-name="T44">propósito</text:span><text:span text:style-name="T43"> de este documento es proporcionar una guía </text:span><text:span text:style-name="T45">para a</text:span><text:span text:style-name="T43">mbos, los stakeholders y desarrolladores del sistema y va a ser propuesto a la empresa CookBooks para su </text:span><text:span text:style-name="T44">aprobación </text:span><text:span text:style-name="T45">sobre la </text:span><text:span text:style-name="T46">descripción</text:span><text:span text:style-name="T45"> de un sistema en linea de venta libros de cocina para la empresa en cuestión</text:span><text:span text:style-name="T44">.</text:span><text:span text:style-name="T43"> </text:span></text:p>
        <text:p text:style-name="P17"><text:span text:style-name="T43">Esta especificación está conformada por una definición y descripción del software con relación a las necesidades que se quieren suplir, es decir los requerimientos funcionales y no funcionales. Adicional a la especificación de los requerimientos, este documento delimita el sistema a los recursos que se poseen, es decir que tiene en cuenta las restricciones que intervienen en el desarrollo del proyecto y las interfaces con otros sistemas a manejar. </text:span></text:p>
        <text:p text:style-name="P37"/>
        <text:p text:style-name="P90"/>
        <text:p text:style-name="P90"/>
        <text:h text:style-name="P8" text:outline-level="2"><text:bookmark-start text:name="__RefHeading__14_676780344"/><text:bookmark-start text:name="__RefHeading__49_1961381582"/><text:span text:style-name="T4">1.2 </text:span><text:span text:style-name="T2">Alcance</text:span><text:bookmark-end text:name="__RefHeading__14_676780344"/><text:bookmark-end text:name="__RefHeading__49_1961381582"/></text:h>
        <text:p text:style-name="P122"/>
        <text:p text:style-name="P25"><text:span text:style-name="T43">Este documento describe de manera detallada los requerimientos de la herramienta, la cual será desarrollada por el equipo que conforman el personal involucrado , descripto subsiguientemente. </text:span></text:p>
        <text:p text:style-name="P26"><text:span text:style-name="T43">El sistema de software en cuestión va a ser un sistema web para una pequeña empresa de emprendedores que maneja la venta de libros de cocina especializados, siendo diseñado para </text:span><text:span text:style-name="T46">maximizar</text:span><text:span text:style-name="T43"> la productividad de los dueños de la empresa como la de sus clientes habituales, </text:span><text:span text:style-name="T46">brindándole</text:span><text:span text:style-name="T43"> a los primeros la posibilidad de ampliar su espectro de venta y modernizar su relación con los clientes puesto a que anteriormente solo se comunicaba con ellos </text:span><text:span text:style-name="T46">vía</text:span><text:span text:style-name="T43"> correo </text:span><text:span text:style-name="T46">electrónico</text:span><text:span text:style-name="T43"> </text:span><text:span text:style-name="T46">y a los segundos les provee la posibilidad de poder revisar información</text:span><text:span text:style-name="T43"> acerca de libros, ver los temarios de los mismos y otro tipo de información que </text:span><text:span text:style-name="T46">quizás</text:span><text:span text:style-name="T43"> antes deberían haber solicitado por correo </text:span><text:span text:style-name="T46">electrónico.</text:span></text:p>
        <text:p text:style-name="P26"><text:span text:style-name="T48">Más </text:span><text:span text:style-name="T50">específicamente</text:span><text:span text:style-name="T48"> , este sistema le provee al administrador manejar y comunicarse con un grupo de usuarios que quieren comprar </text:span><text:span text:style-name="T50">artículos</text:span><text:span text:style-name="T48"> mediante un website. <text:s/>El software </text:span><text:span text:style-name="T50">facilitaría</text:span><text:span text:style-name="T48"> la </text:span><text:span text:style-name="T50">comunicación</text:span><text:span text:style-name="T48"> entre los dueños del sistema y los usuarios. El sistema </text:span><text:span text:style-name="T50">involucraría también</text:span><text:span text:style-name="T48"> </text:span><text:span text:style-name="T50">el dispon</text:span><text:span text:style-name="T48">e</text:span><text:span text:style-name="T50">r</text:span><text:span text:style-name="T48"> </text:span><text:span text:style-name="T50">de </text:span><text:span text:style-name="T48">una base de datos conteniendo </text:span><text:span text:style-name="T50">datos de tanto libros como de usuarios</text:span><text:span text:style-name="T48">.</text:span></text:p>
        <text:p text:style-name="P38"/>
        <text:p text:style-name="P20"><text:span text:style-name="T43">Por medio del sistema , se les </text:span><text:span text:style-name="T47">proveerá</text:span><text:span text:style-name="T43"> a los administradores del sistema la posibilidad de automatizar el proceso de compra y venta mediante un sistema </text:span><text:span text:style-name="T47">fácil</text:span><text:span text:style-name="T43"> de entender y usar.</text:span></text:p>
        <text:p text:style-name="P17"><text:span text:style-name="T43">Las funcionalidades, </text:span><text:span text:style-name="T44">a grandes rasgos,</text:span><text:span text:style-name="T43"> que estarán disponibles en el sistema son:</text:span></text:p>
        <text:p text:style-name="P17"><text:span text:style-name="T43">Para el usuario:</text:span></text:p>
        <text:list xml:id="list1676188490558493748" text:style-name="WWNum7">
          <text:list-item>
            <text:p text:style-name="P73"><text:span text:style-name="T43">Realizar compras de libros.</text:span></text:p>
          </text:list-item>
          <text:list-item>
            <text:p text:style-name="P73"><text:soft-page-break/><text:span text:style-name="T43">Revisar libros.</text:span></text:p>
          </text:list-item>
          <text:list-item>
            <text:p text:style-name="P73"><text:span text:style-name="T43">Visualizar libros disponibles en el sistema.</text:span></text:p>
          </text:list-item>
        </text:list>
        <text:p text:style-name="P75"><text:span text:style-name="T43"/></text:p>
        <text:p text:style-name="P72"><text:span text:style-name="T43">Para el administrador:</text:span></text:p>
        <text:list xml:id="list43025989151736" text:continue-numbering="true" text:style-name="WWNum7">
          <text:list-item>
            <text:p text:style-name="P73"><text:span text:style-name="T43">Administración de los libros disponibles de CookBooks mediante la baja, alta y cambios en los libros disponibles.</text:span></text:p>
          </text:list-item>
          <text:list-item>
            <text:p text:style-name="P73"><text:span text:style-name="T43">Visualización de información de las transacciones realizadas en el mismo.</text:span></text:p>
          </text:list-item>
          <text:list-item>
            <text:p text:style-name="P74"><text:span text:style-name="T43">Trazabilidad de los libros más vendidos.</text:span></text:p>
          </text:list-item>
        </text:list>
        <text:p text:style-name="P90"/>
        <text:h text:style-name="P8" text:outline-level="2"><text:bookmark-start text:name="__RefHeading__16_676780344"/><text:bookmark-start text:name="__RefHeading__51_1961381582"/><text:span text:style-name="T5">1.3 </text:span><text:span text:style-name="T2">Personal involucrado</text:span><text:bookmark-end text:name="__RefHeading__16_676780344"/><text:bookmark-end text:name="__RefHeading__51_1961381582"/></text:h>
        <text:p text:style-name="P123"><text:span text:style-name="T1">desarrollador</text:span></text:p>
        <text:p text:style-name="P125"/>
        <text:p text:style-name="P119"/>
        <table:table table:name="Tabla13" table:style-name="Tabla13">
          <table:table-column table:style-name="Tabla13.A"/>
          <table:table-column table:style-name="Tabla13.B"/>
          <table:table-row table:style-name="Tabla13.1">
            <table:table-cell table:style-name="Tabla13.A1" office:value-type="string">
              <text:p text:style-name="P123"><text:span text:style-name="T20">Nombre</text:span></text:p>
            </table:table-cell>
            <table:table-cell table:style-name="Tabla13.B1" office:value-type="string">
              <text:p text:style-name="P123"><text:span text:style-name="T20">[Inserte aquí el texto]</text:span></text:p>
            </table:table-cell>
          </table:table-row>
          <table:table-row table:style-name="Tabla13.1">
            <table:table-cell table:style-name="Tabla13.A1" office:value-type="string">
              <text:p text:style-name="P123"><text:span text:style-name="T20">Rol</text:span></text:p>
            </table:table-cell>
            <table:table-cell table:style-name="Tabla13.B1" office:value-type="string">
              <text:p text:style-name="P123"><text:span text:style-name="T20">[Inserte aquí el texto]</text:span></text:p>
            </table:table-cell>
          </table:table-row>
          <table:table-row table:style-name="Tabla13.1">
            <table:table-cell table:style-name="Tabla13.A1" office:value-type="string">
              <text:p text:style-name="P123"><text:span text:style-name="T20">Categoría profesional</text:span></text:p>
            </table:table-cell>
            <table:table-cell table:style-name="Tabla13.B1" office:value-type="string">
              <text:p text:style-name="P123"><text:span text:style-name="T20">[Inserte aquí el texto]</text:span></text:p>
            </table:table-cell>
          </table:table-row>
          <table:table-row table:style-name="Tabla13.1">
            <table:table-cell table:style-name="Tabla13.A1" office:value-type="string">
              <text:p text:style-name="P123"><text:span text:style-name="T20">Responsabilidades</text:span></text:p>
            </table:table-cell>
            <table:table-cell table:style-name="Tabla13.B1" office:value-type="string">
              <text:p text:style-name="P123"><text:span text:style-name="T20">[Inserte aquí el texto]</text:span></text:p>
            </table:table-cell>
          </table:table-row>
          <table:table-row table:style-name="Tabla13.1">
            <table:table-cell table:style-name="Tabla13.A1" office:value-type="string">
              <text:p text:style-name="P123"><text:span text:style-name="T20">Información de contacto</text:span></text:p>
            </table:table-cell>
            <table:table-cell table:style-name="Tabla13.B1" office:value-type="string">
              <text:p text:style-name="P123"><text:span text:style-name="T20">[Inserte aquí el texto]</text:span></text:p>
            </table:table-cell>
          </table:table-row>
          <table:table-row table:style-name="Tabla13.1">
            <table:table-cell table:style-name="Tabla13.A1" office:value-type="string">
              <text:p text:style-name="P123"><text:span text:style-name="T20">Aprobación</text:span></text:p>
            </table:table-cell>
            <table:table-cell table:style-name="Tabla13.B1" office:value-type="string">
              <text:p text:style-name="P123"><text:span text:style-name="T20">[Inserte aquí el texto]</text:span></text:p>
            </table:table-cell>
          </table:table-row>
        </table:table>
        <text:p text:style-name="P119"/>
        <text:p text:style-name="P88"/>
        <text:p text:style-name="P94"><text:span text:style-name="T9">Relación de personas involucradas en el desarrollo del sistema, con información de contacto.</text:span></text:p>
        <text:p text:style-name="P94"><text:span text:style-name="T9">Esta información es útil para que el gestor del proyecto pueda localizar a todos los participantes y recabar la información necesaria para la obtención de requisitos, validaciones de seguimiento, etc.</text:span></text:p>
        <text:h text:style-name="P8" text:outline-level="2"><text:bookmark-start text:name="__RefHeading__18_676780344"/><text:bookmark-start text:name="__RefHeading__53_1961381582"/><text:span text:style-name="T6">1.4 </text:span><text:span text:style-name="T2">Definiciones, acrónimos y abreviaturas</text:span><text:bookmark-end text:name="__RefHeading__18_676780344"/><text:bookmark-end text:name="__RefHeading__53_1961381582"/></text:h>
        <text:p text:style-name="P88"/>
        <text:h text:style-name="P12" text:outline-level="2"><text:span text:style-name="T7">1.4.</text:span><text:span text:style-name="T8">1Glosario</text:span></text:h>
        <table:table table:name="Tabla14" table:style-name="Tabla14">
          <table:table-column table:style-name="Tabla14.A"/>
          <table:table-column table:style-name="Tabla14.B"/>
          <table:table-row table:style-name="Tabla14.1">
            <table:table-cell table:style-name="Tabla14.A1" table:number-columns-spanned="2" office:value-type="string">
              <text:p text:style-name="P42"><text:span text:style-name="T41">Definiciones</text:span></text:p>
            </table:table-cell>
            <table:covered-table-cell/>
          </table:table-row>
          <table:table-row table:style-name="Tabla14.1">
            <table:table-cell table:style-name="Tabla14.A1" office:value-type="string">
              <text:p text:style-name="P42"><text:span text:style-name="T41">Definición</text:span></text:p>
            </table:table-cell>
            <table:table-cell table:style-name="Tabla14.A1" office:value-type="string">
              <text:p text:style-name="P42"><text:span text:style-name="T41">Concepto</text:span></text:p>
            </table:table-cell>
          </table:table-row>
          <table:table-row table:style-name="Tabla14.1">
            <table:table-cell table:style-name="Tabla14.A3" office:value-type="string">
              <text:p text:style-name="P17"><text:span text:style-name="T88">Paquete</text:span></text:p>
            </table:table-cell>
            <table:table-cell table:style-name="Tabla14.B3" office:value-type="string">
              <text:p text:style-name="P17"><text:span text:style-name="T19">Agrupación de los casos de uso de acuerdo a su funcionalidad.</text:span></text:p>
            </table:table-cell>
          </table:table-row>
          <table:table-row table:style-name="Tabla14.1">
            <table:table-cell table:style-name="Tabla14.A4" office:value-type="string">
              <text:p text:style-name="P17"><text:span text:style-name="T88">Caso de Uso</text:span></text:p>
            </table:table-cell>
            <table:table-cell table:style-name="Tabla14.B4" office:value-type="string">
              <text:p text:style-name="P17"><text:span text:style-name="T19">Especificación de una funcionalidad, donde el usuario interactúa con el sistema.</text:span></text:p>
            </table:table-cell>
          </table:table-row>
          <table:table-row table:style-name="Tabla14.1">
            <table:table-cell table:style-name="Tabla14.A5" office:value-type="string">
              <text:p text:style-name="P17"><text:span text:style-name="T88">Usuario</text:span></text:p>
            </table:table-cell>
            <table:table-cell table:style-name="Tabla14.B5" office:value-type="string">
              <text:p text:style-name="P17"><text:span text:style-name="T19">Condiciones que se deben de cumplir para que pueda llevarse a cabo el flujo de eventos, ya sea principal o alternativo de un caso de uso.</text:span></text:p>
            </table:table-cell>
          </table:table-row>
          <table:table-row table:style-name="Tabla14.1">
            <table:table-cell table:style-name="Tabla14.A6" office:value-type="string">
              <text:p text:style-name="P17"><text:span text:style-name="T88">Precondición de un caso de uso</text:span></text:p>
            </table:table-cell>
            <table:table-cell table:style-name="Tabla14.B6" office:value-type="string">
              <text:p text:style-name="P17"><text:span text:style-name="T19">Condiciones que se deben cumplirse posteriormente a la ejecutarse un caso de uso.</text:span></text:p>
            </table:table-cell>
          </table:table-row>
          <table:table-row table:style-name="Tabla14.1">
            <table:table-cell table:style-name="Tabla14.A7" office:value-type="string">
              <text:p text:style-name="P17"><text:span text:style-name="T88">Post condición de un caso de uso</text:span></text:p>
            </table:table-cell>
            <table:table-cell table:style-name="Tabla14.B7" office:value-type="string">
              <text:p text:style-name="P17"><text:span text:style-name="T19">Condiciones que se deben cumplirse posteriormente a la ejecutarse un caso de uso.</text:span></text:p>
            </table:table-cell>
          </table:table-row>
          <table:table-row table:style-name="Tabla14.1">
            <table:table-cell table:style-name="Tabla14.A8" office:value-type="string">
              <text:p text:style-name="P17"><text:span text:style-name="T88">Flujo principal <text:s/>de eventos en un caso de uso</text:span></text:p>
            </table:table-cell>
            <table:table-cell table:style-name="Tabla14.B8" office:value-type="string">
              <text:p text:style-name="P17"><text:span text:style-name="T19">Condiciones que se deben cumplirse posteriormente a la ejecutarse un caso de uso.</text:span></text:p>
            </table:table-cell>
          </table:table-row>
          <table:table-row table:style-name="Tabla14.1">
            <table:table-cell table:style-name="Tabla14.A9" office:value-type="string">
              <text:p text:style-name="P17"><text:span text:style-name="T88">Flujo alterno en un caso de uso</text:span></text:p>
            </table:table-cell>
            <table:table-cell table:style-name="Tabla14.B9" office:value-type="string">
              <text:p text:style-name="P17"><text:span text:style-name="T19">Flujo diferente al flujo principal, que puede suceder eventualmente.</text:span></text:p>
            </table:table-cell>
          </table:table-row>
          <table:table-row table:style-name="Tabla14.1">
            <table:table-cell table:style-name="Tabla14.A10" office:value-type="string">
              <text:p text:style-name="P40"><text:span text:style-name="T19">Software Requirements Specification</text:span></text:p>
            </table:table-cell>
            <table:table-cell table:style-name="Tabla14.B10" office:value-type="string">
              <text:p text:style-name="P40"><text:span text:style-name="T19">Un documento que describe completamente todas las funciones de un sistema propuesto y las restricciones bajo las cuales el mismo debe operar .Por ejemplo, este documento.</text:span></text:p>
            </table:table-cell>
          </table:table-row>
          <table:table-row table:style-name="Tabla14.1">
            <table:table-cell table:style-name="Tabla14.A11" office:value-type="string">
              <text:p text:style-name="P40"><text:span text:style-name="T19">Stakeholder</text:span></text:p>
            </table:table-cell>
            <table:table-cell table:style-name="Tabla14.B11" office:value-type="string">
              <text:p text:style-name="P40"><text:span text:style-name="T19">Cualquier persona con un </text:span><text:span text:style-name="T24">interés</text:span><text:span text:style-name="T19"> puesto en el proyecto que no es un desarrollador.</text:span></text:p>
            </table:table-cell>
          </table:table-row>
          <text:soft-page-break/>
          <table:table-row table:style-name="Tabla14.1">
            <table:table-cell table:style-name="Tabla14.A12" office:value-type="string">
              <text:p text:style-name="P40"><text:span text:style-name="T19">Base de datos</text:span></text:p>
            </table:table-cell>
            <table:table-cell table:style-name="Tabla14.B12" office:value-type="string">
              <text:p text:style-name="P40"><text:span text:style-name="T24">Colección</text:span><text:span text:style-name="T19"> de toda la </text:span><text:span text:style-name="T24">información</text:span><text:span text:style-name="T19"> monitor</text:span><text:span text:style-name="T24">e</text:span><text:span text:style-name="T19">ada por el sistema.</text:span></text:p>
            </table:table-cell>
          </table:table-row>
          <table:table-row table:style-name="Tabla14.1">
            <table:table-cell table:style-name="Tabla14.A13" office:value-type="string">
              <text:p text:style-name="P40"><text:span text:style-name="T19">Usuario</text:span></text:p>
            </table:table-cell>
            <table:table-cell table:style-name="Tabla14.B13" office:value-type="string">
              <text:p text:style-name="P40"><text:span text:style-name="T19">Persona que se visita a la sitio Web</text:span></text:p>
            </table:table-cell>
          </table:table-row>
        </table:table>
        <text:h text:style-name="P11" text:outline-level="2"><text:span text:style-name="T7">1.4.</text:span><text:span text:style-name="T8">2</text:span><text:span text:style-name="T7"> </text:span><text:span text:style-name="T8">Acrónimos</text:span></text:h>
        <text:p text:style-name="P17"/>
        <table:table table:name="Tabla15" table:style-name="Tabla15">
          <table:table-column table:style-name="Tabla15.A"/>
          <table:table-column table:style-name="Tabla15.B"/>
          <table:table-row table:style-name="Tabla15.1">
            <table:table-cell table:style-name="Tabla15.A1" table:number-columns-spanned="2" office:value-type="string">
              <text:p text:style-name="P42"><text:span text:style-name="T41">Acrónimos</text:span></text:p>
            </table:table-cell>
            <table:covered-table-cell/>
          </table:table-row>
          <table:table-row table:style-name="Tabla15.1">
            <table:table-cell table:style-name="Tabla15.A1" office:value-type="string">
              <text:p text:style-name="P42"><text:span text:style-name="T41">Acrónimo</text:span></text:p>
            </table:table-cell>
            <table:table-cell table:style-name="Tabla15.A1" office:value-type="string">
              <text:p text:style-name="P42"><text:span text:style-name="T41">Concepto</text:span></text:p>
            </table:table-cell>
          </table:table-row>
          <table:table-row table:style-name="Tabla15.1">
            <table:table-cell table:style-name="Tabla15.A3" office:value-type="string">
              <text:p text:style-name="P17"><text:span text:style-name="T88">ERS</text:span></text:p>
            </table:table-cell>
            <table:table-cell table:style-name="Tabla15.B3" office:value-type="string">
              <text:p text:style-name="P17"><text:span text:style-name="T88">Especificación de Requisitos de Software</text:span></text:p>
            </table:table-cell>
          </table:table-row>
          <table:table-row table:style-name="Tabla15.1">
            <table:table-cell table:style-name="Tabla15.A4" office:value-type="string">
              <text:p text:style-name="P17"><text:span text:style-name="T88">CU</text:span></text:p>
            </table:table-cell>
            <table:table-cell table:style-name="Tabla15.B4" office:value-type="string">
              <text:p text:style-name="P17"><text:span text:style-name="T88">Caso de Uso</text:span></text:p>
            </table:table-cell>
          </table:table-row>
          <table:table-row table:style-name="Tabla15.1">
            <table:table-cell table:style-name="Tabla15.A5" office:value-type="string">
              <text:p text:style-name="P17"><text:span text:style-name="T88">SRS</text:span></text:p>
            </table:table-cell>
            <table:table-cell table:style-name="Tabla15.B5" office:value-type="string">
              <text:p text:style-name="P17"><text:span text:style-name="T88">Software Requirements Specification</text:span></text:p>
            </table:table-cell>
          </table:table-row>
          <table:table-row table:style-name="Tabla15.1">
            <table:table-cell table:style-name="Tabla15.A6" office:value-type="string">
              <text:p text:style-name="P17"><text:span text:style-name="T88">GUI</text:span></text:p>
            </table:table-cell>
            <table:table-cell table:style-name="Tabla15.B6" office:value-type="string">
              <text:p text:style-name="P17"><text:span text:style-name="T88">Interfaz </text:span><text:span text:style-name="T89">Gráfica</text:span><text:span text:style-name="T88"> de Usuario</text:span></text:p>
            </table:table-cell>
          </table:table-row>
        </table:table>
        <text:p text:style-name="P13"/>
        <text:h text:style-name="P8" text:outline-level="2"><text:span text:style-name="T7">1.4.3 </text:span><text:span text:style-name="T2">Referencias</text:span></text:h>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7"><text:span text:style-name="T40">Referencia</text:span></text:p>
            </table:table-cell>
            <table:table-cell table:style-name="Tabla16.A1" office:value-type="string">
              <text:p text:style-name="P27"><text:span text:style-name="T40">Titulo</text:span></text:p>
            </table:table-cell>
            <table:table-cell table:style-name="Tabla16.A1" office:value-type="string">
              <text:p text:style-name="P27"><text:span text:style-name="T40">Ruta</text:span></text:p>
            </table:table-cell>
            <table:table-cell table:style-name="Tabla16.A1" office:value-type="string">
              <text:p text:style-name="P27"><text:span text:style-name="T40">Fecha</text:span></text:p>
            </table:table-cell>
            <table:table-cell table:style-name="Tabla16.A1" office:value-type="string">
              <text:p text:style-name="P27"><text:span text:style-name="T40">Autor</text:span></text:p>
            </table:table-cell>
          </table:table-row>
          <table:table-row table:style-name="Tabla16.1">
            <table:table-cell table:style-name="Tabla16.A1" office:value-type="string">
              <text:p text:style-name="P82"><text:span text:style-name="T58">IEEE Std 830-1998</text:span></text:p>
            </table:table-cell>
            <table:table-cell table:style-name="Tabla16.A1" office:value-type="string">
              <text:p text:style-name="P82"><text:span text:style-name="T58">IEEE Recommended Practice for Software Requirements Specifications</text:span></text:p>
            </table:table-cell>
            <table:table-cell table:style-name="Tabla16.A1" office:value-type="string">
              <text:p text:style-name="P123"><text:span text:style-name="T66">ieee</text:span><text:span text:style-name="T67">xplore.</text:span><text:span text:style-name="T66">ieee</text:span><text:span text:style-name="T67">.org/iel4/5841/15571/00720574.pdf</text:span></text:p>
            </table:table-cell>
            <table:table-cell table:style-name="Tabla16.A1" office:value-type="string">
              <text:p text:style-name="P82"><text:span text:style-name="T55">1998</text:span></text:p>
            </table:table-cell>
            <table:table-cell table:style-name="Tabla16.A1" office:value-type="string">
              <text:p text:style-name="P82"><text:span text:style-name="T55">IEEE Computer Society</text:span></text:p>
            </table:table-cell>
          </table:table-row>
          <table:table-row table:style-name="Tabla16.1">
            <table:table-cell table:style-name="Tabla16.A3" office:value-type="string">
              <text:p text:style-name="P121"/>
            </table:table-cell>
            <table:table-cell table:style-name="Tabla16.A1" office:value-type="string">
              <text:p text:style-name="P121"/>
            </table:table-cell>
            <table:table-cell table:style-name="Tabla16.A3" office:value-type="string">
              <text:p text:style-name="P121"/>
            </table:table-cell>
            <table:table-cell table:style-name="Tabla16.A3" office:value-type="string">
              <text:p text:style-name="P121"/>
            </table:table-cell>
            <table:table-cell table:style-name="Tabla16.E3" office:value-type="string">
              <text:p text:style-name="P121"/>
            </table:table-cell>
          </table:table-row>
        </table:table>
        <text:p text:style-name="P18"/>
        <text:p text:style-name="P88"/>
        <text:p text:style-name="P88"/>
        <text:h text:style-name="P8" text:outline-level="2"><text:bookmark-start text:name="__RefHeading__59_1961381582"/><text:bookmark-start text:name="__RefHeading__22_676780344"/><text:span text:style-name="T7">1.5 </text:span><text:span text:style-name="T2">Resumen</text:span><text:bookmark-end text:name="__RefHeading__59_1961381582"/><text:bookmark-end text:name="__RefHeading__22_676780344"/></text:h>
        <text:p text:style-name="P83"><text:span text:style-name="T48"><text:tab/></text:span></text:p>
        <text:p text:style-name="P83"><text:span text:style-name="T48"><text:tab/>El </text:span><text:span text:style-name="T51">próximo</text:span><text:span text:style-name="T48"> capitulo, la sección <text:s/>Descripción general de este documento brinda un pantallazo de la funcionalidad del producto. El mismo describe los requisitos informales y es establecido como para requisitos de </text:span><text:span text:style-name="T51">especificación</text:span><text:span text:style-name="T48"> de nivel </text:span><text:span text:style-name="T51">técnicos</text:span><text:span text:style-name="T48"> del capitulo Requisitos específicos.</text:span><text:span text:style-name="T1"> </text:span></text:p>
        <text:p text:style-name="P82"><text:span text:style-name="T48">El tercer capitulo , la sección Requisitos específicos, de este documento es escrito pensando prioritariamente y para los desarrolladores y describe en </text:span><text:span text:style-name="T51">términos</text:span><text:span text:style-name="T48"> </text:span><text:span text:style-name="T51">técnicos</text:span><text:span text:style-name="T48"> los detalles de la </text:span><text:span text:style-name="T51">funcionalidad</text:span><text:span text:style-name="T48"> del producto.</text:span><text:span text:style-name="T1"> </text:span></text:p>
        <text:p text:style-name="P84"><text:span text:style-name="T48">Ambas secciones del documento describen el mismo producto de software en su totalidad, pero poseen </text:span><text:span text:style-name="T51">audiencias</text:span><text:span text:style-name="T48"> diferentes con lo cual se realiza un uso de diferente lenguaje.</text:span><text:span text:style-name="T1"> </text:span></text:p>
        <text:p text:style-name="P125"/>
        <text:h text:style-name="P6" text:outline-level="1"><text:bookmark-start text:name="__RefHeading__34_1822457866"/><text:bookmark-start text:name="__RefHeading__24_676780344"/><text:bookmark-start text:name="__RefHeading__61_1961381582"/><text:span text:style-name="T2">Descripción general</text:span><text:bookmark-end text:name="__RefHeading__34_1822457866"/><text:bookmark-end text:name="__RefHeading__24_676780344"/><text:bookmark-end text:name="__RefHeading__61_1961381582"/></text:h>
        <text:h text:style-name="P8" text:outline-level="2"><text:bookmark-start text:name="__RefHeading__26_676780344"/><text:bookmark-start text:name="__RefHeading__63_1961381582"/><text:span text:style-name="T2">Perspectiva del producto</text:span><text:bookmark-end text:name="__RefHeading__26_676780344"/><text:bookmark-end text:name="__RefHeading__63_1961381582"/></text:h>
        <text:p text:style-name="P24"><text:span text:style-name="T2">Ver Sección </text:span><text:span text:style-name="T102">4.1 </text:span><text:bookmark-start text:name="_Toc273347876"/><text:span text:style-name="T102">Perspectiva del producto</text:span><text:bookmark-end text:name="_Toc273347876"/><text:span text:style-name="T2"> del documento de Visión</text:span></text:p>
        <text:p text:style-name="P125"/>
        <text:p text:style-name="P94"><text:soft-page-break/><text:span text:style-name="T68">El sistema en linea CookBook es un sistema independiente, </text:span><text:span text:style-name="T70">véase</text:span><text:span text:style-name="T68"> no forma parte de otro sistema. El mismo dispone de dos actores activos : usuario (con una subdivisión en registrado y </text:span><text:span text:style-name="T69">anónimo</text:span><text:span text:style-name="T68">) y administrador (el sponsor del proyecto) , que se </text:span><text:span text:style-name="T69">incomunicaran</text:span><text:span text:style-name="T68"> mediante un sistema cooperador.</text:span></text:p>
        <text:p text:style-name="P94"><text:span text:style-name="T68">El usuario (que puede estar registrado o no) <text:s/>accede al sistema en linea mediante Internet. </text:span></text:p>
        <text:p text:style-name="P94"><text:span text:style-name="T68">El administrador y el usuario se comunican mediante las interacciones del sistema realizadas a </text:span><text:span text:style-name="T69">través</text:span><text:span text:style-name="T68"> de las operaciones realizadas por este ultimo. </text:span></text:p>
        <text:p text:style-name="P88"/>
        <text:list xml:id="list6420409198121353375" text:style-name="WWNum1">
          <text:list-item>
            <text:list>
              <text:list-item>
                <text:list>
                  <text:list-item>
                    <text:h text:style-name="P4" text:outline-level="3"><text:bookmark-start text:name="__RefHeading__14589_1488252476"/><text:span text:style-name="T119">I</text:span><text:bookmark-start text:name="_Toc277627335"/>nterfaces con el Sistema<text:bookmark-end text:name="__RefHeading__14589_1488252476"/><text:bookmark-end text:name="_Toc277627335"/></text:h>
                  </text:list-item>
                </text:list>
              </text:list-item>
            </text:list>
          </text:list-item>
        </text:list>
        <text:p text:style-name="P30"><text:span text:style-name="T59">SLCB</text:span> debe <text:span text:style-name="T119">interaccionar</text:span> con <text:span text:style-name="T119">bases de datos las cuales les </text:span>permitirán la generación de reportes, <text:span text:style-name="T119">administrar los datos correspondientes a los usuarios y de los libros</text:span>.</text:p>
        <text:list xml:id="list43026010148237" text:continue-numbering="true" text:style-name="WWNum1">
          <text:list-item>
            <text:list>
              <text:list-item>
                <text:list>
                  <text:list-item>
                    <text:h text:style-name="P4" text:outline-level="3"><text:bookmark-start text:name="__RefHeading__14591_1488252476"/><text:bookmark-start text:name="_Toc277627336"/><text:bookmark text:name="_Interfaces_con_el_1"/>Interfaces con el <text:s/>Usuario<text:bookmark-end text:name="__RefHeading__14591_1488252476"/><text:bookmark-end text:name="_Toc277627336"/></text:h>
                  </text:list-item>
                </text:list>
              </text:list-item>
            </text:list>
          </text:list-item>
        </text:list>
        <text:p text:style-name="P43">La herramienta <text:span text:style-name="T59">SLCB</text:span>, tendrá diferentes interfaces con el usuario <text:span text:style-name="T119">debido al acceso que disponen los distintos tipos de usuario</text:span>, la cual se enumera según el hardware utilizado. Entre los dispositivos necesarios para el producto se tienen: // <text:span text:style-name="T119">COMPLETAR</text:span></text:p>
        <text:p text:style-name="P30"/>
        <text:list xml:id="list43026011141667" text:continue-numbering="true" text:style-name="WWNum1">
          <text:list-item>
            <text:list>
              <text:list-item>
                <text:list>
                  <text:list-item>
                    <text:h text:style-name="P4" text:outline-level="3"><text:bookmark-start text:name="__RefHeading__14593_1488252476"/><text:bookmark-start text:name="_Toc277627337"/>Interfaces con el <text:s/>Hardware<text:bookmark-end text:name="__RefHeading__14593_1488252476"/><text:bookmark-end text:name="_Toc277627337"/></text:h>
                  </text:list-item>
                </text:list>
              </text:list-item>
            </text:list>
          </text:list-item>
        </text:list>
        <text:p text:style-name="P30">Debido a que la Herramienta <text:span text:style-name="T59">SLCB</text:span> será una aplicación <text:span text:style-name="T119">en linea “</text:span><text:span text:style-name="T103">Stand Alone”</text:span>, esta no contará con ningún tipo de interacción con elementos de hardware. // <text:span text:style-name="T119">AGREGAR STAND ALONE AL GLOSARIO</text:span></text:p>
        <text:list xml:id="list43026012152146" text:continue-numbering="true" text:style-name="WWNum1">
          <text:list-item>
            <text:list>
              <text:list-item>
                <text:list>
                  <text:list-item>
                    <text:h text:style-name="P4" text:outline-level="3"><text:bookmark-start text:name="__RefHeading__14595_1488252476"/><text:bookmark-start text:name="_Toc277627338"/><text:bookmark text:name="_Interfaces_con_el"/>Interfaces con el <text:s/>Software<text:bookmark-end text:name="__RefHeading__14595_1488252476"/><text:bookmark-end text:name="_Toc277627338"/></text:h>
                  </text:list-item>
                </text:list>
              </text:list-item>
            </text:list>
          </text:list-item>
        </text:list>
        <text:p text:style-name="P31">Las interfaces con el software, son las diferentes aplicaciones que <text:span text:style-name="T123">interaccionan</text:span> con <text:span text:style-name="T59">SLCB</text:span> para poder cumplir con las necesidades del usuario. En la <text:bookmark-ref text:reference-format="text" text:ref-name="_Ref276370013">Tabla 1</text:bookmark-ref> se describen cada uno de los productos que deberán <text:span text:style-name="T123">interaccionar</text:span> con el sistema. </text:p>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46">Producto de Software</text:p>
            </table:table-cell>
            <table:table-cell table:style-name="Tabla29.A1" office:value-type="string">
              <text:p text:style-name="P46">Descripción</text:p>
            </table:table-cell>
            <table:table-cell table:style-name="Tabla29.A1" office:value-type="string">
              <text:p text:style-name="P46">Propósito de Uso</text:p>
            </table:table-cell>
            <table:table-cell table:style-name="Tabla29.A1" office:value-type="string">
              <text:p text:style-name="P46">Versión</text:p>
            </table:table-cell>
          </table:table-row>
          <table:table-row table:style-name="Tabla29.1">
            <table:table-cell table:style-name="Tabla29.A2" office:value-type="string">
              <text:p text:style-name="P48"><text:span text:style-name="T118">JVM</text:span></text:p>
            </table:table-cell>
            <table:table-cell table:style-name="Tabla29.B2" office:value-type="string">
              <text:p text:style-name="P51"><text:span text:style-name="T118">Máquina virtual de Java, se encarga de traducir lenguaje de alto nivel a lenguaje binario</text:span></text:p>
            </table:table-cell>
            <table:table-cell table:style-name="Tabla29.C2" office:value-type="string">
              <text:p text:style-name="P51"><text:span text:style-name="T118">Puesto que el lenguaje de programación que se usará para el desarrollo de la aplicación, que es Java, no es un lenguaje de bajo nivel o de máquina es necesario usar un intérprete que permita la correcta ejecución de estas instrucciones.</text:span></text:p>
            </table:table-cell>
            <table:table-cell table:style-name="Tabla29.D2" office:value-type="string">
              <text:p text:style-name="P51"><text:span text:style-name="T118">Java SE 6</text:span></text:p>
            </table:table-cell>
          </table:table-row>
          <table:table-row table:style-name="Tabla29.1">
            <table:table-cell table:style-name="Tabla29.A2" office:value-type="string">
              <text:p text:style-name="P48">JDBC</text:p>
            </table:table-cell>
            <table:table-cell table:style-name="Tabla29.B3" office:value-type="string">
              <text:p text:style-name="P138"><text:span text:style-name="apple-style-span"><text:span text:style-name="T79">Java Database Connectivity</text:span></text:span><text:span text:style-name="apple-style-span"><text:span text:style-name="T80">, <text:s/></text:span></text:span><text:span text:style-name="T80">es una API que permite la ejecución de operaciones sobre bases de datos desde el lenguaje de programación Java, emplea el lenguaje de query SQL.</text:span></text:p>
              <text:p text:style-name="P51"/>
            </table:table-cell>
            <table:table-cell table:style-name="Tabla29.B3" office:value-type="string">
              <text:p text:style-name="P50"><text:span text:style-name="apple-style-span"><text:span text:style-name="T91">Proporciona un acceso confiable a los datos de las bases de datos SQL, </text:span></text:span><text:span text:style-name="T91">debido a que la aplicación requiere realizar operaciones de consulta y actualización en la base de datos.</text:span></text:p>
            </table:table-cell>
            <table:table-cell table:style-name="Tabla29.B3" office:value-type="string">
              <text:p text:style-name="P51">4.0</text:p>
            </table:table-cell>
          </table:table-row>
          <table:table-row table:style-name="Tabla29.1">
            <table:table-cell table:style-name="Tabla29.A2" office:value-type="string">
              <text:p text:style-name="P48"><text:span text:style-name="T118">MySQL</text:span></text:p>
            </table:table-cell>
            <table:table-cell table:style-name="Tabla29.B4" office:value-type="string">
              <text:p text:style-name="P51">Software que proporciona un servidor <text:soft-page-break/>de base de datos SQL (Structured Query Language) muy rápido, multi-threaded, multi usuario y robusto. // <text:span text:style-name="T120">AGREGAR A GLOSARIO</text:span></text:p>
            </table:table-cell>
            <table:table-cell table:style-name="Tabla29.C4" office:value-type="string">
              <text:p text:style-name="P50"><text:span text:style-name="apple-style-span"><text:span text:style-name="T91">Se utiliza para la gestión de los datos dentro de una </text:span></text:span><text:soft-page-break/><text:span text:style-name="apple-style-span"><text:span text:style-name="T91">base de datos relacional</text:span></text:span></text:p>
            </table:table-cell>
            <table:table-cell table:style-name="Tabla29.D4" office:value-type="string">
              <text:p text:style-name="P51">5.1.41</text:p>
            </table:table-cell>
          </table:table-row>
        </table:table>
        <text:p text:style-name="P63"><text:bookmark-start text:name="_Toc277627387"/><text:bookmark-start text:name="_Ref276370013"/>Tabla <text:sequence text:ref-name="refTable2" text:name="Table" text:formula="ooow:Table+1" style:num-format="1">1</text:sequence><text:bookmark-end text:name="_Ref276370013"/>. Interfaces con el Software<text:bookmark-end text:name="_Toc277627387"/></text:p>
        <text:list xml:id="list43026016149468" text:continue-numbering="true" text:style-name="WWNum1">
          <text:list-item>
            <text:list>
              <text:list-item>
                <text:list>
                  <text:list-item>
                    <text:h text:style-name="P4" text:outline-level="3"><text:bookmark-start text:name="__RefHeading__14597_1488252476"/><text:bookmark-start text:name="_Toc277627339"/><text:bookmark text:name="_Interfaces_de_comunicación"/>Interfaces de comunicación<text:bookmark-end text:name="__RefHeading__14597_1488252476"/><text:bookmark-end text:name="_Toc277627339"/></text:h>
                  </text:list-item>
                </text:list>
              </text:list-item>
            </text:list>
          </text:list-item>
        </text:list>
        <text:p text:style-name="P30">La única comunicación que se mantendrá, es la que se establece entre <text:span text:style-name="T120">la base de datos</text:span> y la herramienta, para lo cual se utilizará <text:span text:style-name="T120">JDBC, </text:span><text:s/>la cual permite la interacción entre el lenguaje de programación Java y <text:span text:style-name="T121">la correspondiente base de datos (asumo MySQL)</text:span>.</text:p>
        <text:list xml:id="list43026017149931" text:continue-numbering="true" text:style-name="WWNum1">
          <text:list-item>
            <text:list>
              <text:list-item>
                <text:list>
                  <text:list-item>
                    <text:h text:style-name="P4" text:outline-level="3"><text:bookmark-start text:name="__RefHeading__14601_1488252476"/><text:bookmark-start text:name="_Toc277627341"/>Operaciones<text:bookmark-end text:name="__RefHeading__14601_1488252476"/><text:bookmark-end text:name="_Toc277627341"/></text:h>
                  </text:list-item>
                </text:list>
              </text:list-item>
            </text:list>
          </text:list-item>
        </text:list>
        <text:p text:style-name="P32">La herramienta <text:span text:style-name="T59">SLCB</text:span> cuenta <text:span text:style-name="T122">con tres tipos</text:span> <text:span text:style-name="T122">de </text:span>usuario<text:span text:style-name="T122">s: anónimo, usuario registrado y administrado.</text:span></text:p>
        <text:p text:style-name="P32"/>
        <table:table table:name="Tabla30" table:style-name="Tabla30">
          <table:table-column table:style-name="Tabla30.A"/>
          <table:table-column table:style-name="Tabla30.B"/>
          <table:table-row table:style-name="Tabla30.1">
            <table:table-cell table:style-name="Tabla30.A1" office:value-type="string">
              <text:p text:style-name="P124"><text:span text:style-name="T20">Tipo de usuario</text:span></text:p>
            </table:table-cell>
            <table:table-cell table:style-name="Tabla30.B1" office:value-type="string">
              <text:p text:style-name="P127"><text:span text:style-name="T20">Usuario </text:span><text:span text:style-name="T21">Registra</text:span><text:span text:style-name="T20">do</text:span></text:p>
            </table:table-cell>
          </table:table-row>
          <table:table-row table:style-name="Tabla30.1">
            <table:table-cell table:style-name="Tabla30.A1" office:value-type="string">
              <text:p text:style-name="P124"><text:span text:style-name="T20">Formación</text:span></text:p>
            </table:table-cell>
            <table:table-cell table:style-name="Tabla30.B1" office:value-type="string">
              <text:p text:style-name="P128"><text:span text:style-name="T19">Indistinta</text:span></text:p>
            </table:table-cell>
          </table:table-row>
          <table:table-row table:style-name="Tabla30.1">
            <table:table-cell table:style-name="Tabla30.A1" office:value-type="string">
              <text:p text:style-name="P124"><text:span text:style-name="T20">Habilidades</text:span></text:p>
            </table:table-cell>
            <table:table-cell table:style-name="Tabla30.B1" office:value-type="string">
              <text:p text:style-name="P67"><text:span text:style-name="T20">El usuario debe contar con conocimientos básicos de computación</text:span></text:p>
            </table:table-cell>
          </table:table-row>
          <table:table-row table:style-name="Tabla30.1">
            <table:table-cell table:style-name="Tabla30.A1" office:value-type="string">
              <text:p text:style-name="P124"><text:span text:style-name="T20">Actividades</text:span></text:p>
            </table:table-cell>
            <table:table-cell table:style-name="Tabla30.B1" office:value-type="string">
              <text:p text:style-name="P129"><text:span text:style-name="T19">Su relación con el sistema consiste en que puede registrarse, iniciar </text:span><text:span text:style-name="T25">sesión</text:span><text:span text:style-name="T19">, visitar y buscar libros y comprar en el mismo.</text:span></text:p>
            </table:table-cell>
          </table:table-row>
        </table:table>
        <text:p text:style-name="P120"/>
        <text:p text:style-name="P120"/>
        <table:table table:name="Tabla31" table:style-name="Tabla31">
          <table:table-column table:style-name="Tabla31.A"/>
          <table:table-column table:style-name="Tabla31.B"/>
          <table:table-row table:style-name="Tabla31.1">
            <table:table-cell table:style-name="Tabla31.A1" office:value-type="string">
              <text:p text:style-name="P124"><text:span text:style-name="T20">Tipo de usuario</text:span></text:p>
            </table:table-cell>
            <table:table-cell table:style-name="Tabla31.B1" office:value-type="string">
              <text:p text:style-name="P127"><text:span text:style-name="T20">Usuario </text:span><text:span text:style-name="T23">Anónimo</text:span><text:span text:style-name="T20"> (o Invitado)</text:span></text:p>
            </table:table-cell>
          </table:table-row>
          <table:table-row table:style-name="Tabla31.1">
            <table:table-cell table:style-name="Tabla31.A1" office:value-type="string">
              <text:p text:style-name="P124"><text:span text:style-name="T20">Formación</text:span></text:p>
            </table:table-cell>
            <table:table-cell table:style-name="Tabla31.B1" office:value-type="string">
              <text:p text:style-name="P128"><text:span text:style-name="T20">Indistinta</text:span></text:p>
            </table:table-cell>
          </table:table-row>
          <table:table-row table:style-name="Tabla31.1">
            <table:table-cell table:style-name="Tabla31.A1" office:value-type="string">
              <text:p text:style-name="P124"><text:span text:style-name="T20">Habilidades</text:span></text:p>
            </table:table-cell>
            <table:table-cell table:style-name="Tabla31.B1" office:value-type="string">
              <text:p text:style-name="P67"><text:span text:style-name="T20">El usuario debe contar con conocimientos básicos de computación</text:span></text:p>
            </table:table-cell>
          </table:table-row>
          <table:table-row table:style-name="Tabla31.1">
            <table:table-cell table:style-name="Tabla31.A1" office:value-type="string">
              <text:p text:style-name="P124"><text:span text:style-name="T20">Actividades</text:span></text:p>
            </table:table-cell>
            <table:table-cell table:style-name="Tabla31.B1" office:value-type="string">
              <text:p text:style-name="P129"><text:span text:style-name="T20">Su relación con el sistema solamente </text:span><text:span text:style-name="T22">reside</text:span><text:span text:style-name="T20"> en poder visitar y buscar libros en el mismo.</text:span></text:p>
            </table:table-cell>
          </table:table-row>
        </table:table>
        <text:p text:style-name="P120"/>
        <text:p text:style-name="P120"/>
        <text:p text:style-name="P120"><text:tab/></text:p>
        <table:table table:name="Tabla32" table:style-name="Tabla32">
          <table:table-column table:style-name="Tabla32.A"/>
          <table:table-column table:style-name="Tabla32.B"/>
          <table:table-row table:style-name="Tabla32.1">
            <table:table-cell table:style-name="Tabla32.A1" office:value-type="string">
              <text:p text:style-name="P124"><text:span text:style-name="T20">Tipo de usuario</text:span></text:p>
            </table:table-cell>
            <table:table-cell table:style-name="Tabla32.B1" office:value-type="string">
              <text:p text:style-name="P127"><text:span text:style-name="T20">Administrador</text:span></text:p>
            </table:table-cell>
          </table:table-row>
          <table:table-row table:style-name="Tabla32.1">
            <table:table-cell table:style-name="Tabla32.A1" office:value-type="string">
              <text:p text:style-name="P124"><text:span text:style-name="T20">Formación</text:span></text:p>
            </table:table-cell>
            <table:table-cell table:style-name="Tabla32.B1" office:value-type="string">
              <text:p text:style-name="P127"><text:span text:style-name="T20">Indistinta</text:span></text:p>
            </table:table-cell>
          </table:table-row>
          <table:table-row table:style-name="Tabla32.1">
            <table:table-cell table:style-name="Tabla32.A1" office:value-type="string">
              <text:p text:style-name="P124"><text:span text:style-name="T20">Habilidades</text:span></text:p>
            </table:table-cell>
            <table:table-cell table:style-name="Tabla32.B1" office:value-type="string">
              <text:p text:style-name="P127"><text:span text:style-name="T20">Manejo de base de datos</text:span></text:p>
            </table:table-cell>
          </table:table-row>
          <table:table-row table:style-name="Tabla32.1">
            <table:table-cell table:style-name="Tabla32.A1" office:value-type="string">
              <text:p text:style-name="P124"><text:span text:style-name="T20">Actividades</text:span></text:p>
            </table:table-cell>
            <table:table-cell table:style-name="Tabla32.B1" office:value-type="string">
              <text:p text:style-name="P127"><text:span text:style-name="T20">Monitorear las transacciones que se realizan, cargar y dar de baja libros, cargar </text:span><text:span text:style-name="T22">información</text:span><text:span text:style-name="T20"> de libros, cargar stock de libros.</text:span></text:p>
            </table:table-cell>
          </table:table-row>
        </table:table>
        <text:p text:style-name="P120"/>
        <text:h text:style-name="P8" text:outline-level="2"><text:bookmark-start text:name="__RefHeading__28_676780344"/><text:bookmark-start text:name="__RefHeading__65_1961381582"/><text:span text:style-name="T2">Funcionalidad del producto</text:span><text:bookmark-end text:name="__RefHeading__28_676780344"/><text:bookmark-end text:name="__RefHeading__65_1961381582"/></text:h>
        <text:p text:style-name="P126"><text:span text:style-name="T1"/></text:p>
        <text:p text:style-name="P94"><text:span text:style-name="T9">Que puede hacer?</text:span></text:p>
        <text:p text:style-name="P88"/>
        <text:p text:style-name="P94"><text:span text:style-name="T9">Muestra libros de forma parcial, permite transacciones, </text:span><text:span text:style-name="T12">véase</text:span><text:span text:style-name="T9"> compra de libros,mediante un sistema de cobro gestionado por tarjeta</text:span></text:p>
        <text:p text:style-name="P88"/>
        <text:p text:style-name="P33">En la <text:span text:style-name="T86">Tabla 1</text:span> <text:s/>se muestra los casos de uso que representan las funcionalidades del sistema:</text:p>
        <table:table table:name="Tabla25" table:style-name="Tabla25">
          <table:table-column table:style-name="Tabla25.A"/>
          <table:table-column table:style-name="Tabla25.B"/>
          <text:soft-page-break/>
          <table:table-row table:style-name="Tabla25.1">
            <table:table-cell table:style-name="Tabla25.A1" office:value-type="string">
              <text:p text:style-name="P47">Identificador</text:p>
            </table:table-cell>
            <table:table-cell table:style-name="Tabla25.A1" office:value-type="string">
              <text:p text:style-name="P47">Nombre</text:p>
            </table:table-cell>
          </table:table-row>
          <table:table-row table:style-name="Tabla25.2">
            <table:table-cell table:style-name="Tabla25.A2" office:value-type="string">
              <text:p text:style-name="P47">CU01</text:p>
            </table:table-cell>
            <table:table-cell table:style-name="Tabla25.B2" office:value-type="string">
              <text:p text:style-name="P52">Registrar Usuario</text:p>
            </table:table-cell>
          </table:table-row>
          <table:table-row table:style-name="Tabla25.3">
            <table:table-cell table:style-name="Tabla25.A2" office:value-type="string">
              <text:p text:style-name="P47">CU02</text:p>
            </table:table-cell>
            <table:table-cell table:style-name="Tabla25.B3" office:value-type="string">
              <text:p text:style-name="P52">Iniciar Sesion</text:p>
            </table:table-cell>
          </table:table-row>
          <table:table-row table:style-name="Tabla25.4">
            <table:table-cell table:style-name="Tabla25.A2" office:value-type="string">
              <text:p text:style-name="P47">CU03</text:p>
            </table:table-cell>
            <table:table-cell table:style-name="Tabla25.B2" office:value-type="string">
              <text:p text:style-name="P52">Buscar Libro</text:p>
            </table:table-cell>
          </table:table-row>
          <table:table-row table:style-name="Tabla25.4">
            <table:table-cell table:style-name="Tabla25.A2" office:value-type="string">
              <text:p text:style-name="P47">CU04</text:p>
            </table:table-cell>
            <table:table-cell table:style-name="Tabla25.B5" office:value-type="string">
              <text:p text:style-name="P53"><text:span text:style-name="T86">Comprar Libro</text:span></text:p>
            </table:table-cell>
          </table:table-row>
          <table:table-row table:style-name="Tabla25.4">
            <table:table-cell table:style-name="Tabla25.A2" office:value-type="string">
              <text:p text:style-name="P47">CU05</text:p>
            </table:table-cell>
            <table:table-cell table:style-name="Tabla25.B2" office:value-type="string">
              <text:p text:style-name="P52"/>
            </table:table-cell>
          </table:table-row>
          <table:table-row table:style-name="Tabla25.4">
            <table:table-cell table:style-name="Tabla25.A2" office:value-type="string">
              <text:p text:style-name="P47">CU06</text:p>
            </table:table-cell>
            <table:table-cell table:style-name="Tabla25.B7" office:value-type="string">
              <text:p text:style-name="P53">Actualizar valores de localización</text:p>
            </table:table-cell>
          </table:table-row>
          <table:table-row table:style-name="Tabla25.4">
            <table:table-cell table:style-name="Tabla25.A2" office:value-type="string">
              <text:p text:style-name="P47">CU07</text:p>
            </table:table-cell>
            <table:table-cell table:style-name="Tabla25.B2" office:value-type="string">
              <text:p text:style-name="P53">Actualizar valores de priorización</text:p>
            </table:table-cell>
          </table:table-row>
          <table:table-row table:style-name="Tabla25.4">
            <table:table-cell table:style-name="Tabla25.A2" office:value-type="string">
              <text:p text:style-name="P47">CU08</text:p>
            </table:table-cell>
            <table:table-cell table:style-name="Tabla25.B9" office:value-type="string">
              <text:p text:style-name="P53">Actualizar valores de trazabilidad</text:p>
            </table:table-cell>
          </table:table-row>
          <table:table-row table:style-name="Tabla25.4">
            <table:table-cell table:style-name="Tabla25.A2" office:value-type="string">
              <text:p text:style-name="P47">CU09</text:p>
            </table:table-cell>
            <table:table-cell table:style-name="Tabla25.B2" office:value-type="string">
              <text:p text:style-name="P53">Calcular grafo</text:p>
            </table:table-cell>
          </table:table-row>
          <table:table-row table:style-name="Tabla25.4">
            <table:table-cell table:style-name="Tabla25.A2" office:value-type="string">
              <text:p text:style-name="P47">CU10</text:p>
            </table:table-cell>
            <table:table-cell table:style-name="Tabla25.B11" office:value-type="string">
              <text:p text:style-name="P53">Calcular valor de priorización total</text:p>
            </table:table-cell>
          </table:table-row>
          <table:table-row table:style-name="Tabla25.4">
            <table:table-cell table:style-name="Tabla25.A2" office:value-type="string">
              <text:p text:style-name="P47">CU11</text:p>
            </table:table-cell>
            <table:table-cell table:style-name="Tabla25.B2" office:value-type="string">
              <text:p text:style-name="P53">Clasificar requerimiento</text:p>
            </table:table-cell>
          </table:table-row>
          <table:table-row table:style-name="Tabla25.4">
            <table:table-cell table:style-name="Tabla25.A2" office:value-type="string">
              <text:p text:style-name="P47">CU12</text:p>
            </table:table-cell>
            <table:table-cell table:style-name="Tabla25.B13" office:value-type="string">
              <text:p text:style-name="P53">Consulta atributos plantilla</text:p>
            </table:table-cell>
          </table:table-row>
          <table:table-row table:style-name="Tabla25.4">
            <table:table-cell table:style-name="Tabla25.A2" office:value-type="string">
              <text:p text:style-name="P47">CU13</text:p>
            </table:table-cell>
            <table:table-cell table:style-name="Tabla25.B2" office:value-type="string">
              <text:p text:style-name="P53">Consultar Cambios</text:p>
            </table:table-cell>
          </table:table-row>
          <table:table-row table:style-name="Tabla25.4">
            <table:table-cell table:style-name="Tabla25.A2" office:value-type="string">
              <text:p text:style-name="P47">CU14</text:p>
            </table:table-cell>
            <table:table-cell table:style-name="Tabla25.B15" office:value-type="string">
              <text:p text:style-name="P53">Consultar estado requerimiento</text:p>
            </table:table-cell>
          </table:table-row>
          <table:table-row table:style-name="Tabla25.4">
            <table:table-cell table:style-name="Tabla25.A2" office:value-type="string">
              <text:p text:style-name="P47">CU15</text:p>
            </table:table-cell>
            <table:table-cell table:style-name="Tabla25.B2" office:value-type="string">
              <text:p text:style-name="P53">Consultar estado total</text:p>
            </table:table-cell>
          </table:table-row>
          <table:table-row table:style-name="Tabla25.4">
            <table:table-cell table:style-name="Tabla25.A2" office:value-type="string">
              <text:p text:style-name="P47">CU16</text:p>
            </table:table-cell>
            <table:table-cell table:style-name="Tabla25.B17" office:value-type="string">
              <text:p text:style-name="P53">Consultar grafo</text:p>
            </table:table-cell>
          </table:table-row>
          <table:table-row table:style-name="Tabla25.4">
            <table:table-cell table:style-name="Tabla25.A2" office:value-type="string">
              <text:p text:style-name="P47">CU17</text:p>
            </table:table-cell>
            <table:table-cell table:style-name="Tabla25.B2" office:value-type="string">
              <text:p text:style-name="P53">Consultar lista de priorización</text:p>
            </table:table-cell>
          </table:table-row>
          <table:table-row table:style-name="Tabla25.4">
            <table:table-cell table:style-name="Tabla25.A2" office:value-type="string">
              <text:p text:style-name="P47">CU18</text:p>
            </table:table-cell>
            <table:table-cell table:style-name="Tabla25.B19" office:value-type="string">
              <text:p text:style-name="P53">Consultar lista de V&amp;V</text:p>
            </table:table-cell>
          </table:table-row>
          <table:table-row table:style-name="Tabla25.4">
            <table:table-cell table:style-name="Tabla25.A2" office:value-type="string">
              <text:p text:style-name="P47">CU19</text:p>
            </table:table-cell>
            <table:table-cell table:style-name="Tabla25.B2" office:value-type="string">
              <text:p text:style-name="P53">Consulta localización </text:p>
            </table:table-cell>
          </table:table-row>
          <table:table-row table:style-name="Tabla25.4">
            <table:table-cell table:style-name="Tabla25.A2" office:value-type="string">
              <text:p text:style-name="P47">CU20</text:p>
            </table:table-cell>
            <table:table-cell table:style-name="Tabla25.B21" office:value-type="string">
              <text:p text:style-name="P53">Consultar requerimientos</text:p>
            </table:table-cell>
          </table:table-row>
          <table:table-row table:style-name="Tabla25.4">
            <table:table-cell table:style-name="Tabla25.A2" office:value-type="string">
              <text:p text:style-name="P47">CU21</text:p>
            </table:table-cell>
            <table:table-cell table:style-name="Tabla25.B2" office:value-type="string">
              <text:p text:style-name="P53">Consultar requerimientos clasificados</text:p>
            </table:table-cell>
          </table:table-row>
          <table:table-row table:style-name="Tabla25.4">
            <table:table-cell table:style-name="Tabla25.A2" office:value-type="string">
              <text:p text:style-name="P47">CU22</text:p>
            </table:table-cell>
            <table:table-cell table:style-name="Tabla25.B23" office:value-type="string">
              <text:p text:style-name="P53">Consultar requerimientos rechazados</text:p>
            </table:table-cell>
          </table:table-row>
          <table:table-row table:style-name="Tabla25.4">
            <table:table-cell table:style-name="Tabla25.A2" office:value-type="string">
              <text:p text:style-name="P47">CU23</text:p>
            </table:table-cell>
            <table:table-cell table:style-name="Tabla25.B2" office:value-type="string">
              <text:p text:style-name="P53">Consultar trazabilidad</text:p>
            </table:table-cell>
          </table:table-row>
          <table:table-row table:style-name="Tabla25.4">
            <table:table-cell table:style-name="Tabla25.A2" office:value-type="string">
              <text:p text:style-name="P47">CU24</text:p>
            </table:table-cell>
            <table:table-cell table:style-name="Tabla25.B25" office:value-type="string">
              <text:p text:style-name="P53">Consultar valore de atributos</text:p>
            </table:table-cell>
          </table:table-row>
          <table:table-row table:style-name="Tabla25.4">
            <table:table-cell table:style-name="Tabla25.A2" office:value-type="string">
              <text:p text:style-name="P47">CU25</text:p>
            </table:table-cell>
            <table:table-cell table:style-name="Tabla25.B2" office:value-type="string">
              <text:p text:style-name="P53">Crear requerimiento</text:p>
            </table:table-cell>
          </table:table-row>
          <table:table-row table:style-name="Tabla25.4">
            <table:table-cell table:style-name="Tabla25.A2" office:value-type="string">
              <text:p text:style-name="P47">CU26</text:p>
            </table:table-cell>
            <table:table-cell table:style-name="Tabla25.B27" office:value-type="string">
              <text:p text:style-name="P53">Eliminar requerimiento</text:p>
            </table:table-cell>
          </table:table-row>
          <table:table-row table:style-name="Tabla25.4">
            <table:table-cell table:style-name="Tabla25.A2" office:value-type="string">
              <text:p text:style-name="P47">CU27</text:p>
            </table:table-cell>
            <table:table-cell table:style-name="Tabla25.B2" office:value-type="string">
              <text:p text:style-name="P53">Generar reportes en Word</text:p>
            </table:table-cell>
          </table:table-row>
          <table:table-row table:style-name="Tabla25.4">
            <table:table-cell table:style-name="Tabla25.A2" office:value-type="string">
              <text:p text:style-name="P47">CU28</text:p>
            </table:table-cell>
            <table:table-cell table:style-name="Tabla25.B29" office:value-type="string">
              <text:p text:style-name="P53">Reanudar o rechazar requerimiento</text:p>
            </table:table-cell>
          </table:table-row>
          <table:table-row table:style-name="Tabla25.4">
            <table:table-cell table:style-name="Tabla25.A2" office:value-type="string">
              <text:p text:style-name="P47">CU29</text:p>
            </table:table-cell>
            <table:table-cell table:style-name="Tabla25.B2" office:value-type="string">
              <text:p text:style-name="P53">Seleccionar atributos</text:p>
            </table:table-cell>
          </table:table-row>
          <table:table-row table:style-name="Tabla25.4">
            <table:table-cell table:style-name="Tabla25.A2" office:value-type="string">
              <text:p text:style-name="P47">CU30</text:p>
            </table:table-cell>
            <table:table-cell table:style-name="Tabla25.B31" office:value-type="string">
              <text:p text:style-name="P57">Seleccionar métodos de priorización</text:p>
            </table:table-cell>
          </table:table-row>
          <table:table-row table:style-name="Tabla25.4">
            <table:table-cell table:style-name="Tabla25.A2" office:value-type="string">
              <text:p text:style-name="P47">CU31</text:p>
            </table:table-cell>
            <table:table-cell table:style-name="Tabla25.B2" office:value-type="string">
              <text:p text:style-name="P57">Generar reportes en Excel</text:p>
            </table:table-cell>
          </table:table-row>
          <table:table-row table:style-name="Tabla25.4">
            <table:table-cell table:style-name="Tabla25.A2" office:value-type="string">
              <text:p text:style-name="P47">CU32</text:p>
            </table:table-cell>
            <table:table-cell table:style-name="Tabla25.B33" office:value-type="string">
              <text:p text:style-name="P57">Crear Proyecto</text:p>
            </table:table-cell>
          </table:table-row>
          <table:table-row table:style-name="Tabla25.4">
            <table:table-cell table:style-name="Tabla25.A2" office:value-type="string">
              <text:p text:style-name="P47">CU33</text:p>
            </table:table-cell>
            <table:table-cell table:style-name="Tabla25.B2" office:value-type="string">
              <text:p text:style-name="P57">Eliminar Proyecto</text:p>
            </table:table-cell>
          </table:table-row>
          <table:table-row table:style-name="Tabla25.4">
            <table:table-cell table:style-name="Tabla25.A2" office:value-type="string">
              <text:p text:style-name="P47">CU34</text:p>
            </table:table-cell>
            <table:table-cell table:style-name="Tabla25.B35" office:value-type="string">
              <text:p text:style-name="P57">Abrir Proyecto</text:p>
            </table:table-cell>
          </table:table-row>
          <table:table-row table:style-name="Tabla25.4">
            <table:table-cell table:style-name="Tabla25.A2" office:value-type="string">
              <text:p text:style-name="P47">CU34</text:p>
            </table:table-cell>
            <table:table-cell table:style-name="Tabla25.B36" office:value-type="string">
              <text:p text:style-name="P57">Modificar Proyecto</text:p>
            </table:table-cell>
          </table:table-row>
        </table:table>
        <text:p text:style-name="P62">Tabla <text:span text:style-name="T86">1</text:span>: Casos de uso</text:p>
        <text:p text:style-name="P88"/>
        <text:h text:style-name="P8" text:outline-level="2"><text:span text:style-name="T11"/></text:h>
        <text:h text:style-name="P8" text:outline-level="2"><text:bookmark-start text:name="__RefHeading__32_676780344"/><text:bookmark-start text:name="__RefHeading__69_1961381582"/><text:span text:style-name="T2">Restricciones</text:span><text:bookmark-end text:name="__RefHeading__32_676780344"/><text:bookmark-end text:name="__RefHeading__69_1961381582"/></text:h>
        <text:p text:style-name="P125"/>
        <text:p text:style-name="P94"><text:span text:style-name="T9">Descripción de aquellas limitaciones a tener en cuenta a la hora de diseñar y desarrollar el sistema, tales como el empleo de determinadas metodologías de desarrollo, lenguajes de programación, normas particulares, restricciones de hardware, de sistema operativo etc.</text:span></text:p>
        <text:p text:style-name="P94"><text:soft-page-break/></text:p>
        <text:p text:style-name="P34">A continuación se presentan las restricciones de<text:span text:style-name="T106">l sistema</text:span>.</text:p>
        <text:list xml:id="list4456916162601833185" text:style-name="WWNum5">
          <text:list-item>
            <text:p text:style-name="P70">RESTRICCIONES GENERALES</text:p>
            <text:list>
              <text:list-item>
                <text:p text:style-name="P70">Restricción de Idioma: El idioma español ha sido seleccionado para toda la documentación relacionada con el desarrollo y los manuales de<text:span text:style-name="T106">l sistema</text:span>.</text:p>
              </text:list-item>
            </text:list>
          </text:list-item>
          <text:list-item>
            <text:p text:style-name="P70">RESTRICCIONES DE SOFTWARE</text:p>
            <text:list>
              <text:list-item>
                <text:p text:style-name="P70">Restricción de licencia: Los programas necesarios para el desarrollo de<text:span text:style-name="T106">l sistema</text:span> contaran con el esquema de licencia libre. <text:span text:style-name="T106">(? puede que no si usamos BD ORACLE POR EJ)</text:span></text:p>
              </text:list-item>
              <text:list-item>
                <text:p text:style-name="P70">Restricción de lenguajes de programación: el lenguaje seleccionado para el desarrollo de la parte de persistencia de bases de datos y la parte lógica será JAVA <text:span text:style-name="T106">(podría ser otro)</text:span>. </text:p>
              </text:list-item>
            </text:list>
          </text:list-item>
        </text:list>
        <text:list xml:id="list6305265078085587305" text:style-name="WWNum6">
          <text:list-item>
            <text:p text:style-name="P71">RESTRICCIONES DE HARDWARE</text:p>
          </text:list-item>
        </text:list>
        <text:list xml:id="list43026041148135" text:continue-list="list43025989151736" text:style-name="WWNum7">
          <text:list-item>
            <text:p text:style-name="P68"><text:span text:style-name="T9">---Restricciones</text:span></text:p>
          </text:list-item>
          <text:list-item>
            <text:p text:style-name="P35">A continuación se presentan las restricciones de la herramienta de administración de requerimientos.</text:p>
          </text:list-item>
        </text:list>
        <text:p text:style-name="P69"><text:span text:style-name="T9"/></text:p>
        <text:p text:style-name="P88"/>
        <text:h text:style-name="P8" text:outline-level="2"><text:bookmark-start text:name="__RefHeading__34_676780344"/><text:bookmark-start text:name="__RefHeading__71_1961381582"/><text:span text:style-name="T2">Suposiciones y dependencias</text:span><text:bookmark-end text:name="__RefHeading__34_676780344"/><text:bookmark-end text:name="__RefHeading__71_1961381582"/></text:h>
        <text:p text:style-name="P123"><text:span text:style-name="T1">[Inserte aquí el texto]</text:span></text:p>
        <text:p text:style-name="P94"><text:span text:style-name="T9">Descripción de aquellos factores que, si cambian, pueden afectar a los requisitos. Por ejemplo una asunción puede ser que determinado sistema operativo está disponible para el hardware requerido. De hecho, si el sistema operativo no estuviera disponible, la SRS debería modificarse.</text:span></text:p>
        <text:p text:style-name="P94"><text:span text:style-name="T9">//</text:span><text:span text:style-name="T10">FALTA EDITAR ACA</text:span></text:p>
        <text:p text:style-name="P94"><text:span text:style-name="T9"/></text:p>
        <text:list xml:id="list43026043142188" text:continue-list="list43026017149931" text:style-name="WWNum1">
          <text:list-item>
            <text:list>
              <text:list-item>
                <text:list>
                  <text:list-item>
                    <text:h text:style-name="P5" text:outline-level="3"><text:bookmark-start text:name="_Toc277627348"/>Suposiciones<text:bookmark-end text:name="_Toc277627348"/></text:h>
                  </text:list-item>
                </text:list>
              </text:list-item>
            </text:list>
          </text:list-item>
        </text:list>
        <text:list xml:id="list43026043149788" text:continue-list="list6305265078085587305" text:style-name="WWNum6">
          <text:list-item>
            <text:p text:style-name="P79"><text:span text:style-name="T91">Los usuarios finales deben cumplir con las características descritas en la sección </text:span><text:span text:style-name="T95"><text:s/></text:span><text:a xlink:type="simple" xlink:href="#_Características_del_Usuario"><text:span text:style-name="T96">2.3 Características del Usuario</text:span></text:a><text:span text:style-name="T91">.</text:span></text:p>
          </text:list-item>
          <text:list-item>
            <text:p text:style-name="P78">El cliente no realizará cambios significativos en los requerimientos.</text:p>
          </text:list-item>
          <text:list-item>
            <text:p text:style-name="P78">Para más suposiciones ver <text:span text:style-name="T103">Sección 4.3.1 Suposiciones en el documento de Visión.</text:span></text:p>
          </text:list-item>
        </text:list>
        <text:list xml:id="list43026044142975" text:continue-list="list43026043142188" text:style-name="WWNum1">
          <text:list-item>
            <text:list>
              <text:list-item>
                <text:list>
                  <text:list-item>
                    <text:h text:style-name="P5" text:outline-level="3"><text:bookmark-start text:name="__RefHeading__2665_1488252476"/><text:bookmark-start text:name="_Toc277627349"/>Dependencias<text:bookmark-end text:name="__RefHeading__2665_1488252476"/><text:bookmark-end text:name="_Toc277627349"/></text:h>
                  </text:list-item>
                </text:list>
              </text:list-item>
            </text:list>
          </text:list-item>
        </text:list>
        <text:list xml:id="list780282507714979597" text:style-name="WWNum11">
          <text:list-item>
            <text:p text:style-name="P80"><text:span text:style-name="T91">Para el correcto funcionamiento de la herramienta, es adecuado que se cumplan los requerimientos descritos en la sección </text:span><text:a xlink:type="simple" xlink:href="#_Requerimientos_de_Interfaces"><text:span text:style-name="T97">3.1 Requerimientos de Interfaces Externas</text:span></text:a><text:span text:style-name="T91">.</text:span></text:p>
          </text:list-item>
          <text:list-item>
            <text:p text:style-name="P80"><text:span text:style-name="T91">Los usuarios finales utilizaran la aplicación en equipos que cuentan con las características de hardware, software mínimas descritas en la sección </text:span><text:a xlink:type="simple" xlink:href="#_Restricciones"><text:span text:style-name="T97">2.3 Restricciones</text:span></text:a><text:span text:style-name="T91">.</text:span></text:p>
          </text:list-item>
          <text:list-item>
            <text:p text:style-name="P76"><text:span text:style-name="T9">Para más suposiciones ver </text:span><text:span text:style-name="T104">Sección 4.3.2 Dependencias en el documento de Visión</text:span><text:span text:style-name="T9">.</text:span></text:p>
          </text:list-item>
        </text:list>
        <text:p text:style-name="P77"><text:span text:style-name="T9"/></text:p>
        <text:p text:style-name="P77"><text:span text:style-name="T9"/></text:p>
        <text:h text:style-name="P10" text:outline-level="2"><text:span text:style-name="T2">Evolución previsible del sistema</text:span></text:h>
        <text:p text:style-name="P100"><text:span text:style-name="T9">Identificación de futuras mejoras al sistema, que podrán analizarse e implementarse en un futuro.</text:span></text:p>
        <text:p text:style-name="P100"><text:span text:style-name="T9"/></text:p>
        <text:p text:style-name="P101"><text:span text:style-name="T9">El sistema podria en un futuro tener una integración con las redes sociales.... // AMPLIAR ACA TAMBIEN </text:span></text:p>
        <text:p text:style-name="P81"><text:span text:style-name="T9"/></text:p>
        <text:list xml:id="list43026047143277" text:continue-list="list43026044142975" text:style-name="WWNum1">
          <text:list-header>
            <text:h text:style-name="P7" text:outline-level="1"><text:bookmark-start text:name="_Toc277627356"/>REQUERIMIENTOS ESPECÍFICOS<text:bookmark-end text:name="_Toc277627356"/> </text:h>
          </text:list-header>
        </text:list>
        <text:p text:style-name="P39"><text:span text:style-name="T91">En esta sección se detallaran cada uno de los requerimientos, en la </text:span><text:span text:style-name="T91"><text:bookmark-ref text:reference-format="text" text:ref-name="_Ref276370499">Tabla 2</text:bookmark-ref></text:span><text:span text:style-name="T91"> se muestra como está organizada la plantilla y que significa cada campo. La organización <text:s/>en que serán presentados los requerimientos funcionales se presenta en la sección </text:span><text:a xlink:type="simple" xlink:href="#_Distribución_de_Requerimientos"><text:span text:style-name="T91">2.7 Distribución de requerimientos</text:span></text:a><text:span text:style-name="T91">. </text:span></text:p>
        <text:p text:style-name="P36">La tabla que se va a manejar para presentar los requerimientos es la siguiente: </text:p>
        <table:table table:name="Tabla28" table:style-name="Tabla28">
          <table:table-column table:style-name="Tabla28.A"/>
          <table:table-column table:style-name="Tabla28.B"/>
          <table:table-column table:style-name="Tabla28.C"/>
          <table:table-column table:style-name="Tabla28.D"/>
          <table:table-column table:style-name="Tabla28.C"/>
          <table:table-column table:style-name="Tabla28.F"/>
          <table:table-row table:style-name="Tabla28.1">
            <table:table-cell table:style-name="Tabla28.A1" office:value-type="string">
              <text:p text:style-name="P54"><text:span text:style-name="T113">Identificador:</text:span></text:p>
            </table:table-cell>
            <table:table-cell table:style-name="Tabla28.B1" table:number-columns-spanned="5" office:value-type="string">
              <text:p text:style-name="P55"><text:span text:style-name="T115">Identificación única del requerimiento dentro del documento </text:span><text:soft-page-break/><text:span text:style-name="T115">SRS.</text:span></text:p>
            </table:table-cell>
            <table:covered-table-cell/>
            <table:covered-table-cell/>
            <table:covered-table-cell/>
            <table:covered-table-cell/>
          </table:table-row>
          <table:table-row table:style-name="Tabla28.2">
            <table:table-cell table:style-name="Tabla28.A1" office:value-type="string">
              <text:p text:style-name="P54"><text:span text:style-name="T113">Prioridad:</text:span></text:p>
            </table:table-cell>
            <table:table-cell table:style-name="Tabla28.B2" table:number-columns-spanned="5" office:value-type="string">
              <text:p text:style-name="P49"><text:span text:style-name="T94">Es la importancia <text:s/>otorgada por <text:s/>el grupo para manejar el orden de implementación. En la sección </text:span><text:a xlink:type="simple" xlink:href="#_Priorización_de_Requerimientos"><text:span text:style-name="T100">2.9 Priorización de Requerimientos</text:span></text:a><text:span text:style-name="T94"> se encuentra expuesto el método que se usa para llevar a cabo este proceso.</text:span></text:p>
            </table:table-cell>
            <table:covered-table-cell/>
            <table:covered-table-cell/>
            <table:covered-table-cell/>
            <table:covered-table-cell/>
          </table:table-row>
          <table:table-row table:style-name="Tabla28.2">
            <table:table-cell table:style-name="Tabla28.A1" office:value-type="string">
              <text:p text:style-name="P54"><text:span text:style-name="T113"> </text:span></text:p>
            </table:table-cell>
            <table:table-cell table:style-name="Tabla28.B3" office:value-type="string">
              <text:p text:style-name="P55"><text:span text:style-name="T113">definición</text:span></text:p>
            </table:table-cell>
            <table:table-cell table:style-name="Tabla28.B3" office:value-type="string">
              <text:p text:style-name="P55"><text:span text:style-name="T113">Especific.</text:span></text:p>
            </table:table-cell>
            <table:table-cell table:style-name="Tabla28.B3" office:value-type="string">
              <text:p text:style-name="P55"><text:span text:style-name="T113">diseño</text:span></text:p>
            </table:table-cell>
            <table:table-cell table:style-name="Tabla28.B3" office:value-type="string">
              <text:p text:style-name="P55"><text:span text:style-name="T113">Implem.</text:span></text:p>
            </table:table-cell>
            <table:table-cell table:style-name="Tabla28.B3" office:value-type="string">
              <text:p text:style-name="P55"><text:span text:style-name="T113">pruebas</text:span></text:p>
            </table:table-cell>
          </table:table-row>
          <table:table-row table:style-name="Tabla28.4">
            <table:table-cell table:style-name="Tabla28.A1" office:value-type="string">
              <text:p text:style-name="P54"><text:span text:style-name="T113">Estado</text:span></text:p>
            </table:table-cell>
            <table:table-cell table:style-name="Tabla28.B4" table:number-columns-spanned="5" office:value-type="string">
              <text:p text:style-name="P55"><text:span text:style-name="T115">En donde se encuentra en este momento el requerimiento, en fase se encuentra, cuando ha finalizado</text:span></text:p>
            </table:table-cell>
            <table:covered-table-cell/>
            <table:covered-table-cell/>
            <table:covered-table-cell/>
            <table:covered-table-cell/>
          </table:table-row>
          <table:table-row table:style-name="Tabla28.5">
            <table:table-cell table:style-name="Tabla28.A1" office:value-type="string">
              <text:p text:style-name="P54"><text:span text:style-name="T113">Versión:</text:span></text:p>
            </table:table-cell>
            <table:table-cell table:style-name="Tabla28.B5" table:number-columns-spanned="5" office:value-type="string">
              <text:p text:style-name="P55"><text:span text:style-name="T115"> Versión de modificación de la especificación del requerimiento</text:span></text:p>
            </table:table-cell>
            <table:covered-table-cell/>
            <table:covered-table-cell/>
            <table:covered-table-cell/>
            <table:covered-table-cell/>
          </table:table-row>
          <table:table-row table:style-name="Tabla28.6">
            <table:table-cell table:style-name="Tabla28.A1" office:value-type="string">
              <text:p text:style-name="P54"><text:span text:style-name="T113">Fecha última modificación</text:span></text:p>
            </table:table-cell>
            <table:table-cell table:style-name="Tabla28.B6" table:number-columns-spanned="5" office:value-type="string">
              <text:p text:style-name="P55"><text:span text:style-name="T115"> Fecha en que se modificó por última vez, el requerimiento</text:span></text:p>
            </table:table-cell>
            <table:covered-table-cell/>
            <table:covered-table-cell/>
            <table:covered-table-cell/>
            <table:covered-table-cell/>
          </table:table-row>
          <table:table-row table:style-name="Tabla28.7">
            <table:table-cell table:style-name="Tabla28.A1" office:value-type="string">
              <text:p text:style-name="P54"><text:span text:style-name="T114">R</text:span><text:span text:style-name="T113">esponsable de modificación</text:span></text:p>
            </table:table-cell>
            <table:table-cell table:style-name="Tabla28.B5" table:number-columns-spanned="5" office:value-type="string">
              <text:p text:style-name="P55"><text:span text:style-name="T115"> Responsable de la última modificación del requerimiento.</text:span></text:p>
            </table:table-cell>
            <table:covered-table-cell/>
            <table:covered-table-cell/>
            <table:covered-table-cell/>
            <table:covered-table-cell/>
          </table:table-row>
          <table:table-row table:style-name="Tabla28.2">
            <table:table-cell table:style-name="Tabla28.A1" office:value-type="string">
              <text:p text:style-name="P54"><text:span text:style-name="T113">Dueño:</text:span></text:p>
            </table:table-cell>
            <table:table-cell table:style-name="Tabla28.B8" table:number-columns-spanned="5" office:value-type="string">
              <text:p text:style-name="P55"><text:span text:style-name="T115">Encargado de supervisar y ayudar a implementar ese requerimiento </text:span></text:p>
            </table:table-cell>
            <table:covered-table-cell/>
            <table:covered-table-cell/>
            <table:covered-table-cell/>
            <table:covered-table-cell/>
          </table:table-row>
          <table:table-row table:style-name="Tabla28.9">
            <table:table-cell table:style-name="Tabla28.A1" office:value-type="string">
              <text:p text:style-name="P54"><text:span text:style-name="T113">Costo Promedio</text:span></text:p>
            </table:table-cell>
            <table:table-cell table:style-name="Tabla28.B5" table:number-columns-spanned="5" office:value-type="string">
              <text:p text:style-name="P49"><text:span text:style-name="T94">Valor asociado al esfuerzo incurrido para llevar a cabo este requerimiento. (ver sección </text:span><text:a xlink:type="simple" xlink:href="#_Priorización_de_Requerimientos"><text:span text:style-name="T100">2.9 Priorización de Requerimientos</text:span></text:a><text:span text:style-name="T94">)</text:span></text:p>
            </table:table-cell>
            <table:covered-table-cell/>
            <table:covered-table-cell/>
            <table:covered-table-cell/>
            <table:covered-table-cell/>
          </table:table-row>
          <table:table-row table:style-name="Tabla28.10">
            <table:table-cell table:style-name="Tabla28.A1" office:value-type="string">
              <text:p text:style-name="P54"><text:span text:style-name="T113">Razón de ser:</text:span></text:p>
            </table:table-cell>
            <table:table-cell table:style-name="Tabla28.B10" table:number-columns-spanned="5" office:value-type="string">
              <text:p text:style-name="P55"><text:span text:style-name="T115">Explicación del porqué <text:s/>el requerimiento se encuentra en el documento SRS.</text:span></text:p>
            </table:table-cell>
            <table:covered-table-cell/>
            <table:covered-table-cell/>
            <table:covered-table-cell/>
            <table:covered-table-cell/>
          </table:table-row>
          <table:table-row table:style-name="Tabla28.11">
            <table:table-cell table:style-name="Tabla28.A1" office:value-type="string">
              <text:p text:style-name="P54"><text:span text:style-name="T113">Descripción</text:span></text:p>
            </table:table-cell>
            <table:table-cell table:style-name="Tabla28.B5" table:number-columns-spanned="5" office:value-type="string">
              <text:p text:style-name="P55"><text:span text:style-name="T115">Descripción breve del requerimiento (enunciado).</text:span></text:p>
            </table:table-cell>
            <table:covered-table-cell/>
            <table:covered-table-cell/>
            <table:covered-table-cell/>
            <table:covered-table-cell/>
          </table:table-row>
          <table:table-row table:style-name="Tabla28.12">
            <table:table-cell table:style-name="Tabla28.A1" office:value-type="string">
              <text:p text:style-name="P54"><text:span text:style-name="T113">Criterios de aceptación:</text:span></text:p>
            </table:table-cell>
            <table:table-cell table:style-name="Tabla28.B12" table:number-columns-spanned="5" office:value-type="string">
              <text:p text:style-name="P55"><text:span text:style-name="T115">Argumento con el cual se definirá después de la implementación si el requerimiento es aceptado o no.</text:span></text:p>
            </table:table-cell>
            <table:covered-table-cell/>
            <table:covered-table-cell/>
            <table:covered-table-cell/>
            <table:covered-table-cell/>
          </table:table-row>
          <table:table-row table:style-name="Tabla28.13">
            <table:table-cell table:style-name="Tabla28.A1" office:value-type="string">
              <text:p text:style-name="P54"><text:span text:style-name="T113">Requerimientos asociados </text:span></text:p>
            </table:table-cell>
            <table:table-cell table:style-name="Tabla28.B5" table:number-columns-spanned="5" office:value-type="string">
              <text:p text:style-name="P49"><text:span text:style-name="T94">Requerimientos Asociados a éste. Para realizar este ítem <text:s/>se elaboró una tabla donde se señala las relaciones entre los requerimientos. Ver </text:span><text:a xlink:type="simple" xlink:href="#_5.4_ANEXO_4:"><text:span text:style-name="T100">Anexo 4</text:span></text:a></text:p>
            </table:table-cell>
            <table:covered-table-cell/>
            <table:covered-table-cell/>
            <table:covered-table-cell/>
            <table:covered-table-cell/>
          </table:table-row>
          <table:table-row table:style-name="Tabla28.2">
            <table:table-cell table:style-name="Tabla28.A1" office:value-type="string">
              <text:p text:style-name="P54"><text:span text:style-name="T113">Casos de uso asociados:</text:span></text:p>
            </table:table-cell>
            <table:table-cell table:style-name="Tabla28.B14" table:number-columns-spanned="5" office:value-type="string">
              <text:p text:style-name="P55"><text:span text:style-name="T115">Casos de uso origen del requerimiento (aplica solo para los requerimientos funcionales)</text:span></text:p>
            </table:table-cell>
            <table:covered-table-cell/>
            <table:covered-table-cell/>
            <table:covered-table-cell/>
            <table:covered-table-cell/>
          </table:table-row>
        </table:table>
        <text:p text:style-name="P64"><text:bookmark-start text:name="_Toc277627392"/><text:bookmark-start text:name="_Toc243179310"/><text:bookmark-start text:name="_Ref276370499"/>Tabla <text:sequence text:ref-name="refTable7" text:name="Table" text:formula="ooow:Table+1" style:num-format="1">2</text:sequence><text:bookmark-end text:name="_Ref276370499"/>: Plantilla de especificación de requerimientos<text:bookmark-end text:name="_Toc243179310"/>. <text:bookmark-end text:name="_Toc277627392"/></text:p>
        <text:h text:style-name="P8" text:outline-level="2"><text:span text:style-name="T11"/></text:h>
        <text:h text:style-name="P6" text:outline-level="1"><text:bookmark-start text:name="__RefHeading__36_1822457866"/><text:bookmark-start text:name="__RefHeading__38_676780344"/><text:bookmark-start text:name="__RefHeading__75_1961381582"/><text:span text:style-name="T2">Requisitos específicos</text:span><text:bookmark-end text:name="__RefHeading__36_1822457866"/><text:bookmark-end text:name="__RefHeading__38_676780344"/><text:bookmark-end text:name="__RefHeading__75_1961381582"/></text:h>
        <text:p text:style-name="P94"><text:span text:style-name="T9">Esta es la sección más extensa y más importante del documento. </text:span></text:p>
        <text:p text:style-name="P94"><text:span text:style-name="T9">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span></text:p>
        <text:p text:style-name="P88"/>
        <text:p text:style-name="P94"><text:span text:style-name="T9">Los requisitos se dispondrán en forma de listas numeradas para su identificación, seguimiento, trazabilidad y validación (ej. RF 10, RF 10.1, RF 10.2,...).</text:span></text:p>
        <text:p text:style-name="P88"/>
        <text:p text:style-name="P94"><text:span text:style-name="T9">Para cada requisito debe completarse la siguiente tabla:</text:span></text:p>
        <text:p text:style-name="P87"/>
        <table:table table:name="Tabla18" table:style-name="Tabla18">
          <table:table-column table:style-name="Tabla18.A"/>
          <table:table-column table:style-name="Tabla18.B"/>
          <table:table-column table:style-name="Tabla18.C"/>
          <table:table-column table:style-name="Tabla18.D"/>
          <table:table-column table:style-name="Tabla18.E"/>
          <text:soft-page-break/>
          <table:table-row table:style-name="Tabla18.1">
            <table:table-cell table:style-name="Tabla18.A1" office:value-type="string">
              <text:p text:style-name="P94"><text:span text:style-name="T71">Número de requisito</text:span></text:p>
            </table:table-cell>
            <table:table-cell table:style-name="Tabla18.B1" table:number-columns-spanned="4" office:value-type="string">
              <text:p text:style-name="P134"><text:span text:style-name="T20">[Inserte aquí el texto]</text:span></text:p>
            </table:table-cell>
            <table:covered-table-cell/>
            <table:covered-table-cell/>
            <table:covered-table-cell/>
          </table:table-row>
          <table:table-row table:style-name="Tabla18.1">
            <table:table-cell table:style-name="Tabla18.A1" office:value-type="string">
              <text:p text:style-name="P94"><text:span text:style-name="T71">Nombre de requisito</text:span></text:p>
            </table:table-cell>
            <table:table-cell table:style-name="Tabla18.B1" table:number-columns-spanned="4" office:value-type="string">
              <text:p text:style-name="P134"><text:span text:style-name="T20">[Inserte aquí el texto]</text:span></text:p>
            </table:table-cell>
            <table:covered-table-cell/>
            <table:covered-table-cell/>
            <table:covered-table-cell/>
          </table:table-row>
          <table:table-row table:style-name="Tabla18.1">
            <table:table-cell table:style-name="Tabla18.A1" office:value-type="string">
              <text:p text:style-name="P94"><text:span text:style-name="T71">Tipo</text:span></text:p>
            </table:table-cell>
            <table:table-cell table:style-name="Tabla18.B1" office:value-type="string">
              <text:p text:style-name="P134"><text:bookmark text:name="__Fieldmark__0_1961381582"/><text:bookmark text:name="__Fieldmark__1110_30066613"/><text:span text:style-name="T20"><text:s/>Requisito</text:span></text:p>
            </table:table-cell>
            <table:table-cell table:style-name="Tabla18.C3" table:number-columns-spanned="3" office:value-type="string">
              <text:p text:style-name="P134"><text:bookmark text:name="__Fieldmark__1_1961381582"/><text:bookmark text:name="__Fieldmark__1115_30066613"/><text:span text:style-name="T20"><text:s/>Restricción</text:span></text:p>
            </table:table-cell>
            <table:covered-table-cell/>
            <table:covered-table-cell/>
          </table:table-row>
          <table:table-row table:style-name="Tabla18.1">
            <table:table-cell table:style-name="Tabla18.A1" office:value-type="string">
              <text:p text:style-name="P94"><text:span text:style-name="T71">Fuente del requisito</text:span></text:p>
            </table:table-cell>
            <table:table-cell table:style-name="Tabla18.B1" table:number-columns-spanned="3" office:value-type="string">
              <text:p text:style-name="P134"><text:span text:style-name="T20">[Inserte aquí el texto]</text:span></text:p>
            </table:table-cell>
            <table:covered-table-cell/>
            <table:covered-table-cell/>
            <table:table-cell table:style-name="Tabla18.B1" office:value-type="string">
              <text:p text:style-name="P132"/>
            </table:table-cell>
          </table:table-row>
          <table:table-row table:style-name="Tabla18.1">
            <table:table-cell table:style-name="Tabla18.A1" office:value-type="string">
              <text:p text:style-name="P94"><text:span text:style-name="T71">Prioridad del requisito</text:span></text:p>
            </table:table-cell>
            <table:table-cell table:style-name="Tabla18.B1" office:value-type="string">
              <text:p text:style-name="P134"><text:bookmark text:name="__Fieldmark__2_1961381582"/><text:bookmark text:name="__Fieldmark__1129_30066613"/><text:span text:style-name="T20"><text:s/>Alta/Esencial</text:span></text:p>
            </table:table-cell>
            <table:table-cell table:style-name="Tabla18.C5" office:value-type="string">
              <text:p text:style-name="P134"><text:bookmark text:name="__Fieldmark__3_1961381582"/><text:bookmark text:name="__Fieldmark__1134_30066613"/><text:span text:style-name="T20"><text:s/>Media/Deseado</text:span></text:p>
            </table:table-cell>
            <table:table-cell table:style-name="Tabla18.C3" table:number-columns-spanned="2" office:value-type="string">
              <text:p text:style-name="P134"><text:bookmark text:name="__Fieldmark__4_1961381582"/><text:bookmark text:name="__Fieldmark__1139_30066613"/><text:span text:style-name="T20"><text:s/>Baja/ Opcional</text:span></text:p>
            </table:table-cell>
            <table:covered-table-cell/>
          </table:table-row>
        </table:table>
        <text:p text:style-name="P87"/>
        <text:p text:style-name="P88"/>
        <text:p text:style-name="P94"><text:span text:style-name="T9">y realizar la descripción del requisito</text:span></text:p>
        <text:p text:style-name="P88"/>
        <text:p text:style-name="P94"><text:span text:style-name="T9">La distribución de los párrafos que forman este punto puede diferir del propuesto en esta plantilla, si las características del sistema aconsejan otra distribución para ofrecer mayor claridad en la exposición.</text:span></text:p>
        <text:h text:style-name="P8" text:outline-level="2"><text:bookmark-start text:name="__RefHeading__40_676780344"/><text:bookmark-start text:name="__RefHeading__77_1961381582"/><text:span text:style-name="T2">Requisitos comunes de los interfaces</text:span><text:bookmark-end text:name="__RefHeading__40_676780344"/><text:bookmark-end text:name="__RefHeading__77_1961381582"/></text:h>
        <text:h text:style-name="P2" text:outline-level="3"><text:bookmark-start text:name="__RefHeading__79_1961381582"/><text:span text:style-name="T2">Interfaces de usuario</text:span><text:bookmark-end text:name="__RefHeading__79_1961381582"/></text:h>
        <text:p text:style-name="P135"><text:span text:style-name="T1">[Inserte aquí el texto]</text:span></text:p>
        <text:p text:style-name="P94"><text:span text:style-name="T9">Describir <text:s/>los requisitos del interfaz de usuario para el producto. Esto puede estar en la forma de descripciones del texto o pantallas del interfaz. Por ejemplo posiblemente el cliente ha especificado el estilo y los colores del producto. Describa exacto cómo el producto aparecerá a su usuario previsto.</text:span></text:p>
        <text:p text:style-name="P94"><text:span text:style-name="T9"/></text:p>
        <text:p text:style-name="P22"><text:span text:style-name="T9">Dentro de esta sección se enuncia y se describe las diferentes interfaces que se pretenden tener en el sistema, <text:s/>para así obtener una interacción con el usuario y las funcionalidades del sistema. Para consultar la definición de los requerimientos de Interfaces de usuario ver el documento anexo </text:span><text:span text:style-name="T90">de Excel “Plantilla de requerimientos.xlsx” en la hoja “REQUERIMIENTOS”. Para consultar la especificación de estos requerimientos, remítase a la hoja “RF” del mismo documento.</text:span></text:p>
        <text:h text:style-name="P2" text:outline-level="3"><text:bookmark-start text:name="__RefHeading__81_1961381582"/><text:span text:style-name="T2">Interfaces de hardware</text:span><text:bookmark-end text:name="__RefHeading__81_1961381582"/></text:h>
        <text:p text:style-name="P22"><text:span text:style-name="T9">De acuerdo con lo descrito en la sección </text:span><text:a xlink:type="simple" xlink:href="#_Interfaces_con_el"><text:span text:style-name="T104">2.1.4 Interfaces con el Hardware</text:span></text:a><text:span text:style-name="T9">, la herramienta no cuenta con interfaces de hardware. </text:span></text:p>
        <text:h text:style-name="P2" text:outline-level="3"><text:bookmark-start text:name="__RefHeading__83_1961381582"/><text:span text:style-name="T2">Interfaces de software</text:span><text:bookmark-end text:name="__RefHeading__83_1961381582"/></text:h>
        <text:p text:style-name="P135"><text:span text:style-name="T1">[Inserte aquí el texto]</text:span></text:p>
        <text:p text:style-name="P94"><text:span text:style-name="T9">Indicar si hay que integrar el producto con otros productos de software.</text:span></text:p>
        <text:p text:style-name="P94"><text:span text:style-name="T9">Para cada producto de software debe especificarse lo siguiente:</text:span></text:p>
        <text:list xml:id="list8236632845229436714" text:style-name="WWNum3">
          <text:list-item>
            <text:p text:style-name="P95"><text:span text:style-name="T9">Descripción del producto software utilizado</text:span></text:p>
          </text:list-item>
          <text:list-item>
            <text:p text:style-name="P95"><text:span text:style-name="T9">Propósito del interfaz</text:span></text:p>
          </text:list-item>
          <text:list-item>
            <text:p text:style-name="P95"><text:span text:style-name="T9">Definición del interfaz: contiendo y formato</text:span></text:p>
          </text:list-item>
          <text:list-item>
            <text:p text:style-name="P95"><text:span text:style-name="T9"/></text:p>
          </text:list-item>
        </text:list>
        <text:p text:style-name="P137"><text:span text:style-name="T84">Conforme a lo planteado en la sección </text:span><text:a xlink:type="simple" xlink:href="#_2.1.4_Interfaces_con"><text:span text:style-name="T124">2.1.4 Interfaces con el Software</text:span></text:a><text:span text:style-name="T83">, los requerimientos de interfaces con el software se encuentran definidos bajo la etiqueta “Interfaces Software” en el</text:span><text:span text:style-name="T112"> documento Anexo de Excel “Plantilla de requerimientos.xlsx” en la hoja “REQUERIMIENTOS”. Para consultar la especificación de estos requerimientos, remítase a la hoja “RF” del mismo documento.</text:span></text:p>
        <text:p text:style-name="P97"><text:span text:style-name="T9">---------------------------------------</text:span></text:p>
        <text:h text:style-name="P2" text:outline-level="3"><text:bookmark-start text:name="__RefHeading__85_1961381582"/><text:span text:style-name="T2">Interfaces de comunicación</text:span><text:bookmark-end text:name="__RefHeading__85_1961381582"/></text:h>
        <text:p text:style-name="P135"><text:span text:style-name="T1">[Inserte aquí el texto]</text:span></text:p>
        <text:p text:style-name="P94"><text:span text:style-name="T9">Describir los requisitos del interfaces de comunicación si hay comunicaciones con otros sistemas y cuales son las protocolos de comunicación.</text:span></text:p>
        <text:p text:style-name="P19">La única interfaz de comunicación a tener en cuenta para la implementación de la herramienta, ya fue citada en la sección <text:a xlink:type="simple" xlink:href="#_Interfaces_de_comunicación"><text:span text:style-name="T103">2.1.5 Interfaces de comunicación</text:span></text:a>, pero esta será descrita con mayor detalle a en el documento anexo <text:soft-page-break/>de Excel “Plantilla de requerimientos.xlsx” en la hoja “<text:span text:style-name="T108">REQUERIMIENTOS</text:span>”. <text:span text:style-name="T87">Para consultar la especificación de estos requerimientos, remítase a la hoja “RF” del mismo documento.</text:span></text:p>
        <text:p text:style-name="P94"><text:span text:style-name="T9">-----------------------------</text:span></text:p>
        <text:h text:style-name="P8" text:outline-level="2"><text:bookmark-start text:name="__RefHeading__42_676780344"/><text:bookmark-start text:name="__RefHeading__87_1961381582"/><text:span text:style-name="T2">Requisitos funcionales</text:span><text:bookmark-end text:name="__RefHeading__42_676780344"/><text:bookmark-end text:name="__RefHeading__87_1961381582"/></text:h>
        <text:p text:style-name="P123"><text:span text:style-name="T1">[Inserte aquí el texto]</text:span></text:p>
        <text:p text:style-name="P94"><text:span text:style-name="T9">Definición de acciones fundamentales que debe realizar el software al recibir información, procesarla y producir resultados. </text:span></text:p>
        <text:p text:style-name="P94"><text:span text:style-name="T9">En ellas se incluye:</text:span></text:p>
        <text:list xml:id="list6411324099448648810" text:style-name="WWNum4">
          <text:list-item>
            <text:p text:style-name="P98"><text:span text:style-name="T9">Comprobación de validez de las entradas</text:span></text:p>
          </text:list-item>
          <text:list-item>
            <text:p text:style-name="P98"><text:span text:style-name="T9">Secuencia exacta de operaciones</text:span></text:p>
          </text:list-item>
          <text:list-item>
            <text:p text:style-name="P98"><text:span text:style-name="T9">Respuesta a situaciones anormales (desbordamientos, comunicaciones, recuperación de errores)</text:span></text:p>
          </text:list-item>
          <text:list-item>
            <text:p text:style-name="P98"><text:span text:style-name="T9">Parámetros</text:span></text:p>
          </text:list-item>
          <text:list-item>
            <text:p text:style-name="P98"><text:span text:style-name="T9">Generación de salidas</text:span></text:p>
          </text:list-item>
          <text:list-item>
            <text:p text:style-name="P98"><text:span text:style-name="T9">Relaciones entre entradas y salidas (secuencias de entradas y salidas, formulas para la conversión de información)</text:span></text:p>
          </text:list-item>
          <text:list-item>
            <text:p text:style-name="P98"><text:span text:style-name="T9">Especificación de los requisitos lógicos para la información que será <text:s/>almacenada en base de datos (tipo de información, requerido)</text:span></text:p>
          </text:list-item>
        </text:list>
        <text:p text:style-name="P88"/>
        <text:p text:style-name="P94"><text:span text:style-name="T9">Las requisitos funcionales pueden ser divididos en sub-secciones.</text:span></text:p>
        <text:p text:style-name="P88"/>
        <text:p text:style-name="P20"><text:span text:style-name="T48">La siguiente </text:span><text:span text:style-name="T54">sección</text:span><text:span text:style-name="T48"> muestra los casos de uso para cada uno de los usuarios de forma separada. El usuario registrado y <text:s/>el </text:span><text:span text:style-name="T54">anónimo</text:span><text:span text:style-name="T48"> pueden visitar el sitio pero no poseen de los mismos privilegios (capacidad de acceso) .</text:span></text:p>
        <text:p text:style-name="P18"/>
        <text:p text:style-name="P18"/>
        <text:p text:style-name="P88"/>
        <text:h text:style-name="P2" text:outline-level="3"><text:bookmark-start text:name="__RefHeading__89_1961381582"/><text:span text:style-name="T2">Requisito funcional 1</text:span><text:bookmark-end text:name="__RefHeading__89_1961381582"/></text:h>
        <text:p text:style-name="P136"/>
        <text:h text:style-name="P3" text:outline-level="3"><text:bookmark-start text:name="__RefHeading__91_1961381582"/><text:span text:style-name="T28">2.2.1<text:tab/>Usuario Use Case</text:span><text:bookmark-end text:name="__RefHeading__91_1961381582"/></text:h>
        <text:p text:style-name="P18"/>
        <text:h text:style-name="P1" text:outline-level="4"><text:bookmark-start text:name="__RefHeading__93_1961381582"/><text:bookmark-start text:name="__RefHeading__25_1741972413"/><text:span text:style-name="T28">Caso de Uso: <text:s/>Buscar Libro</text:span><text:bookmark-end text:name="__RefHeading__93_1961381582"/><text:bookmark-end text:name="__RefHeading__25_1741972413"/></text:h>
        <text:p text:style-name="P20"><text:span text:style-name="T37">Diagrama:</text:span></text:p>
        <text:p text:style-name="P18"/>
        <text:p text:style-name="P18"/>
        <text:p text:style-name="P20"><text:span text:style-name="T37">Breve </text:span><text:span text:style-name="T39">Descripción</text:span></text:p>
        <text:p text:style-name="P20"><text:span text:style-name="T27">El usuario accede a la pagina web online, buscar un articulo. </text:span></text:p>
        <text:p text:style-name="P20"><text:span text:style-name="T39">Descripción</text:span><text:span text:style-name="T37"> Inicial Paso-A-Paso </text:span></text:p>
        <text:p text:style-name="P20"><text:span text:style-name="T27">Antes de que este caso de uso sea inicializado, el Usuario tiene que haber accedido a la pagina Web Online de CookBooks.</text:span></text:p>
        <text:p text:style-name="P18"/>
        <text:list xml:id="list43026074168465" text:continue-list="list4456916162601833185" text:style-name="WWNum5">
          <text:list-item>
            <text:p text:style-name="P21"><text:span text:style-name="T27">El usuario elige ingresar en la barra de </text:span><text:span text:style-name="T31">búsqueda</text:span><text:span text:style-name="T27"> , la </text:span><text:span text:style-name="T31">búsqueda</text:span><text:span text:style-name="T27"> por autor, nombre o palabra clave.</text:span></text:p>
          </text:list-item>
          <text:list-item>
            <text:p text:style-name="P21"><text:span text:style-name="T27">El sistema muestra las elecciones posibles al Usuario.</text:span></text:p>
          </text:list-item>
          <text:list-item>
            <text:p text:style-name="P21"><text:span text:style-name="T27">El Usuario selecciona el libro deseado. </text:span></text:p>
          </text:list-item>
          <text:list-item>
            <text:p text:style-name="P21"><text:span text:style-name="T27">El sistema presenta la pagina del libro.</text:span></text:p>
          </text:list-item>
        </text:list>
        <text:p text:style-name="P20"><text:span text:style-name="T27"><text:s/></text:span></text:p>
        <text:p text:style-name="P20"><text:span text:style-name="T37">Xref:</text:span><text:span text:style-name="T27"> </text:span><text:span text:style-name="T31">Sección</text:span><text:span text:style-name="T27"> 3.2.1, Buscar Libro</text:span></text:p>
        <text:p text:style-name="P136"/>
        <text:h text:style-name="P2" text:outline-level="3"><text:bookmark-start text:name="__RefHeading__95_1961381582"/><text:soft-page-break/><text:span text:style-name="T2">Requisito funcional 2</text:span><text:bookmark-end text:name="__RefHeading__95_1961381582"/></text:h>
        <text:h text:style-name="P3" text:outline-level="3"><text:bookmark-start text:name="__RefHeading__97_1961381582"/><text:span text:style-name="T28">2.2.2<text:tab/>Usuario Use Case</text:span><text:bookmark-end text:name="__RefHeading__97_1961381582"/></text:h>
        <text:p text:style-name="P18"/>
        <text:h text:style-name="P1" text:outline-level="4"><text:bookmark-start text:name="__RefHeading__99_1961381582"/><text:span text:style-name="T28">Caso de Uso: <text:s/>Comprar Libro</text:span><text:bookmark-end text:name="__RefHeading__99_1961381582"/></text:h>
        <text:p text:style-name="P20"><text:span text:style-name="T37">Diagrama:</text:span></text:p>
        <text:p text:style-name="P18"/>
        <text:p text:style-name="P18"/>
        <text:p text:style-name="P20"><text:span text:style-name="T37">Breve </text:span><text:span text:style-name="T39">Descripción</text:span></text:p>
        <text:p text:style-name="P20"><text:span text:style-name="T27">El usuario accede desde efectivizar la compra de libros que desea.</text:span></text:p>
        <text:p text:style-name="P18"/>
        <text:p text:style-name="P20"><text:span text:style-name="T39">Descripción</text:span><text:span text:style-name="T37"> Inicial Paso-A-Paso </text:span></text:p>
        <text:p text:style-name="P20"><text:span text:style-name="T27">Antes de que este caso de uso sea inicializado, el Usuario tiene que haber accedido a la pagina Web Online de CookBooks.</text:span></text:p>
        <text:p text:style-name="P18"/>
        <text:p text:style-name="P20"><text:span text:style-name="T27">1.El usuario aprieta el </text:span><text:span text:style-name="T31">botón</text:span><text:span text:style-name="T27"> Comprar.</text:span></text:p>
        <text:p text:style-name="P20"><text:span text:style-name="T27">2.El sistema verifica que el usuario este Logueado.</text:span></text:p>
        <text:p text:style-name="P20"><text:span text:style-name="T27">2.1 Si el usuario esta logueado sino lo lleva a “Caso de uso para logueo”. </text:span></text:p>
        <text:p text:style-name="P20"><text:span text:style-name="T27">3.El sistema lo lleva a la pagina Comprar.</text:span></text:p>
        <text:p text:style-name="P20"><text:span text:style-name="T27">4.El usuario confirma la compra</text:span></text:p>
        <text:p text:style-name="P20"><text:span text:style-name="T27">4.1 Si el usuario no tiene elementos en el carrito no hace nada.</text:span></text:p>
        <text:p text:style-name="P20"><text:span text:style-name="T27">5.El sistema lo dirige a la pagina de pago.</text:span></text:p>
        <text:p text:style-name="P20"><text:span text:style-name="T27">6. El sistema le informa al administrador que una compra se confirmo.</text:span></text:p>
        <text:p text:style-name="P18"/>
        <text:p text:style-name="P20"><text:span text:style-name="T37">Xref:</text:span><text:span text:style-name="T27"> </text:span><text:span text:style-name="T31">Sección</text:span><text:span text:style-name="T27"> 3.2.2, Comprar Libro</text:span></text:p>
        <text:p text:style-name="P136"/>
        <text:p text:style-name="P136"/>
        <text:p text:style-name="P136"/>
        <text:h text:style-name="P2" text:outline-level="3"><text:bookmark-start text:name="__RefHeading__101_1961381582"/><text:span text:style-name="T2">Requisito funcional 3</text:span><text:bookmark-end text:name="__RefHeading__101_1961381582"/></text:h>
        <text:h text:style-name="P3" text:outline-level="3"><text:bookmark-start text:name="__RefHeading__103_1961381582"/><text:span text:style-name="T28">2.2.3<text:tab/>Usuario Use Case</text:span><text:bookmark-end text:name="__RefHeading__103_1961381582"/></text:h>
        <text:p text:style-name="P18"/>
        <text:h text:style-name="P1" text:outline-level="4"><text:bookmark-start text:name="__RefHeading__105_1961381582"/><text:span text:style-name="T28">Caso de Uso: <text:s/>Iniciar </text:span><text:span text:style-name="T29">Sesión</text:span><text:bookmark-end text:name="__RefHeading__105_1961381582"/></text:h>
        <text:p text:style-name="P20"><text:span text:style-name="T37">Diagrama:</text:span></text:p>
        <text:p text:style-name="P18"/>
        <text:p text:style-name="P18"/>
        <text:p text:style-name="P20"><text:span text:style-name="T37">Breve </text:span><text:span text:style-name="T39">Descripción</text:span></text:p>
        <text:p text:style-name="P20"><text:span text:style-name="T27">El usuario quiere iniciar sesión.</text:span></text:p>
        <text:p text:style-name="P18"/>
        <text:p text:style-name="P20"><text:span text:style-name="T39">Descripción</text:span><text:span text:style-name="T37"> Inicial Paso-A-Paso </text:span></text:p>
        <text:p text:style-name="P20"><text:span text:style-name="T27">Antes de que este caso de uso sea inicializado, el Usuario tiene que haber accedido a la pagina Web Online de CookBooks.</text:span></text:p>
        <text:p text:style-name="P18"/>
        <text:p text:style-name="P20"><text:span text:style-name="T27">1.El usuario aprieta el </text:span><text:span text:style-name="T31">botón</text:span><text:span text:style-name="T27"> Iniciar </text:span><text:span text:style-name="T31">Sesión.</text:span></text:p>
        <text:p text:style-name="P20"><text:span text:style-name="T27">2.El sistema le pide que ingrese sus datos.</text:span></text:p>
        <text:p text:style-name="P20"><text:soft-page-break/><text:span text:style-name="T27">3.El usuario ingresa sus datos, nombre de Usuario o </text:span><text:span text:style-name="T31">dirección</text:span><text:span text:style-name="T27"> de correo </text:span><text:span text:style-name="T31">electrónico</text:span><text:span text:style-name="T27"> y su contraseña.</text:span></text:p>
        <text:p text:style-name="P20"><text:span text:style-name="T27">3.1 Si el usuario no recuerda su contraseña ir a “Caso de Uso: resetear password”</text:span></text:p>
        <text:p text:style-name="P20"><text:span text:style-name="T27">4.El usuario verifica que sus datos coincidan con los datos con los que el usuario se registro en el sistema.</text:span></text:p>
        <text:p text:style-name="P20"><text:span text:style-name="T27">4.1 Si los datos no coinciden vuelve al paso 2.</text:span></text:p>
        <text:p text:style-name="P20"><text:span text:style-name="T27">5.El sistema lo dirige a la pagina de inicio de la pagina Web.</text:span></text:p>
        <text:p text:style-name="P18"/>
        <text:p text:style-name="P135"><text:span text:style-name="T37">Xref:</text:span><text:span text:style-name="T27"> Section 3.2.3, Iniciar </text:span><text:span text:style-name="T31">Sesión</text:span></text:p>
        <text:p text:style-name="P136"/>
        <text:h text:style-name="P3" text:outline-level="3"><text:bookmark-start text:name="__RefHeading__107_1961381582"/><text:span text:style-name="T28">2.2.4<text:tab/>Usuario Use Case</text:span><text:bookmark-end text:name="__RefHeading__107_1961381582"/></text:h>
        <text:p text:style-name="P136"/>
        <text:h text:style-name="P1" text:outline-level="4"><text:bookmark-start text:name="__RefHeading__109_1961381582"/><text:span text:style-name="T28">Caso de Uso: <text:s/>Registrar Usuario</text:span><text:bookmark-end text:name="__RefHeading__109_1961381582"/></text:h>
        <text:p text:style-name="P20"><text:span text:style-name="T37">Diagrama:</text:span></text:p>
        <text:p text:style-name="P18"/>
        <text:p text:style-name="P18"/>
        <text:p text:style-name="P20"><text:span text:style-name="T37">Breve </text:span><text:span text:style-name="T38">Descripción</text:span></text:p>
        <text:p text:style-name="P20"><text:span text:style-name="T27">El usuario quiere registrarse en el sistema.</text:span></text:p>
        <text:p text:style-name="P18"/>
        <text:p text:style-name="P20"><text:span text:style-name="T38">Descripción</text:span><text:span text:style-name="T37"> Inicial Paso-A-Paso </text:span></text:p>
        <text:p text:style-name="P20"><text:span text:style-name="T27">Antes de que este caso de uso sea inicializado, el Usuario tiene que haber accedido a la pagina Web Online de CookBooks.</text:span></text:p>
        <text:p text:style-name="P18"/>
        <text:p text:style-name="P20"><text:span text:style-name="T27">1.El usuario aprieta el </text:span><text:span text:style-name="T30">botón</text:span><text:span text:style-name="T27"> Registrarse.</text:span></text:p>
        <text:p text:style-name="P20"><text:span text:style-name="T27">2.El sistema le pide que ingrese su nombre de Usuario, su contraseña, y datos personales.</text:span></text:p>
        <text:p text:style-name="P20"><text:span text:style-name="T27">3.El usuario ingresa los datos datos solicitados.</text:span></text:p>
        <text:p text:style-name="P20"><text:span text:style-name="T27">4.El sistema verifica que su nombreDeUsuario no coincida con el de otro Usuario.</text:span></text:p>
        <text:p text:style-name="P20"><text:span text:style-name="T27">4.1 Si el nombre de usuario coincide vuelve al paso 2.</text:span></text:p>
        <text:p text:style-name="P20"><text:span text:style-name="T27">5.El sistema le </text:span><text:span text:style-name="T30">enviá</text:span><text:span text:style-name="T27"> un mail de </text:span><text:span text:style-name="T30">confirmación</text:span><text:span text:style-name="T27"> al usuari</text:span><text:span text:style-name="T30">o</text:span><text:span text:style-name="T27"> y lo dirige a la pagina de inicio de la pagina Web.</text:span></text:p>
        <text:p text:style-name="P18"/>
        <text:p text:style-name="P135"><text:span text:style-name="T37">Xref:</text:span><text:span text:style-name="T27"> </text:span><text:span text:style-name="T30">Sección</text:span><text:span text:style-name="T27"> 3.2.4, Registrar Usuario</text:span></text:p>
        <text:p text:style-name="P136"/>
        <text:p text:style-name="P136"/>
        <text:h text:style-name="P8" text:outline-level="2"><text:bookmark-start text:name="__RefHeading__111_1961381582"/><text:bookmark-start text:name="__RefHeading__44_676780344"/><text:span text:style-name="T2">Requisitos no funcionales</text:span><text:bookmark-end text:name="__RefHeading__111_1961381582"/><text:bookmark-end text:name="__RefHeading__44_676780344"/></text:h>
        <text:h text:style-name="P2" text:outline-level="3"><text:bookmark-start text:name="__RefHeading__113_1961381582"/><text:span text:style-name="T2">Requisitos de rendimiento</text:span><text:bookmark-end text:name="__RefHeading__113_1961381582"/></text:h>
        <text:p text:style-name="P135"><text:span text:style-name="T1">[Inserte aquí el texto]</text:span></text:p>
        <text:p text:style-name="P94"><text:span text:style-name="T9">Especificación de los requisitos relacionados con la carga que se espera tenga que soportar el sistema. Por ejemplo, el número de terminales, el número esperado de usuarios simultáneamente conectados, número de transacciones por segundo que deberá soportar el sistema, etc.</text:span></text:p>
        <text:p text:style-name="P94"><text:span text:style-name="T9">Todos estos requisitos deben ser mesurables. Por ejemplo, indicando “el 95% de las transacciones deben realizarse en menos de 1 segundo”, en lugar de “los operadores no deben esperar a que se complete la transacción”.</text:span></text:p>
        <text:p text:style-name="P88"/>
        <text:p text:style-name="P20"><text:span text:style-name="T48">El sistema online de CookBooks va a estar </text:span><text:span text:style-name="T49">ubicado</text:span><text:span text:style-name="T48"> en un servidor con alta capacidad de velocidad de Internet. Tanto el administrador designado como la maquina </text:span><text:span text:style-name="T52">física</text:span><text:span text:style-name="T48"> a ser usada </text:span><text:span text:style-name="T52">serán</text:span><text:span text:style-name="T48"> determinados por </text:span><text:soft-page-break/><text:span text:style-name="T48">los dueños del sistema. El software desarrollado en el presente documento asume el uso de herramientas como Tomcat para la conexión entre las paginas Web y la base de datos. La velocidad de </text:span><text:span text:style-name="T52">conexión</text:span><text:span text:style-name="T48"> de los usuarios tanto </text:span><text:span text:style-name="T52">anónimos</text:span><text:span text:style-name="T48"> como registrados </text:span><text:span text:style-name="T52">dependerá</text:span><text:span text:style-name="T48"> del hardware usado más que en las </text:span><text:span text:style-name="T52">características</text:span><text:span text:style-name="T48"> del sistema desarrollado en </text:span><text:span text:style-name="T52">cuestión.</text:span></text:p>
        <text:p text:style-name="P20"><text:span text:style-name="T48"><text:tab/>La BD (?)...</text:span></text:p>
        <text:p text:style-name="P88"/>
        <text:h text:style-name="P2" text:outline-level="3"><text:bookmark-start text:name="__RefHeading__115_1961381582"/><text:span text:style-name="T2">Seguridad</text:span><text:bookmark-end text:name="__RefHeading__115_1961381582"/></text:h>
        <text:p text:style-name="P135"><text:span text:style-name="T1">[Inserte aquí el texto]</text:span></text:p>
        <text:p text:style-name="P94"><text:span text:style-name="T9">Especificación de elementos que protegerán al software de accesos, usos y sabotajes maliciosos, así como de modificaciones o destrucciones maliciosas o accidentales. Los requisitos pueden especificar:</text:span></text:p>
        <text:list xml:id="list43026091166728" text:continue-list="list43026043149788" text:style-name="WWNum6">
          <text:list-item>
            <text:p text:style-name="P96"><text:span text:style-name="T9">Empleo de técnicas criptográficas.</text:span></text:p>
          </text:list-item>
          <text:list-item>
            <text:p text:style-name="P96"><text:span text:style-name="T9">Registro de ficheros con “logs” de actividad.</text:span></text:p>
          </text:list-item>
          <text:list-item>
            <text:p text:style-name="P96"><text:span text:style-name="T9">Asignación de determinadas funcionalidades a determinados módulos.</text:span></text:p>
          </text:list-item>
          <text:list-item>
            <text:p text:style-name="P96"><text:span text:style-name="T9">Restricciones de comunicación entre determinados módulos.</text:span></text:p>
          </text:list-item>
          <text:list-item>
            <text:p text:style-name="P96"><text:span text:style-name="T9">Comprobaciones de integridad de información crítica.</text:span></text:p>
          </text:list-item>
          <text:list-item>
            <text:p text:style-name="P92"/>
          </text:list-item>
          <text:list-item>
            <text:p text:style-name="P92"/>
          </text:list-item>
        </text:list>
        <text:p text:style-name="P91"/>
        <text:p text:style-name="P20"><text:span text:style-name="T48">El servido bajo el cual el sitio Web Online va a </text:span><text:span text:style-name="T53">residir</text:span><text:span text:style-name="T48"> va a tener su propia seguridad para prevenir acceso no autorizado para escribir o borrar datos. No habría </text:span><text:span text:style-name="T53">restricción</text:span><text:span text:style-name="T48"> para el acceso de lectura. El uso de un email de parte del administrador del sistema depende del sistema cliente por lo tanto es algo externo al sistema desarrollado en cuestión.</text:span></text:p>
        <text:p text:style-name="P20"><text:span text:style-name="T48">La PC bajo la cual el administrador trabaja puede disponer de configuraciones de seguridad propias. No hay </text:span><text:span text:style-name="T53">protección</text:span><text:span text:style-name="T48"> especial construida bajo este sistema otra que no proveer al usuario la posibilidad de acceso de escritura sobre los datos del sistema.</text:span></text:p>
        <text:h text:style-name="P2" text:outline-level="3"><text:bookmark-start text:name="__RefHeading__117_1961381582"/><text:span text:style-name="T2">Fiabilidad</text:span><text:bookmark-end text:name="__RefHeading__117_1961381582"/></text:h>
        <text:p text:style-name="P135"><text:span text:style-name="T1">[Inserte aquí el texto]</text:span></text:p>
        <text:p text:style-name="P94"><text:span text:style-name="T9">Especificación de los factores de fiabilidad necesaria del sistema. Esto se expresa generalmente como el tiempo entre los incidentes permisibles, o el total de incidentes permisible.</text:span></text:p>
        <text:h text:style-name="P2" text:outline-level="3"><text:bookmark-start text:name="__RefHeading__119_1961381582"/><text:span text:style-name="T2">Disponibilidad</text:span><text:bookmark-end text:name="__RefHeading__119_1961381582"/></text:h>
        <text:p text:style-name="P135"><text:span text:style-name="T1">[Inserte aquí el texto]</text:span></text:p>
        <text:p text:style-name="P94"><text:span text:style-name="T9">Especificación de los factores de disponibilidad final exigidos al sistema. Normalmente expresados en % de tiempo en los que el software tiene que mostrar disponibilidad.</text:span></text:p>
        <text:h text:style-name="P8" text:outline-level="2"><text:bookmark-start text:name="__RefHeading__46_676780344"/><text:bookmark-start text:name="__RefHeading__121_1961381582"/><text:span text:style-name="T2">Otros requisitos</text:span><text:bookmark-end text:name="__RefHeading__46_676780344"/><text:bookmark-end text:name="__RefHeading__121_1961381582"/></text:h>
        <text:p text:style-name="P123"><text:span text:style-name="T1">[Inserte aquí el texto]</text:span></text:p>
        <text:p text:style-name="P94"><text:span text:style-name="T9">Cualquier otro requisito que no encaje en ninguna de las secciones anteriores.</text:span></text:p>
        <text:p text:style-name="P88"/>
        <text:p text:style-name="P94"><text:span text:style-name="T9">Por ejemplo: </text:span></text:p>
        <text:p text:style-name="P94"><text:span text:style-name="T9">Requisitos culturales y políticos</text:span></text:p>
        <text:p text:style-name="P94"><text:span text:style-name="T9">Requisitos Legales</text:span></text:p>
        <text:h text:style-name="P6" text:outline-level="1"><text:bookmark-start text:name="__RefHeading__38_1822457866"/><text:bookmark-start text:name="__RefHeading__48_676780344"/><text:bookmark-start text:name="__RefHeading__123_1961381582"/><text:span text:style-name="T2">Apéndices</text:span><text:bookmark-end text:name="__RefHeading__38_1822457866"/><text:bookmark-end text:name="__RefHeading__48_676780344"/><text:bookmark-end text:name="__RefHeading__123_1961381582"/></text:h>
        <text:p text:style-name="P134"><text:span text:style-name="T1">[Inserte aquí el texto]</text:span></text:p>
        <text:p text:style-name="P94"><text:span text:style-name="T9">Pueden contener todo tipo de información relevante para la SRS pero que, propiamente, no forme parte de la SRS.</text:span></text:p>
      </text:section>
      <text:section text:style-name="Sect1" text:name="Sección7">
        <text:p text:style-name="P5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A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default-outline-level="" style:class="text">
      <style:paragraph-properties fo:margin-top="0.423cm" fo:margin-bottom="0.106cm" style:contextual-spacing="false" fo:text-align="center" style:justify-single-word="false"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Text_20_body" style:display-name="Text body" style:family="paragraph" style:parent-style-name="_5f_Normal" style:default-outline-level="" style:class="text">
      <style:paragraph-properties fo:margin-left="1.27cm" fo:margin-right="0cm" fo:margin-top="0cm" fo:margin-bottom="0.21cm" style:contextual-spacing="false" fo:line-height="120%" fo:text-indent="0cm" style:auto-text-indent="false"/>
    </style:style>
    <style:style style:name="List" style:family="paragraph" style:parent-style-name="Standard"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ab-stops>
          <style:tab-stop style:position="0.635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ab-stops>
          <style:tab-stop style:position="2.328cm"/>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ab-stops>
          <style:tab-stop style:position="3.385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fo:keep-with-next="alway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font-size-asian="11pt" style:font-size-complex="11pt"/>
    </style:style>
    <style:style style:name="Lista_20_con_20_números_2a_" style:display-name="Lista con números*" style:family="paragraph" style:parent-style-name="Standard" style:default-outline-level="">
      <style:paragraph-properties>
        <style:tab-stops>
          <style:tab-stop style:position="0.635cm"/>
        </style:tab-stops>
      </style:paragraph-properties>
    </style:style>
    <style:style style:name="Encabezado_20_de_20_lista1" style:display-name="Encabezado de lista1" style:family="paragraph" style:parent-style-name="Standard" style:next-style-name="Standard" style:default-outline-level="">
      <style:paragraph-properties fo:margin-top="0.212cm" fo:margin-bottom="0cm" style:contextual-spacing="false"/>
      <style:text-properties fo:font-weight="bold" style:font-weight-asian="bold" style:font-weight-complex="bold"/>
    </style:style>
    <style:style style:name="Numbered_20_List" style:display-name="Numbere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a_20_con_20_viñetas_20_4_2a_" style:display-name="Lista con viñetas 4*" style:family="paragraph" style:parent-style-name="Standard" style:default-outline-level="">
      <style:paragraph-properties>
        <style:tab-stops>
          <style:tab-stop style:position="2.133cm"/>
        </style:tab-stops>
      </style:paragraph-properties>
    </style:style>
    <style:style style:name="Title" style:family="paragraph" style:parent-style-name="Heading" style:default-outline-level="" style:class="chapter">
      <style:paragraph-properties fo:text-align="start" style:justify-single-word="false"/>
      <style:text-properties fo:font-size="18pt" style:font-size-asian="18pt" style:font-size-complex="18pt"/>
    </style:style>
    <style:style style:name="Encabezado_20_de_20_nota_2a_" style:display-name="Encabezado de nota*" style:family="paragraph" style:parent-style-name="Standard" style:next-style-name="Standard" style:default-outline-level=""/>
    <style:style style:name="Texto_20_independiente_20_2_2a_" style:display-name="Texto independiente 2*" style:family="paragraph" style:parent-style-name="Standard" style:default-outline-level="">
      <style:paragraph-properties fo:line-height="150%" fo:text-align="justify" style:justify-single-word="false"/>
    </style:style>
    <style:style style:name="Contents_20_2" style:display-name="Contents 2" style:family="paragraph" style:parent-style-name="Standard" style:next-style-name="Standard" style:default-outline-level="" style:class="index">
      <style:paragraph-properties fo:margin-left="2.54cm" fo:margin-right="1.27cm" fo:margin-top="0.423cm" fo:margin-bottom="0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WW-Índice_20_4" style:display-name="WW-Índice 4" style:family="paragraph" style:parent-style-name="Standard" style:next-style-name="Standard" style:default-outline-level=""/>
    <style:style style:name="Upper_20_Case_20_List" style:display-name="Upper Case List" style:family="paragraph" style:parent-style-name="Numbered_20_List" style:default-outline-level=""/>
    <style:style style:name="Firma_20_de_20_correo_20_electrónico_2a_" style:display-name="Firma de correo electrónico*" style:family="paragraph" style:parent-style-name="Standard" style:default-outline-level=""/>
    <style:style style:name="Text_20_Body_20_Indent" style:display-name="Text Body Indent" style:family="paragraph" style:parent-style-name="Standard" style:default-outline-level="">
      <style:paragraph-properties fo:margin-top="0cm" fo:margin-bottom="0.212cm" style:contextual-spacing="false"/>
    </style:style>
    <style:style style:name="Bullet" style:family="paragraph" style:default-outline-level="">
      <style:paragraph-properties fo:margin-left="1.27cm" fo:margin-right="0.635cm" fo:margin-top="0.21cm" fo:margin-bottom="0cm" style:contextual-spacing="false" fo:text-align="justify" style:justify-single-word="false" fo:text-indent="0cm" style:auto-text-indent="false">
        <style:tab-stops>
          <style:tab-stop style:position="0.635cm"/>
          <style:tab-stop style:position="1.27cm"/>
        </style:tab-stops>
      </style:paragraph-properties>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Lista_20_con_20_viñetas_20_5_2a_" style:display-name="Lista con viñetas 5*" style:family="paragraph" style:parent-style-name="Standard" style:default-outline-level="">
      <style:paragraph-properties>
        <style:tab-stops>
          <style:tab-stop style:position="2.63cm"/>
        </style:tab-stops>
      </style:paragraph-properties>
    </style:style>
    <style:style style:name="Bullet1" style:family="paragraph" style:default-outline-level="">
      <style:paragraph-properties fo:margin-left="1.27cm" fo:margin-right="0cm" fo:text-indent="-0.76cm" style:auto-text-indent="false"/>
    </style:style>
    <style:style style:name="Etiqueta" style:family="paragraph" style:parent-style-name="Standard" style:default-outline-level="">
      <style:paragraph-properties fo:margin-top="0.212cm" fo:margin-bottom="0.212cm" style:contextual-spacing="false"/>
      <style:text-properties fo:font-size="12pt" fo:font-style="italic" style:font-size-asian="12pt" style:font-style-asian="italic" style:font-size-complex="12pt" style:font-style-complex="italic"/>
    </style:style>
    <style:style style:name="Bullet2" style:family="paragraph" style:default-outline-level="">
      <style:paragraph-properties fo:margin-left="2.54cm" fo:margin-right="0cm" fo:text-indent="-0.635cm" style:auto-text-indent="false"/>
    </style:style>
    <style:style style:name="Texto_20_independiente_20_3_2a_" style:display-name="Texto independiente 3*" style:family="paragraph" style:parent-style-name="Standard" style:default-outline-level="">
      <style:paragraph-properties fo:margin-top="0cm" fo:margin-bottom="0.212cm" style:contextual-spacing="false"/>
      <style:text-properties fo:font-size="8pt" style:font-size-asian="8pt" style:font-size-complex="8pt"/>
    </style:style>
    <style:style style:name="Balloon_20_Text" style:display-name="Balloon Text" style:family="paragraph"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ower_20_Roman_20_List" style:display-name="Lower Roman List" style:family="paragraph" style:parent-style-name="Standard" style:default-outline-level="">
      <style:paragraph-properties fo:margin-left="1.27cm" fo:margin-right="0cm" fo:text-indent="-0.76cm" style:auto-text-indent="false"/>
      <style:text-properties fo:font-size="12pt" style:font-size-asian="12pt" style:font-size-complex="12pt"/>
    </style:style>
    <style:style style:name="Sangría_20_3_20_de_20_t._20_independiente_2a_" style:display-name="Sangría 3 de t. independiente*" style:family="paragraph" style:parent-style-name="Standard" style:default-outline-level="">
      <style:paragraph-properties fo:margin-top="0cm" fo:margin-bottom="0.21cm" style:contextual-spacing="false"/>
      <style:text-properties fo:font-size="8pt" style:font-size-asian="8pt" style:font-size-complex="8pt"/>
    </style:style>
    <style:style style:name="Lista_20_con_20_viñetas_20_5_2a_1" style:display-name="Lista con viñetas 5*1" style:family="paragraph" style:parent-style-name="Standard" style:default-outline-level="">
      <style:paragraph-properties>
        <style:tab-stops>
          <style:tab-stop style:position="2.63cm"/>
        </style:tab-stops>
      </style:paragraph-properties>
    </style:style>
    <style:style style:name="Quotations" style:family="paragraph" style:parent-style-name="Standard" style:default-outline-level="" style:class="html">
      <style:paragraph-properties fo:margin-top="0cm" fo:margin-bottom="0.494cm" style:contextual-spacing="false"/>
    </style:style>
    <style:style style:name="Texto_20_independiente_20_primera_20_sangría_2a_" style:display-name="Texto independiente primera sangría*" style:family="paragraph" style:default-outline-level="">
      <style:paragraph-properties fo:margin-top="0cm" fo:margin-bottom="0.21cm" style:contextual-spacing="false"/>
      <style:text-properties fo:font-size="12pt" style:font-size-asian="12pt" style:font-size-complex="12pt"/>
    </style:style>
    <style:style style:name="Fecha_2a_" style:display-name="Fecha*" style:family="paragraph" style:parent-style-name="Standard" style:next-style-name="Standard" style:default-outline-level=""/>
    <style:style style:name="Implies_20_List" style:display-name="Implies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aludo_2a_" style:display-name="Saludo*" style:family="paragraph" style:parent-style-name="Standard" style:next-style-name="Standard" style:default-outline-level=""/>
    <style:style style:name="Table_20_Contents" style:display-name="Table Contents" style:family="paragraph" style:parent-style-name="Standard" style:default-outline-level="" style:class="extra"/>
    <style:style style:name="Lista_20_2_2a_" style:display-name="Lista 2*" style:family="paragraph" style:parent-style-name="Standard" style:default-outline-level=""/>
    <style:style style:name="Sangría_20_2_20_de_20_t._20_independiente_2a_" style:display-name="Sangría 2 de t. independiente*" style:family="paragraph" style:parent-style-name="Standard" style:default-outline-level="">
      <style:paragraph-properties fo:margin-top="0cm" fo:margin-bottom="0.21cm" style:contextual-spacing="false" fo:line-height="200%"/>
    </style:style>
    <style:style style:name="Continuar_20_lista_20_4_2a_" style:display-name="Continuar lista 4*" style:family="paragraph" style:parent-style-name="Standard" style:default-outline-level="">
      <style:paragraph-properties fo:margin-top="0cm" fo:margin-bottom="0.212cm" style:contextual-spacing="false"/>
    </style:style>
    <style:style style:name="caption" style:family="paragraph" style:parent-style-name="Standard" style:default-outline-level="">
      <style:paragraph-properties fo:margin-top="0.21cm" fo:margin-bottom="0.21cm" style:contextual-spacing="false"/>
      <style:text-properties fo:font-size="12pt" fo:font-style="italic" style:font-size-asian="12pt" style:font-style-asian="italic" style:font-size-complex="12pt" style:font-style-complex="italic"/>
    </style:style>
    <style:style style:name="Epígrafe1" style:family="paragraph" style:parent-style-name="Standard" style:next-style-name="Standard" style:default-outline-level="">
      <style:paragraph-properties fo:margin-top="0.212cm" fo:margin-bottom="0.212cm" style:contextual-spacing="false"/>
      <style:text-properties fo:font-weight="bold" style:font-weight-asian="bold" style:font-weight-complex="bold"/>
    </style:style>
    <style:style style:name="HTML_20_Address" style:display-name="HTML Address" style:family="paragraph" style:parent-style-name="Standard" style:default-outline-level="">
      <style:text-properties fo:font-style="italic" style:font-style-asian="italic" style:font-style-complex="italic"/>
    </style:style>
    <style:style style:name="Contents_20_1" style:display-name="Contents 1" style:family="paragraph" style:parent-style-name="_5f_Normal" style:next-style-name="Standard" style:default-outline-level="" style:class="index">
      <style:paragraph-properties fo:margin-left="1.27cm" fo:margin-right="1.27cm" fo:margin-top="0.423cm" fo:margin-bottom="0.106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Contents_20_3" style:display-name="Contents 3" style:family="paragraph" style:parent-style-name="_5f_Normal" style:next-style-name="Standard" style:default-outline-level="" style:class="index">
      <style:paragraph-properties fo:margin-left="1.522cm" fo:margin-right="0cm" fo:text-indent="-0.76cm" style:auto-text-indent="false">
        <style:tab-stops>
          <style:tab-stop style:position="2.54cm"/>
          <style:tab-stop style:position="16.51cm" style:type="right"/>
        </style:tab-stops>
      </style:paragraph-properties>
    </style:style>
    <style:style style:name="Contents_20_5" style:display-name="Contents 5" style:family="paragraph" style:parent-style-name="_5f_Normal" style:next-style-name="Standard" style:default-outline-level="" style:class="index">
      <style:paragraph-properties fo:margin-left="1.411cm" fo:margin-right="0cm" fo:text-indent="0cm" style:auto-text-indent="false"/>
    </style:style>
    <style:style style:name="Contents_20_6" style:display-name="Contents 6" style:family="paragraph" style:parent-style-name="_5f_Normal" style:next-style-name="Standard" style:default-outline-level="" style:class="index">
      <style:paragraph-properties fo:margin-left="1.762cm" fo:margin-right="0cm" fo:text-indent="0cm" style:auto-text-indent="false"/>
    </style:style>
    <style:style style:name="Encabezado_20_de_20_mensaje_2a_" style:display-name="Encabezado de mensaje*" style:family="paragraph" style:parent-style-name="Standard" style:default-outline-level=""/>
    <style:style style:name="Contents_20_9" style:display-name="Contents 9" style:family="paragraph" style:parent-style-name="_5f_Normal" style:next-style-name="Standard" style:default-outline-level="" style:class="index">
      <style:paragraph-properties fo:margin-left="2.82cm" fo:margin-right="0cm" fo:text-indent="0cm" style:auto-text-indent="false"/>
    </style:style>
    <style:style style:name="_5f_Normal" style:display-name="_Normal" style:family="paragraph" style:parent-style-name="Standard" style:default-outline-level="">
      <style:text-properties fo:font-size="12pt" style:font-size-asian="12pt" style:font-size-complex="12pt"/>
    </style:style>
    <style:style style:name="InfoBlue" style:family="paragraph" style:parent-style-name="_5f_Normal" style:default-outline-level="">
      <style:paragraph-properties fo:margin-left="1.03cm" fo:margin-right="0cm" fo:margin-top="0.21cm" fo:margin-bottom="0.21cm" style:contextual-spacing="false" fo:text-align="justify" style:justify-single-word="false" fo:text-indent="0cm" style:auto-text-indent="false"/>
    </style:style>
    <style:style style:name="Lista_20_3_2a_" style:display-name="Lista 3*" style:family="paragraph" style:parent-style-name="Standard" style:default-outline-level=""/>
    <style:style style:name="Texto_20_con_20_sangría1" style:display-name="Texto con sangría1" style:family="paragraph" style:parent-style-name="Standard" style:next-style-name="Standard" style:default-outline-level=""/>
    <style:style style:name="Mapa_20_del_20_documento_2a_" style:display-name="Mapa del documento*"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WW-Índice_20_9" style:display-name="WW-Índice 9" style:family="paragraph" style:parent-style-name="Standard" style:next-style-name="Standard" style:default-outline-level=""/>
    <style:style style:name="Continuar_20_lista_20_3_2a_" style:display-name="Continuar lista 3*" style:family="paragraph" style:parent-style-name="Standard" style:default-outline-level="">
      <style:paragraph-properties fo:margin-top="0cm" fo:margin-bottom="0.212cm" style:contextual-spacing="false"/>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Tick_20_List" style:display-name="Tick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style style:name="Lista_20_4_2a_" style:display-name="Lista 4*" style:family="paragraph" style:parent-style-name="Standard" style:default-outline-level=""/>
    <style:style style:name="Body_20_Text_20_2" style:display-name="Body Text 2" style:family="paragraph" style:parent-style-name="_5f_Normal" style:default-outline-level=""/>
    <style:style style:name="Endnote" style:family="paragraph" style:parent-style-name="Standard" style:default-outline-level="" style:class="extra">
      <style:paragraph-properties fo:margin-left="0.508cm" fo:margin-right="0cm" fo:text-indent="-0.508cm" style:auto-text-indent="false"/>
    </style:style>
    <style:style style:name="Contents_20_8" style:display-name="Contents 8" style:family="paragraph" style:parent-style-name="Standard" style:next-style-name="Standard" style:default-outline-level="" style:class="index">
      <style:paragraph-properties fo:margin-left="2.468cm" fo:margin-right="0cm" fo:text-indent="0cm" style:auto-text-indent="false"/>
    </style:style>
    <style:style style:name="Texto_20_independiente_20_primera_20_sangría_20_2_2a_" style:display-name="Texto independiente primera sangría 2*" style:family="paragraph" style:parent-style-name="Text_20_Body_20_Indent" style:default-outline-level="">
      <style:paragraph-properties fo:margin-top="0cm" fo:margin-bottom="0.21cm" style:contextual-spacing="false"/>
    </style:style>
    <style:style style:name="Footnote" style:family="paragraph" style:parent-style-name="Standard" style:default-outline-level="" style:class="extra">
      <style:paragraph-properties fo:margin-left="0.508cm" fo:margin-right="0cm" fo:text-indent="-0.508cm" style:auto-text-indent="false"/>
    </style:style>
    <style:style style:name="Subtitle" style:family="paragraph" style:parent-style-name="Standard" style:default-outline-level="" style:class="chapter">
      <style:paragraph-properties fo:margin-top="0cm" fo:margin-bottom="0.106cm" style:contextual-spacing="false" fo:text-align="center" style:justify-single-word="false"/>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text-properties fo:font-size="12pt" style:font-size-asian="12pt" style:font-size-complex="12pt"/>
    </style:style>
    <style:style style:name="Tabletext" style:family="paragraph" style:parent-style-name="_5f_Normal" style:default-outline-level="">
      <style:paragraph-properties fo:margin-top="0cm" fo:margin-bottom="0.21cm" style:contextual-spacing="false"/>
    </style:style>
    <style:style style:name="WW-Índice_20_5" style:display-name="WW-Índice 5" style:family="paragraph" style:parent-style-name="Standard" style:next-style-name="Standard" style:default-outline-level=""/>
    <style:style style:name="WW-Índice_20_6" style:display-name="WW-Índice 6" style:family="paragraph" style:parent-style-name="Standard" style:next-style-name="Standard" style:default-outline-level=""/>
    <style:style style:name="_3f_ndicel_20_10" style:display-name="?ndicel 10" style:family="paragraph" style:default-outline-level="">
      <style:paragraph-properties>
        <style:tab-stops>
          <style:tab-stop style:position="12.504cm" style:type="right"/>
        </style:tab-stops>
      </style:paragraph-properties>
    </style:style>
    <style:style style:name="WW-Índice_20_8" style:display-name="WW-Índice 8" style:family="paragraph" style:parent-style-name="Standard" style:next-style-name="Standard" style:default-outline-level=""/>
    <style:style style:name="Endnote_20_Symbol" style:display-name="Endnote Symbol" style:family="paragraph" style:parent-style-name="Standard" style:default-outline-level="">
      <style:text-properties fo:font-size="12pt" style:font-size-asian="12pt" style:font-size-complex="12pt"/>
    </style:style>
    <style:style style:name="Sangría_20_2_20_de_20_t._20_independiente_2a_1" style:display-name="Sangría 2 de t. independiente*1" style:family="paragraph" style:parent-style-name="Standard" style:default-outline-level="">
      <style:paragraph-properties fo:margin-top="0cm" fo:margin-bottom="0.212cm" style:contextual-spacing="false" fo:line-height="200%"/>
    </style:style>
    <style:style style:name="Texto_20_sin_20_formato_2a_" style:display-name="Texto sin formato*"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Lista_20_5_2a_" style:display-name="Lista 5*" style:family="paragraph" style:parent-style-name="Standard" style:default-outline-level=""/>
    <style:style style:name="Continuar_20_lista_2a_" style:display-name="Continuar lista*" style:family="paragraph" style:parent-style-name="Standard" style:default-outline-level="">
      <style:paragraph-properties fo:margin-top="0cm" fo:margin-bottom="0.212cm" style:contextual-spacing="false"/>
    </style:style>
    <style:style style:name="Lista_20_con_20_números_20_2_2a_" style:display-name="Lista con números 2*" style:family="paragraph" style:parent-style-name="Standard" style:default-outline-level="">
      <style:paragraph-properties>
        <style:tab-stops>
          <style:tab-stop style:position="1.132cm"/>
        </style:tab-stops>
      </style:paragraph-properties>
    </style:style>
    <style:style style:name="Lista_20_con_20_números_2a_1" style:display-name="Lista con números*1" style:family="paragraph" style:parent-style-name="Standard" style:default-outline-level="">
      <style:paragraph-properties>
        <style:tab-stops>
          <style:tab-stop style:position="0.635cm"/>
        </style:tab-stops>
      </style:paragraph-properties>
    </style:style>
    <style:style style:name="Lista_20_con_20_viñetas_2a_" style:display-name="Lista con viñetas*" style:family="paragraph" style:parent-style-name="Standard" style:default-outline-level="">
      <style:paragraph-properties>
        <style:tab-stops>
          <style:tab-stop style:position="0.635cm"/>
        </style:tab-stops>
      </style:paragraph-properties>
    </style:style>
    <style:style style:name="Heart_20_List" style:display-name="Heart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a_20_de_20_ilustraciones_2a_" style:display-name="Tabla de ilustraciones*" style:family="paragraph" style:parent-style-name="Standard" style:next-style-name="Standard" style:default-outline-level=""/>
    <style:style style:name="Hand_20_List" style:display-name="Han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hapter_20_Heading" style:display-name="Chapter Heading" style:family="paragraph" style:next-style-name="Standard" style:default-outline-level="">
      <style:paragraph-properties>
        <style:tab-stops>
          <style:tab-stop style:position="2.794cm"/>
        </style:tab-stops>
      </style:paragraph-properties>
    </style:style>
    <style:style style:name="Sangría_20_normal_2a_" style:display-name="Sangría normal*" style:family="paragraph" style:parent-style-name="Standard" style:default-outline-level=""/>
    <style:style style:name="Arrowhead_20_List" style:display-name="Arrowhea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quare_20_List" style:display-name="Square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Star_20_List" style:display-name="Star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WW-Índice_20_7" style:display-name="WW-Índice 7" style:family="paragraph" style:parent-style-name="Standard" style:next-style-name="Standard" style:default-outline-level=""/>
    <style:style style:name="Text_20_Body" style:display-name="Text Body" style:family="paragraph" style:parent-style-name="Standard" style:default-outline-level="">
      <style:text-properties fo:font-size="8pt" style:font-size-asian="8pt" style:font-size-complex="8pt"/>
    </style:style>
    <style:style style:name="Texto_20_independiente_20_primera_20_sangría_20_2_2a_1" style:display-name="Texto independiente primera sangría 2*1" style:family="paragraph" style:parent-style-name="Text_20_Body_20_Indent" style:default-outline-level=""/>
    <style:style style:name="Contents_20_Header" style:display-name="Contents Header" style:family="paragraph" style:parent-style-name="Standard" style:next-style-name="Standard" style:default-outline-level="">
      <style:paragraph-properties fo:margin-top="0.423cm" fo:margin-bottom="0.212cm" style: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font-size-complex="16pt" style:font-weight-complex="bold"/>
    </style:style>
    <style:style style:name="Lista_20_con_20_números_20_3_2a_" style:display-name="Lista con números 3*" style:family="paragraph" style:parent-style-name="Standard" style:default-outline-level="">
      <style:paragraph-properties>
        <style:tab-stops>
          <style:tab-stop style:position="1.633cm"/>
        </style:tab-stops>
      </style:paragraph-properties>
    </style:style>
    <style:style style:name="Bullet_20_List" style:display-name="Bullet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inuar_20_lista_20_2_2a_" style:display-name="Continuar lista 2*" style:family="paragraph" style:parent-style-name="Standard" style:default-outline-level="">
      <style:paragraph-properties fo:margin-top="0cm" fo:margin-bottom="0.212cm" style:contextual-spacing="false"/>
    </style:style>
    <style:style style:name="Texto_20_independiente_20_primera_20_sangría_2a_1" style:display-name="Texto independiente primera sangría*1" style:family="paragraph" style:parent-style-name="Text_20_Body" style:default-outline-level="">
      <style:paragraph-properties fo:margin-top="0cm" fo:margin-bottom="0.212cm" style:contextual-spacing="false"/>
      <style:text-properties fo:font-size="12pt" style:font-size-asian="12pt" style:font-size-complex="12pt"/>
    </style:style>
    <style:style style:name="Texto_20_comentario_2a_" style:display-name="Texto comentario*" style:family="paragraph" style:parent-style-name="Standard" style:default-outline-level=""/>
    <style:style style:name="Main_20_Title" style:display-name="Main Title" style:family="paragraph" style:parent-style-name="_5f_Normal" style:default-outline-level="">
      <style:paragraph-properties fo:margin-top="0.845cm" fo:margin-bottom="0.106cm" style:contextual-spacing="false"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Standard" style:default-outline-level="" style:class="index">
      <style:text-properties fo:font-weight="bold" style:font-weight-asian="bold" style:font-weight-complex="bold"/>
    </style:style>
    <style:style style:name="Estilo_20_Portada_20__2b__20_Arial_20_Negrita_20_Color_20_personalizado_28_RGB_28_36" style:display-name="Estilo Portada + Arial Negrita Color personalizado(RGB(36" style:family="paragraph" style:default-outline-level="">
      <style:text-properties fo:color="#808080" style:font-name="Arial" fo:font-family="Arial" style:font-family-generic="roman" style:font-pitch="variable" fo:font-weight="bold" style:font-weight-asian="bold" style:font-name-complex="Arial2" style:font-family-complex="Arial" style:font-family-generic-complex="system" style:font-pitch-complex="variable" style:font-weight-complex="bold"/>
    </style:style>
    <style:style style:name="Lista_20_con_20_viñetas_2a_1" style:display-name="Lista con viñetas*1" style:family="paragraph" style:parent-style-name="Standard" style:default-outline-level="">
      <style:paragraph-properties>
        <style:tab-stops>
          <style:tab-stop style:position="0.635cm"/>
        </style:tab-stops>
      </style:paragraph-properties>
    </style:style>
    <style:style style:name="Encabezado_2a_" style:display-name="Encabezado*" style:family="paragraph" style:parent-style-name="Standard"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size-asian="14pt" style:font-name-complex="Liberation Sans2" style:font-family-complex="'Liberation Sans'" style:font-family-generic-complex="system" style:font-pitch-complex="variable" style:font-size-complex="14pt"/>
    </style:style>
    <style:style style:name="Addressee" style:family="paragraph" style:parent-style-name="Standard" style:default-outline-level="" style:class="extra"/>
    <style:style style:name="Cierre_2a_" style:display-name="Cierre*" style:family="paragraph" style:parent-style-name="Standard" style:default-outline-level=""/>
    <style:style style:name="Lista_20_con_20_viñetas_20_2_2a_" style:display-name="Lista con viñetas 2*" style:family="paragraph" style:parent-style-name="Standard" style:default-outline-level="">
      <style:paragraph-properties>
        <style:tab-stops>
          <style:tab-stop style:position="1.131cm"/>
        </style:tab-stops>
      </style:paragraph-properties>
    </style:style>
    <style:style style:name="Footer" style:family="paragraph" style:parent-style-name="_5f_Normal" style:default-outline-level="" style:class="extra">
      <style:paragraph-properties>
        <style:tab-stops>
          <style:tab-stop style:position="7.62cm" style:type="center"/>
          <style:tab-stop style:position="15.24cm" style:type="right"/>
        </style:tab-stops>
      </style:paragraph-properties>
    </style:style>
    <style:style style:name="Lista_20_con_20_números_20_2_2a_1" style:display-name="Lista con números 2*1" style:family="paragraph" style:parent-style-name="Standard" style:default-outline-level="">
      <style:paragraph-properties>
        <style:tab-stops>
          <style:tab-stop style:position="1.131cm"/>
        </style:tab-stops>
      </style:paragraph-properties>
    </style:style>
    <style:style style:name="Lista_20_con_20_números_20_4_2a_" style:display-name="Lista con números 4*" style:family="paragraph" style:parent-style-name="Standard" style:default-outline-level="">
      <style:paragraph-properties>
        <style:tab-stops>
          <style:tab-stop style:position="2.133cm"/>
        </style:tab-stops>
      </style:paragraph-properties>
    </style:style>
    <style:style style:name="Sangría_20_normal_2a_1" style:display-name="Sangría normal*1" style:family="paragraph" style:parent-style-name="Standard" style:default-outline-level=""/>
    <style:style style:name="Texto_20_macro_2a_" style:display-name="Texto macro*" style:family="paragraph" style:default-outline-level="">
      <style:paragraph-properties fo:text-align="start" style:justify-single-word="false" fo:orphans="0" fo:widows="0" style:writing-mode="lr-tb">
        <style:tab-stops>
          <style:tab-stop style:position="0.845cm"/>
          <style:tab-stop style:position="1.693cm"/>
          <style:tab-stop style:position="2.54cm"/>
          <style:tab-stop style:position="3.385cm"/>
          <style:tab-stop style:position="4.233cm"/>
          <style:tab-stop style:position="5.08cm"/>
          <style:tab-stop style:position="5.925cm"/>
          <style:tab-stop style:position="6.773cm"/>
          <style:tab-stop style:position="7.62cm"/>
        </style:tab-stops>
      </style:paragraph-propertie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Epígrafe11" style:family="paragraph" style:parent-style-name="Standard" style:next-style-name="Standard" style:default-outline-level="">
      <style:paragraph-properties fo:margin-top="0.21cm" fo:margin-bottom="0.21cm" style:contextual-spacing="false"/>
      <style:text-properties fo:font-weight="bold" style:font-weight-asian="bold" style:font-weight-complex="bold"/>
    </style:style>
    <style:style style:name="Box_20_List" style:display-name="Box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Firma_20_de_20_correo_20_electrónico_2a_1" style:display-name="Firma de correo electrónico*1" style:family="paragraph" style:parent-style-name="Standard" style:default-outline-level=""/>
    <style:style style:name="guiazul" style:family="paragraph" style:default-outline-level="">
      <style:text-properties fo:color="#0000ff" fo:font-style="italic" style:font-style-asian="italic" style:font-style-complex="italic"/>
    </style:style>
    <style:style style:name="Numbered_20_Heading_20_1" style:display-name="Numbered Heading 1" style:family="paragraph" style:parent-style-name="Heading_20_1"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WW-Índice_20_41" style:display-name="WW-Índice 41"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size-asian="12pt" style:font-name-complex="Courier New2" style:font-family-complex="'Courier New'" style:font-family-generic-complex="system" style:font-pitch-complex="variable" style:font-size-complex="12pt"/>
    </style:style>
    <style:style style:name="Contents_20_7" style:display-name="Contents 7" style:family="paragraph" style:parent-style-name="_5f_Normal" style:next-style-name="Standard" style:default-outline-level="" style:class="index">
      <style:paragraph-properties fo:margin-left="2.115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4.998cm" style:type="center"/>
        </style:tab-stops>
      </style:paragraph-properties>
    </style:style>
    <style:style style:name="Upper_20_Roman_20_List" style:display-name="Upper Roman List" style:family="paragraph" style:parent-style-name="Numbered_20_List" style:default-outline-level=""/>
    <style:style style:name="Contents_20_4" style:display-name="Contents 4" style:family="paragraph" style:parent-style-name="Standard" style:next-style-name="Standard" style:default-outline-level="" style:class="index">
      <style:paragraph-properties fo:margin-left="5.08cm" fo:margin-right="0cm" fo:text-indent="-0.76cm" style:auto-text-indent="false"/>
    </style:style>
    <style:style style:name="Lista_20_con_20_números_20_3_2a_1" style:display-name="Lista con números 3*1" style:family="paragraph" style:parent-style-name="Standard" style:default-outline-level="">
      <style:paragraph-properties>
        <style:tab-stops>
          <style:tab-stop style:position="1.633cm"/>
        </style:tab-stops>
      </style:paragraph-properties>
    </style:style>
    <style:style style:name="Lista_20_con_20_números_20_5_2a_" style:display-name="Lista con números 5*" style:family="paragraph" style:parent-style-name="Standard" style:default-outline-level="">
      <style:paragraph-properties>
        <style:tab-stops>
          <style:tab-stop style:position="2.63cm"/>
        </style:tab-stops>
      </style:paragraph-properties>
    </style:style>
    <style:style style:name="Estilo_20_Portada_20__2b__20_Arial_20_15_20_pt_20_Negrita_20_Color_20_personalizado_28_RGB_28_36" style:display-name="Estilo Portada + Arial 15 pt Negrita Color personalizado(RGB(36" style:family="paragraph" style:default-outline-level="">
      <style:text-properties fo:color="#808080" style:font-name="Arial" fo:font-family="Arial" style:font-family-generic="roman" style:font-pitch="variable" fo:font-size="15pt" fo:font-weight="bold" style:font-size-asian="15pt" style:font-weight-asian="bold" style:font-name-complex="Arial2" style:font-family-complex="Arial" style:font-family-generic-complex="system" style:font-pitch-complex="variable" style:font-size-complex="15pt" style:font-weight-complex="bold"/>
    </style:style>
    <style:style style:name="Sangría_20_3_20_de_20_t._20_independiente_2a_1" style:display-name="Sangría 3 de t. independiente*1" style:family="paragraph" style:parent-style-name="Standard" style:default-outline-level="">
      <style:paragraph-properties fo:margin-top="0cm" fo:margin-bottom="0.212cm" style:contextual-spacing="false"/>
      <style:text-properties fo:font-size="8pt" style:font-size-asian="8pt" style:font-size-complex="8pt"/>
    </style:style>
    <style:style style:name="Signature" style:family="paragraph" style:parent-style-name="Standard" style:default-outline-level="" style:class="text"/>
    <style:style style:name="Titulo_20_1_20_sin_20_numeracion" style:display-name="Titulo 1 sin numeracion" style:family="paragraph" style:parent-style-name="Heading_20_1" style:next-style-name="Standard" style:default-outline-level="">
      <style:paragraph-properties>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WW-Índice_20_51" style:display-name="WW-Índice 51" style:family="paragraph" style:parent-style-name="Standard" style:next-style-name="Standard" style:default-outline-level=""/>
    <style:style style:name="Section_20_Heading" style:display-name="Section Heading" style:family="paragraph" style:parent-style-name="Numbered_20_Heading_20_1" style:next-style-name="Standard" style:default-outline-level="">
      <style:paragraph-properties>
        <style:tab-stops>
          <style:tab-stop style:position="2.794cm"/>
        </style:tab-stops>
      </style:paragraph-properties>
    </style:style>
    <style:style style:name="Lower_20_Case_20_List" style:display-name="Lower Case List" style:family="paragraph" style:parent-style-name="Numbered_20_List" style:default-outline-level=""/>
    <style:style style:name="WW-Índice_20_81" style:display-name="WW-Índice 81" style:family="paragraph" style:parent-style-name="Standard" style:next-style-name="Standard" style:default-outline-level=""/>
    <style:style style:name="Lista_20_con_20_números_20_4_2a_1" style:display-name="Lista con números 4*1" style:family="paragraph" style:parent-style-name="Standard" style:default-outline-level="">
      <style:paragraph-properties>
        <style:tab-stops>
          <style:tab-stop style:position="2.131cm"/>
        </style:tab-stops>
      </style:paragraph-properties>
    </style:style>
    <style:style style:name="_3f_ndice" style:display-name="?ndice" style:family="paragraph" style:parent-style-name="Standard" style:default-outline-level=""/>
    <style:style style:name="Contents_20_10" style:display-name="Contents 10" style:family="paragraph" style:parent-style-name="Index" style:default-outline-level="" style:class="index">
      <style:paragraph-properties>
        <style:tab-stops>
          <style:tab-stop style:position="12.506cm" style:type="right"/>
        </style:tab-stops>
      </style:paragraph-properties>
    </style:style>
    <style:style style:name="Continuar_20_lista_20_5_2a_" style:display-name="Continuar lista 5*" style:family="paragraph" style:parent-style-name="Standard" style:default-outline-level="">
      <style:paragraph-properties fo:margin-top="0cm" fo:margin-bottom="0.212cm" style:contextual-spacing="false"/>
    </style:style>
    <style:style style:name="Dashed_20_List" style:display-name="Dashe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exto_20_de_20_bloque_2a_" style:display-name="Texto de bloque*" style:family="paragraph" style:parent-style-name="Standard" style:default-outline-level="">
      <style:paragraph-properties fo:margin-top="0cm" fo:margin-bottom="0.212cm" style:contextual-spacing="false"/>
    </style:style>
    <style:style style:name="Texto_20_con_20_sangría11" style:display-name="Texto con sangría11" style:family="paragraph" style:parent-style-name="Standard" style:next-style-name="Standard" style:default-outline-level=""/>
    <style:style style:name="Diamond_20_List" style:display-name="Diamond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a_20_con_20_viñetas_20_2_2a_1" style:display-name="Lista con viñetas 2*1" style:family="paragraph" style:parent-style-name="Standard" style:default-outline-level="">
      <style:paragraph-properties>
        <style:tab-stops>
          <style:tab-stop style:position="1.132cm"/>
        </style:tab-stops>
      </style:paragraph-properties>
    </style:style>
    <style:style style:name="Sender" style:family="paragraph" style:parent-style-name="Standard" style:default-outline-level="" style:class="extra"/>
    <style:style style:name="Document_20_Map" style:display-name="Document Map" style:family="paragraph" style:parent-style-name="_5f_Normal"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a_20_con_20_viñetas_20_3_2a_" style:display-name="Lista con viñetas 3*" style:family="paragraph" style:parent-style-name="Standard" style:default-outline-level="">
      <style:paragraph-properties>
        <style:tab-stops>
          <style:tab-stop style:position="1.633cm"/>
        </style:tab-stops>
      </style:paragraph-properties>
    </style:style>
    <style:style style:name="Normal_20_Indent" style:display-name="Normal Indent" style:family="paragraph" style:parent-style-name="_5f_Normal" style:default-outline-level="">
      <style:paragraph-properties fo:margin-left="1.588cm" fo:margin-right="0cm" fo:text-indent="-1.588cm" style:auto-text-indent="false"/>
    </style:style>
    <style:style style:name="Lista_20_con_20_números_20_5_2a_1" style:display-name="Lista con números 5*1" style:family="paragraph" style:parent-style-name="Standard" style:default-outline-level="">
      <style:paragraph-properties>
        <style:tab-stops>
          <style:tab-stop style:position="2.63cm"/>
        </style:tab-stops>
      </style:paragraph-properties>
    </style:style>
    <style:style style:name="Lista_20_con_20_viñetas_20_3_2a_1" style:display-name="Lista con viñetas 3*1" style:family="paragraph" style:parent-style-name="Standard" style:default-outline-level="">
      <style:paragraph-properties>
        <style:tab-stops>
          <style:tab-stop style:position="1.633cm"/>
        </style:tab-stops>
      </style:paragraph-properties>
    </style:style>
    <style:style style:name="Normal_20_indentado_20_4" style:display-name="Normal indentado 4" style:family="paragraph" style:parent-style-name="Standard" style:default-outline-level=""/>
    <style:style style:name="Índicel_20_10" style:display-name="Índicel 10" style:family="paragraph" style:parent-style-name="Index" style:default-outline-level="">
      <style:paragraph-properties>
        <style:tab-stops>
          <style:tab-stop style:position="12.506cm" style:type="right"/>
        </style:tab-stops>
      </style:paragraph-properties>
    </style:style>
    <style:style style:name="Triangle_20_List" style:display-name="Triangle List" style:family="paragraph" style:default-outline-level="">
      <style:paragraph-properties fo:margin-left="1.27cm" fo:margin-right="0cm"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WW-Índice_20_61" style:display-name="WW-Índice 61" style:family="paragraph" style:parent-style-name="Standard" style:next-style-name="Standard" style:default-outline-level=""/>
    <style:style style:name="WW-Índice_20_71" style:display-name="WW-Índice 71" style:family="paragraph" style:parent-style-name="Standard" style:next-style-name="Standard" style:default-outline-level=""/>
    <style:style style:name="Normal_20_indentado_20_5" style:display-name="Normal indentado 5" style:family="paragraph" style:parent-style-name="Normal_20_indentado_20_4" style:default-outline-level=""/>
    <style:style style:name="WW-Índice_20_91" style:display-name="WW-Índice 91" style:family="paragraph" style:parent-style-name="Standard" style:next-style-name="Standard" style:default-outline-level=""/>
    <style:style style:name="Index_20_1" style:display-name="Index 1" style:family="paragraph" style:parent-style-name="Standard" style:next-style-name="Standard" style:default-outline-level="" style:class="index"/>
    <style:style style:name="Index_20_2" style:display-name="Index 2" style:family="paragraph" style:parent-style-name="Standard" style:next-style-name="Standard" style:default-outline-level="" style:class="index"/>
    <style:style style:name="Index_20_3" style:display-name="Index 3" style:family="paragraph" style:parent-style-name="Standard" style:next-style-name="Standard" style:default-outline-level="" style:class="index"/>
    <style:style style:name="footnote_20_text" style:display-name="footnote text" style:family="paragraph" style:parent-style-name="_5f_Normal" style:default-outline-level="">
      <style:paragraph-properties fo:margin-left="0.635cm" fo:margin-right="0cm" fo:margin-top="0.071cm" fo:margin-bottom="0.071cm" style:contextual-spacing="false" fo:text-indent="-0.635cm" style:auto-text-indent="false"/>
      <style:text-properties style:font-name="Helvetica" fo:font-family="Helvetica" style:font-family-generic="roman" style:font-pitch="variable" fo:font-size="8pt" style:font-size-asian="8pt" style:font-name-complex="Helvetica1" style:font-family-complex="Helvetica" style:font-family-generic-complex="system" style:font-pitch-complex="variable" style:font-size-complex="8pt"/>
    </style:style>
    <style:style style:name="Normal_20_indentado_20_2" style:display-name="Normal indentado 2" style:family="paragraph" style:parent-style-name="Standard" style:default-outline-level=""/>
    <style:style style:name="Text_20_body_20_indent" style:display-name="Text body indent" style:family="paragraph" style:parent-style-name="_5f_Normal" style:default-outline-level="" style:class="text">
      <style:paragraph-properties fo:margin-left="1.27cm" fo:margin-right="0cm" fo:text-indent="0cm" style:auto-text-indent="false"/>
    </style:style>
    <style:style style:name="Portada" style:family="paragraph" style:parent-style-name="Standard" style:default-outline-level="">
      <style:text-properties style:font-name="Zurich XBlk BT" fo:font-family="'Zurich XBlk BT'" style:font-family-generic="roman" style:font-pitch="variable" fo:font-size="11pt" style:font-size-asian="11pt" style:font-name-complex="Zurich XBlk BT1" style:font-family-complex="'Zurich XBlk BT'" style:font-family-generic-complex="system" style:font-pitch-complex="variable" style:font-size-complex="11pt"/>
    </style:style>
    <style:style style:name="Párrafo_20_de_20_lista1" style:display-name="Párrafo de lista1" style:family="paragraph" style:parent-style-name="_5f_Normal" style:default-outline-level="">
      <style:paragraph-properties fo:margin-left="1.27cm" fo:margin-right="0cm" fo:text-indent="0cm" style:auto-text-indent="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Normal_20__28_Web_29_" style:display-name="Normal (Web)" style:family="paragraph" style:parent-style-name="Standard" style:default-outline-level=""/>
    <style:style style:name="Paragraph2" style:family="paragraph" style:parent-style-name="_5f_Normal" style:default-outline-level="">
      <style:paragraph-properties fo:margin-left="1.27cm" fo:margin-right="0cm" fo:margin-top="0.141cm" fo:margin-bottom="0cm" style:contextual-spacing="false" fo:text-align="justify" style:justify-single-word="false" fo:text-indent="0cm" style:auto-text-indent="false"/>
    </style:style>
    <style:style style:name="Normal_20_indentado_20_1" style:display-name="Normal indentado 1" style:family="paragraph" style:parent-style-name="Standard" style:default-outline-level=""/>
    <style:style style:name="Body" style:family="paragraph" style:parent-style-name="_5f_Normal" style:default-outline-level="">
      <style:paragraph-properties fo:margin-top="0.21cm" fo:margin-bottom="0cm" style:contextual-spacing="false" fo:text-align="justify" style:justify-single-word="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Normal_20_indentado_20_3" style:display-name="Normal indentado 3" style:family="paragraph" style:parent-style-name="Standard" style:default-outline-level=""/>
    <style:style style:name="Paragraph1" style:family="paragraph" style:parent-style-name="_5f_Normal" style:default-outline-level="">
      <style:paragraph-properties fo:margin-top="0.141cm" fo:margin-bottom="0cm" style:contextual-spacing="false" fo:text-align="justify" style:justify-single-word="false"/>
    </style:style>
    <style:style style:name="Lista_20_con_20_viñetas_20_4_2a_1" style:display-name="Lista con viñetas 4*1" style:family="paragraph" style:parent-style-name="Standard" style:default-outline-level="">
      <style:paragraph-properties>
        <style:tab-stops>
          <style:tab-stop style:position="2.131cm"/>
        </style:tab-stops>
      </style:paragraph-properties>
    </style:style>
    <style:style style:name="Paragraph3" style:family="paragraph" style:parent-style-name="_5f_Normal" style:default-outline-level="">
      <style:paragraph-properties fo:margin-left="2.699cm" fo:margin-right="0cm" fo:margin-top="0.141cm" fo:margin-bottom="0cm" style:contextual-spacing="false" fo:text-align="justify" style:justify-single-word="false" fo:text-indent="0cm" style:auto-text-indent="false"/>
    </style:style>
    <style:style style:name="Paragraph4" style:family="paragraph" style:parent-style-name="_5f_Normal" style:default-outline-level="">
      <style:paragraph-properties fo:margin-left="3.969cm" fo:margin-right="0cm" fo:margin-top="0.141cm" fo:margin-bottom="0cm" style:contextual-spacing="false" fo:text-align="justify" style:justify-single-word="false" fo:text-indent="0cm" style:auto-text-indent="false"/>
    </style:style>
    <style:style style:name="Comment" style:family="paragraph" style:parent-style-name="Standard" style:default-outline-level="">
      <style:paragraph-properties fo:margin-top="0cm" fo:margin-bottom="0.212cm" style:contextual-spacing="false" fo:line-height="100%" style:punctuation-wrap="hanging" style:vertical-align="baseline"/>
      <style:text-properties fo:color="#00008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dnote_20_anchor" style:display-name="Endnote anchor" style:family="text">
      <style:text-properties style:text-position="super 58%" fo:font-size="10pt" style:font-size-asian="10pt"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FollowedHyperlink"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Footnote_20_anchor" style:display-name="Footnote anchor" style:family="text">
      <style:text-properties style:text-position="super 58%" fo:font-size="10pt" style:font-size-asian="10pt" style:font-size-complex="10pt"/>
    </style:style>
    <style:style style:name="Texto_20_independiente_20_2_20_Car" style:display-name="Texto independiente 2 Car" style:family="text" style:parent-style-name="Default_20_Paragraph_20_Font"/>
    <style:style style:name="Título_20_5_20_Car" style:display-name="Título 5 C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Título_20_8_20_Car" style:display-name="Título 8 Car" style:family="text" style:parent-style-name="Default_20_Paragraph_20_Font">
      <style:text-properties fo:font-size="12pt" fo:font-style="italic" style:font-size-asian="12pt" style:font-style-asian="italic" style:font-size-complex="12pt" style:font-style-complex="italic"/>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ítulo_20_4_20_Car" style:display-name="Título 4 Car" style:family="text" style:parent-style-name="Default_20_Paragraph_20_Font">
      <style:text-properties fo:font-size="14pt" fo:font-weight="bold" style:font-size-asian="14pt" style:font-weight-asian="bold" style:font-size-complex="14pt" style:font-weight-complex="bold"/>
    </style:style>
    <style:style style:name="Firma_20_Car" style:display-name="Firma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Título_20_6_20_Car" style:display-name="Título 6 Car" style:family="text" style:parent-style-name="Default_20_Paragraph_20_Font">
      <style:text-properties fo:font-weight="bold" style:font-weight-asian="bold" style:font-weight-complex="bold"/>
    </style:style>
    <style:style style:name="Título_20_7_20_Car" style:display-name="Título 7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80"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9_20_Car" style:display-name="Título 9 Car" style:family="text" style:parent-style-name="Default_20_Paragraph_20_Font">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fo:font-size="10pt" style:font-size-asian="10pt" style:font-size-complex="10pt"/>
    </style:style>
    <style:style style:name="Texto_20_nota_20_pie_20_Car" style:display-name="Texto nota pie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0a"/>
    </style:style>
    <style:style style:name="ListLabel_20_3" style:display-name="ListLabel 3" style:family="text">
      <style:text-properties style:font-name-complex="Courier New2" style:font-family-complex="'Courier New'" style:font-family-generic-complex="system" style:font-pitch-complex="variable"/>
    </style:style>
    <style:style style:name="apple-style-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5" style:family="table">
      <style:table-properties style:width="15.589cm" fo:margin-left="-0.009cm" fo:margin-top="0cm" fo:margin-bottom="0cm" table:align="left" style:writing-mode="lr-tb"/>
    </style:style>
    <style:style style:name="Tabla5.A" style:family="table-column">
      <style:table-column-properties style:column-width="5.237cm"/>
    </style:style>
    <style:style style:name="Tabla5.B" style:family="table-column">
      <style:table-column-properties style:column-width="5.173cm"/>
    </style:style>
    <style:style style:name="Tabla5.C" style:family="table-column">
      <style:table-column-properties style:column-width="5.179cm"/>
    </style:style>
    <style:style style:name="Tabla5.1" style:family="table-row">
      <style:table-row-properties fo:keep-together="auto"/>
    </style:style>
    <style:style style:name="Tabla5.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6" style:family="table">
      <style:table-properties style:width="15.589cm" fo:margin-left="-0.009cm" fo:margin-top="0cm" fo:margin-bottom="0cm" table:align="left" style:writing-mode="lr-tb"/>
    </style:style>
    <style:style style:name="Tabla6.A" style:family="table-column">
      <style:table-column-properties style:column-width="5.237cm"/>
    </style:style>
    <style:style style:name="Tabla6.B" style:family="table-column">
      <style:table-column-properties style:column-width="5.173cm"/>
    </style:style>
    <style:style style:name="Tabla6.C" style:family="table-column">
      <style:table-column-properties style:column-width="5.179cm"/>
    </style:style>
    <style:style style:name="Tabla6.1" style:family="table-row">
      <style:table-row-properties fo:keep-together="auto"/>
    </style:style>
    <style:style style:name="Tabla6.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7" style:family="table">
      <style:table-properties style:width="17.575cm" fo:margin-left="-0.009cm" fo:margin-top="0cm" fo:margin-bottom="0cm" table:align="left" style:writing-mode="lr-tb"/>
    </style:style>
    <style:style style:name="Tabla7.A" style:family="table-column">
      <style:table-column-properties style:column-width="5.898cm"/>
    </style:style>
    <style:style style:name="Tabla7.B" style:family="table-column">
      <style:table-column-properties style:column-width="5.837cm"/>
    </style:style>
    <style:style style:name="Tabla7.C" style:family="table-column">
      <style:table-column-properties style:column-width="5.84cm"/>
    </style:style>
    <style:style style:name="Tabla7.1" style:family="table-row">
      <style:table-row-properties fo:keep-together="auto"/>
    </style:style>
    <style:style style:name="Tabla7.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9" style:family="table">
      <style:table-properties style:width="16.508cm" fo:margin-left="-0.009cm" fo:margin-top="0cm" fo:margin-bottom="0cm" table:align="left" style:writing-mode="lr-tb"/>
    </style:style>
    <style:style style:name="Tabla9.A" style:family="table-column">
      <style:table-column-properties style:column-width="5.542cm"/>
    </style:style>
    <style:style style:name="Tabla9.B" style:family="table-column">
      <style:table-column-properties style:column-width="5.48cm"/>
    </style:style>
    <style:style style:name="Tabla9.C" style:family="table-column">
      <style:table-column-properties style:column-width="5.486cm"/>
    </style:style>
    <style:style style:name="Tabla9.1" style:family="table-row">
      <style:table-row-properties fo:keep-together="auto"/>
    </style:style>
    <style:style style:name="Tabla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19" style:family="table">
      <style:table-properties style:width="17.575cm" fo:margin-left="-0.009cm" fo:margin-top="0cm" fo:margin-bottom="0cm" table:align="left" style:writing-mode="lr-tb"/>
    </style:style>
    <style:style style:name="Tabla19.A" style:family="table-column">
      <style:table-column-properties style:column-width="5.898cm"/>
    </style:style>
    <style:style style:name="Tabla19.B" style:family="table-column">
      <style:table-column-properties style:column-width="5.837cm"/>
    </style:style>
    <style:style style:name="Tabla19.C" style:family="table-column">
      <style:table-column-properties style:column-width="5.84cm"/>
    </style:style>
    <style:style style:name="Tabla19.1" style:family="table-row">
      <style:table-row-properties fo:keep-together="auto"/>
    </style:style>
    <style:style style:name="Tabla1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20" style:family="table">
      <style:table-properties style:width="17.575cm" fo:margin-left="-0.009cm" fo:margin-top="0cm" fo:margin-bottom="0cm" table:align="left" style:writing-mode="lr-tb"/>
    </style:style>
    <style:style style:name="Tabla20.A" style:family="table-column">
      <style:table-column-properties style:column-width="5.897cm"/>
    </style:style>
    <style:style style:name="Tabla20.B" style:family="table-column">
      <style:table-column-properties style:column-width="5.837cm"/>
    </style:style>
    <style:style style:name="Tabla20.C" style:family="table-column">
      <style:table-column-properties style:column-width="5.842cm"/>
    </style:style>
    <style:style style:name="Tabla20.1" style:family="table-row">
      <style:table-row-properties fo:keep-together="auto"/>
    </style:style>
    <style:style style:name="Tabla20.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21" style:family="table">
      <style:table-properties style:width="15.282cm" fo:margin-left="-0.122cm" fo:margin-top="0cm" fo:margin-bottom="0cm" table:align="left" style:writing-mode="lr-tb"/>
    </style:style>
    <style:style style:name="Tabla21.A" style:family="table-column">
      <style:table-column-properties style:column-width="3.468cm"/>
    </style:style>
    <style:style style:name="Tabla21.B" style:family="table-column">
      <style:table-column-properties style:column-width="9.072cm"/>
    </style:style>
    <style:style style:name="Tabla21.C" style:family="table-column">
      <style:table-column-properties style:column-width="2.743cm"/>
    </style:style>
    <style:style style:name="Tabla21.1" style:family="table-row">
      <style:table-row-properties fo:keep-together="auto"/>
    </style:style>
    <style:style style:name="Tabla21.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Tabla22" style:family="table">
      <style:table-properties style:width="15.282cm" fo:margin-left="-0.122cm" fo:margin-top="0cm" fo:margin-bottom="0cm" table:align="left" style:writing-mode="lr-tb"/>
    </style:style>
    <style:style style:name="Tabla22.A" style:family="table-column">
      <style:table-column-properties style:column-width="3.468cm"/>
    </style:style>
    <style:style style:name="Tabla22.B" style:family="table-column">
      <style:table-column-properties style:column-width="0.288cm"/>
    </style:style>
    <style:style style:name="Tabla22.C" style:family="table-column">
      <style:table-column-properties style:column-width="11.527cm"/>
    </style:style>
    <style:style style:name="Tabla22.1" style:family="table-row">
      <style:table-row-properties fo:keep-together="auto"/>
    </style:style>
    <style:style style:name="Tabla22.A1" style:family="table-cell">
      <style:table-cell-properties fo:background-color="#ffffff" fo:padding-left="0.018cm" fo:padding-right="0.018cm" fo:padding-top="0cm" fo:padding-bottom="0cm" fo:border-left="0.25pt solid #000001" fo:border-right="0.25pt solid #000001" fo:border-top="0.5pt solid #000001" fo:border-bottom="0.25pt solid #000001">
        <style:background-image/>
      </style:table-cell-properties>
    </style:style>
    <style:style style:name="Tabla23" style:family="table">
      <style:table-properties style:width="15.282cm" fo:margin-left="-0.122cm" fo:margin-top="0cm" fo:margin-bottom="0cm" table:align="left" style:writing-mode="lr-tb"/>
    </style:style>
    <style:style style:name="Tabla23.A" style:family="table-column">
      <style:table-column-properties style:column-width="3.468cm"/>
    </style:style>
    <style:style style:name="Tabla23.B" style:family="table-column">
      <style:table-column-properties style:column-width="9.072cm"/>
    </style:style>
    <style:style style:name="Tabla23.C" style:family="table-column">
      <style:table-column-properties style:column-width="2.743cm"/>
    </style:style>
    <style:style style:name="Tabla23.1" style:family="table-row">
      <style:table-row-properties fo:keep-together="auto"/>
    </style:style>
    <style:style style:name="Tabla23.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MP1" style:family="paragraph" style:parent-style-name="Header">
      <style:paragraph-properties fo:text-align="end" style:justify-single-word="false" fo:orphans="2" fo:widows="2"/>
      <style:text-properties fo:font-size="12pt" fo:language="es" fo:country="AR" style:font-size-asian="12pt" style:font-size-complex="12pt"/>
    </style:style>
    <style:style style:name="MP2"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name-complex="F" style:font-size-complex="12pt"/>
    </style:style>
    <style:style style:name="M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name-complex="F" style:font-size-complex="12pt"/>
    </style:style>
    <style:style style:name="MP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name-complex="F" style:font-size-complex="12pt"/>
    </style:style>
    <style:style style:name="MP5"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name-complex="F" style:font-size-complex="12pt"/>
    </style:style>
    <style:style style:name="MP6"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7" style:family="paragraph" style:parent-style-name="Standard">
      <style:paragraph-properties fo:orphans="2" fo:widows="2"/>
      <style:text-properties fo:font-size="12pt" fo:language="es" fo:country="AR" style:font-size-asian="12pt" style:font-size-complex="12pt"/>
    </style:style>
    <style:style style:name="MP8" style:family="paragraph" style:parent-style-name="Standard">
      <style:paragraph-properties fo:orphans="2" fo:widows="2"/>
      <style:text-properties fo:font-size="12pt" fo:language="es" fo:country="AR" style:font-size-asian="12pt" style:font-name-complex="F" style:font-size-complex="12pt"/>
    </style:style>
    <style:style style:name="MP9"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10"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style>
    <style:style style:name="MP11"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MP12" style:family="paragraph" style:parent-style-name="Standard">
      <style:paragraph-properties fo:orphans="2" fo:widows="2"/>
      <style:text-properties fo:language="es" fo:country="AR" style:font-size-complex="12pt"/>
    </style:style>
    <style:style style:name="MP13" style:family="paragraph" style:parent-style-name="Standard">
      <style:paragraph-properties fo:orphans="2" fo:widows="2"/>
      <style:text-properties fo:language="es" fo:country="AR"/>
    </style:style>
    <style:style style:name="MT1" style:family="text">
      <style:text-properties fo:color="#000080" fo:font-weight="bold" style:font-weight-asian="bold" style:font-name-complex="F" style:font-size-complex="12pt"/>
    </style:style>
    <style:style style:name="MT2" style:family="text">
      <style:text-properties fo:color="#000080" style:font-name-complex="F" style:font-size-complex="12pt"/>
    </style:style>
    <style:style style:name="MT3" style:family="text">
      <style:text-properties fo:font-size="8pt" style:font-size-asian="8pt" style:font-name-complex="F" style:font-size-complex="12pt"/>
    </style:style>
    <style:style style:name="MT4" style:family="text">
      <style:text-properties fo:color="#000080" fo:font-size="8pt" style:font-size-asian="8pt" style:font-name-complex="F" style:font-size-complex="12pt"/>
    </style:style>
    <style:page-layout style:name="Mpm1">
      <style:page-layout-properties fo:page-width="21.59cm" fo:page-height="27.94cm" style:num-format="1" style:print-orientation="portrait" fo:margin-top="2.498cm" fo:margin-bottom="2.905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49cm" fo:margin-bottom="1.251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7cm" fo:margin-left="0cm" fo:margin-right="0cm" fo:margin-top="1.14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1.88cm" fo:margin-left="0cm" fo:margin-right="0cm" fo:margin-top="1.78cm" style:dynamic-spacing="true"/>
      </style:footer-style>
    </style:page-layout>
    <style:page-layout style:name="Mpm5">
      <style:page-layout-properties fo:page-width="21.59cm" fo:page-height="27.94cm" style:num-format="1" style:print-orientation="portrait" fo:margin-top="0cm" fo:margin-bottom="0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6">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page-layout style:name="Mpm7">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2.402cm" fo:margin-left="0cm" fo:margin-right="0cm" fo:margin-top="2.302cm" style:dynamic-spacing="true"/>
      </style:footer-style>
    </style:page-layout>
    <style:page-layout style:name="Mpm8">
      <style:page-layout-properties fo:page-width="21.59cm" fo:page-height="27.94cm" style:num-format="1" style:print-orientation="portrait" fo:margin-top="1.251cm" fo:margin-bottom="1.251cm" fo:margin-left="1.012cm" fo:margin-right="2.999cm" style:writing-mode="lr-tb" style:layout-grid-color="#c0c0c0" style:layout-grid-lines="2278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655cm" fo:margin-left="0cm" fo:margin-right="0cm" fo:margin-bottom="2.554cm" style:dynamic-spacing="true"/>
      </style:header-style>
      <style:footer-style>
        <style:header-footer-properties fo:min-height="2.574cm" fo:margin-left="0cm" fo:margin-right="0cm" fo:margin-top="2.473cm" style:dynamic-spacing="true"/>
      </style:footer-style>
    </style:page-layout>
  </office:automatic-styles>
  <office:master-styles>
    <style:master-page style:name="Standard" style:page-layout-name="Mpm1"/>
    <style:master-page style:name="Converted1" style:page-layout-name="Mpm2">
      <style:header>
        <text:p text:style-name="MP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
            </table:table-cell>
            <table:table-cell table:style-name="Tabla5.A1" office:value-type="string">
              <text:p text:style-name="MP3"/>
              <text:p text:style-name="MP2"/>
            </table:table-cell>
            <table:table-cell table:style-name="Tabla5.A1" office:value-type="string">
              <text:p text:style-name="MP4"/>
              <text:p text:style-name="MP5"/>
            </table:table-cell>
          </table:table-row>
        </table:table>
        <text:p text:style-name="MP6"/>
      </style:header>
      <style:footer>
        <text:p text:style-name="MP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5"/>
            </table:table-cell>
            <table:table-cell table:style-name="Tabla6.A1" office:value-type="string">
              <text:p text:style-name="MP8"/>
            </table:table-cell>
            <table:table-cell table:style-name="Tabla6.A1" office:value-type="string">
              <text:p text:style-name="MP5"/>
            </table:table-cell>
          </table:table-row>
        </table:table>
        <text:p text:style-name="MP9"/>
      </style:footer>
    </style:master-page>
    <style:master-page style:name="Converted2" style:page-layout-name="Mpm3"/>
    <style:master-page style:name="Converted3" style:page-layout-name="Mpm4">
      <style:header>
        <text:p text:style-name="MP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A1" office:value-type="string">
              <text:p text:style-name="MP3"/>
              <text:p text:style-name="MP2"/>
            </table:table-cell>
            <table:table-cell table:style-name="Tabla7.A1" office:value-type="string">
              <text:p text:style-name="MP4"/>
              <text:p text:style-name="MP5"/>
            </table:table-cell>
          </table:table-row>
        </table:table>
        <text:p text:style-name="MP6"/>
      </style:header>
      <style:footer>
        <text:p text:style-name="MP7"/>
        <text:p text:style-name="MP9"/>
      </style:footer>
    </style:master-page>
    <style:master-page style:name="Converted4" style:page-layout-name="Mpm5">
      <style:header>
        <text:p text:style-name="MP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A1" office:value-type="string">
              <text:p text:style-name="MP3"/>
              <text:p text:style-name="MP2"/>
            </table:table-cell>
            <table:table-cell table:style-name="Tabla9.A1" office:value-type="string">
              <text:p text:style-name="MP4"/>
              <text:p text:style-name="MP5"/>
            </table:table-cell>
          </table:table-row>
        </table:table>
        <text:p text:style-name="MP6"/>
      </style:header>
      <style:footer>
        <text:p text:style-name="MP7"/>
        <text:p text:style-name="MP9"/>
      </style:footer>
    </style:master-page>
    <style:master-page style:name="Converted5" style:page-layout-name="Mpm6">
      <style:header>
        <text:p text:style-name="MP1"/>
        <text:p text:style-name="MP6"/>
      </style:header>
      <style:footer>
        <text:p text:style-name="MP7"/>
        <text:p text:style-name="MP9"/>
      </style:footer>
    </style:master-page>
    <style:master-page style:name="Converted6" style:page-layout-name="Mpm7">
      <style:header>
        <text:p text:style-name="MP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
            </table:table-cell>
            <table:table-cell table:style-name="Tabla19.A1" office:value-type="string">
              <text:p text:style-name="MP3"/>
              <text:p text:style-name="MP2"/>
            </table:table-cell>
            <table:table-cell table:style-name="Tabla19.A1" office:value-type="string">
              <text:p text:style-name="MP4"/>
              <text:p text:style-name="MP5"/>
            </table:table-cell>
          </table:table-row>
        </table:table>
        <text:p text:style-name="MP6"/>
      </style:header>
      <style:footer>
        <text:p text:style-name="MP7"/>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MP5"/>
            </table:table-cell>
            <table:table-cell table:style-name="Tabla20.A1" office:value-type="string">
              <text:p text:style-name="MP8"/>
            </table:table-cell>
            <table:table-cell table:style-name="Tabla20.A1" office:value-type="string">
              <text:p text:style-name="MP5"/>
            </table:table-cell>
          </table:table-row>
        </table:table>
        <text:p text:style-name="MP9"/>
      </style:footer>
    </style:master-page>
    <style:master-page style:name="Converted7" style:page-layout-name="Mpm6">
      <style:header>
        <text:p text:style-name="MP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MP2"/>
            </table:table-cell>
            <table:table-cell table:style-name="Tabla21.A1" office:value-type="string">
              <text:p text:style-name="MP10"><text:span text:style-name="MT1">[Nombre del proyecto]</text:span></text:p>
              <text:p text:style-name="MP10"><text:span text:style-name="MT1">Especificación de requisitos de software</text:span></text:p>
            </table:table-cell>
            <table:table-cell table:style-name="Tabla21.A1" office:value-type="string">
              <text:p text:style-name="MP11"><text:span text:style-name="MT2">Rev. [99.99]</text:span></text:p>
              <text:p text:style-name="MP11"><text:span text:style-name="MT2">Pág. </text:span><text:span text:style-name="MT2"><text:page-number text:select-page="current">18</text:page-number></text:span></text:p>
            </table:table-cell>
          </table:table-row>
        </table:table>
        <text:p text:style-name="MP1"/>
        <text:p text:style-name="MP6"/>
        <text:p text:style-name="MP12"/>
      </style:header>
      <style:footer>
        <text:p text:style-name="MP7"/>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MP5"/>
            </table:table-cell>
            <table:table-cell table:style-name="Tabla22.A1" office:value-type="string">
              <text:p text:style-name="MP13"><text:span text:style-name="MT3"><text:line-break/></text:span></text:p>
            </table:table-cell>
            <table:table-cell table:style-name="Tabla22.A1" office:value-type="string">
              <text:p text:style-name="MP11"><text:span text:style-name="MT4">Descripción de requisitos del sofware</text:span></text:p>
            </table:table-cell>
          </table:table-row>
        </table:table>
        <text:p text:style-name="MP7"/>
        <text:p text:style-name="MP9"/>
        <text:p text:style-name="MP12"/>
      </style:footer>
    </style:master-page>
    <style:master-page style:name="Converted8" style:page-layout-name="Mpm8">
      <style:header>
        <text:p text:style-name="MP1"/>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2"/>
            </table:table-cell>
            <table:table-cell table:style-name="Tabla23.A1" office:value-type="string">
              <text:p text:style-name="MP10"><text:span text:style-name="MT1">[Nombre del proyecto]</text:span></text:p>
              <text:p text:style-name="MP10"><text:span text:style-name="MT1">Especificación de requisitos de software</text:span></text:p>
            </table:table-cell>
            <table:table-cell table:style-name="Tabla23.A1" office:value-type="string">
              <text:p text:style-name="MP11"><text:span text:style-name="MT2">Rev. [99.99]</text:span></text:p>
              <text:p text:style-name="MP11"><text:span text:style-name="MT2">Pág. </text:span><text:span text:style-name="MT2"><text:page-number text:select-page="current">19</text:page-number></text:span></text:p>
            </table:table-cell>
          </table:table-row>
        </table:table>
        <text:p text:style-name="MP1"/>
        <text:p text:style-name="MP6"/>
        <text:p text:style-name="MP12"/>
      </style:header>
      <style:footer>
        <text:p text:style-name="MP7"/>
        <text:p text:style-name="MP7"/>
        <text:p text:style-name="MP9"/>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editing-cycles>26</meta:editing-cycles>
    <meta:creation-date>2014-05-05T02:53:00</meta:creation-date>
    <dc:date>2014-05-05T04:30:15.250000000</dc:date>
    <meta:editing-duration>PT2H13M29S</meta:editing-duration>
    <meta:generator>LibreOffice/4.2.3.3$Windows_x86 LibreOffice_project/882f8a0a489bc99a9e60c7905a60226254cb6ff0</meta:generator>
    <meta:document-statistic meta:table-count="23" meta:image-count="0" meta:object-count="0" meta:page-count="18" meta:paragraph-count="507" meta:word-count="4111" meta:character-count="26583" meta:non-whitespace-character-count="229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